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4f588a" officeooo:paragraph-rsid="0006b69b"/>
    </style:style>
    <style:style style:name="P2" style:family="paragraph" style:parent-style-name="Standard">
      <style:text-properties fo:language="de" fo:country="DE" officeooo:rsid="0050d08e" officeooo:paragraph-rsid="0006b69b"/>
    </style:style>
    <style:style style:name="P3" style:family="paragraph" style:parent-style-name="Standard">
      <style:text-properties fo:language="de" fo:country="DE" officeooo:rsid="0050d08e" officeooo:paragraph-rsid="00324750"/>
    </style:style>
    <style:style style:name="P4" style:family="paragraph" style:parent-style-name="Standard">
      <style:text-properties fo:language="de" fo:country="DE" officeooo:rsid="0051ec9b" officeooo:paragraph-rsid="0006b69b"/>
    </style:style>
    <style:style style:name="P5" style:family="paragraph" style:parent-style-name="Standard">
      <style:text-properties fo:language="de" fo:country="DE" officeooo:rsid="0051ec9b" officeooo:paragraph-rsid="0033bdfd"/>
    </style:style>
    <style:style style:name="P6" style:family="paragraph" style:parent-style-name="Standard">
      <style:text-properties fo:language="de" fo:country="DE" officeooo:rsid="00523c4c" officeooo:paragraph-rsid="0006b69b"/>
    </style:style>
    <style:style style:name="P7" style:family="paragraph" style:parent-style-name="Standard">
      <style:text-properties fo:language="de" fo:country="DE" officeooo:rsid="00523c4c" officeooo:paragraph-rsid="0033bdfd"/>
    </style:style>
    <style:style style:name="P8" style:family="paragraph" style:parent-style-name="Standard">
      <style:text-properties fo:language="de" fo:country="DE" officeooo:rsid="00537f98" officeooo:paragraph-rsid="0006b69b"/>
    </style:style>
    <style:style style:name="P9" style:family="paragraph" style:parent-style-name="Standard">
      <style:text-properties fo:language="de" fo:country="DE" officeooo:rsid="0054ec98" officeooo:paragraph-rsid="0006b69b"/>
    </style:style>
    <style:style style:name="P10" style:family="paragraph" style:parent-style-name="Standard">
      <style:text-properties fo:language="de" fo:country="DE" officeooo:rsid="005873bb" officeooo:paragraph-rsid="0006b69b"/>
    </style:style>
    <style:style style:name="P11" style:family="paragraph" style:parent-style-name="Standard">
      <style:text-properties fo:language="de" fo:country="DE" officeooo:rsid="005919a1" officeooo:paragraph-rsid="0006b69b"/>
    </style:style>
    <style:style style:name="P12" style:family="paragraph" style:parent-style-name="Standard">
      <style:text-properties fo:language="de" fo:country="DE" officeooo:rsid="005919a1" officeooo:paragraph-rsid="0009f151"/>
    </style:style>
    <style:style style:name="P13" style:family="paragraph" style:parent-style-name="Standard">
      <style:text-properties fo:language="de" fo:country="DE" officeooo:rsid="0006b69b" officeooo:paragraph-rsid="0006b69b"/>
    </style:style>
    <style:style style:name="P14" style:family="paragraph" style:parent-style-name="Standard">
      <style:text-properties fo:language="de" fo:country="DE" officeooo:rsid="0006b69b" officeooo:paragraph-rsid="00348f7c"/>
    </style:style>
    <style:style style:name="P15" style:family="paragraph" style:parent-style-name="Standard">
      <style:text-properties fo:language="de" fo:country="DE" officeooo:rsid="0006b69b" officeooo:paragraph-rsid="003662c3"/>
    </style:style>
    <style:style style:name="P16" style:family="paragraph" style:parent-style-name="Standard">
      <style:text-properties fo:language="de" fo:country="DE" officeooo:rsid="0009f151" officeooo:paragraph-rsid="0009f151"/>
    </style:style>
    <style:style style:name="P17" style:family="paragraph" style:parent-style-name="Standard">
      <style:text-properties fo:language="de" fo:country="DE" officeooo:rsid="000ad27b" officeooo:paragraph-rsid="000ad27b"/>
    </style:style>
    <style:style style:name="P18" style:family="paragraph" style:parent-style-name="Standard">
      <style:text-properties fo:language="de" fo:country="DE" officeooo:rsid="000ad27b" officeooo:paragraph-rsid="0009f151"/>
    </style:style>
    <style:style style:name="P19" style:family="paragraph" style:parent-style-name="Standard">
      <style:text-properties fo:language="de" fo:country="DE" officeooo:rsid="000adf89" officeooo:paragraph-rsid="000adf89"/>
    </style:style>
    <style:style style:name="P20" style:family="paragraph" style:parent-style-name="Standard">
      <style:text-properties fo:language="de" fo:country="DE" officeooo:rsid="000c80cf" officeooo:paragraph-rsid="000c80cf"/>
    </style:style>
    <style:style style:name="P21" style:family="paragraph" style:parent-style-name="Standard">
      <style:text-properties fo:language="de" fo:country="DE" officeooo:rsid="000d1500" officeooo:paragraph-rsid="000d1500"/>
    </style:style>
    <style:style style:name="P22" style:family="paragraph" style:parent-style-name="Standard">
      <style:text-properties fo:language="de" fo:country="DE" officeooo:rsid="000e6742" officeooo:paragraph-rsid="000e6742"/>
    </style:style>
    <style:style style:name="P23" style:family="paragraph" style:parent-style-name="Standard">
      <style:text-properties fo:language="de" fo:country="DE" officeooo:rsid="00103f8e" officeooo:paragraph-rsid="00103f8e"/>
    </style:style>
    <style:style style:name="P24" style:family="paragraph" style:parent-style-name="Standard">
      <style:text-properties fo:language="de" fo:country="DE" officeooo:rsid="00103f8e" officeooo:paragraph-rsid="00125c56"/>
    </style:style>
    <style:style style:name="P25" style:family="paragraph" style:parent-style-name="Standard">
      <style:text-properties fo:language="de" fo:country="DE" officeooo:rsid="00106acc" officeooo:paragraph-rsid="00106acc"/>
    </style:style>
    <style:style style:name="P26" style:family="paragraph" style:parent-style-name="Standard">
      <style:text-properties fo:language="de" fo:country="DE" officeooo:rsid="00125c56" officeooo:paragraph-rsid="00125c56"/>
    </style:style>
    <style:style style:name="P27" style:family="paragraph" style:parent-style-name="Standard">
      <style:text-properties fo:language="de" fo:country="DE" officeooo:rsid="008dd47f" officeooo:paragraph-rsid="0021e37d"/>
    </style:style>
    <style:style style:name="P28" style:family="paragraph" style:parent-style-name="Standard">
      <style:text-properties fo:language="de" fo:country="DE" officeooo:rsid="005be7a0" officeooo:paragraph-rsid="0021e37d"/>
    </style:style>
    <style:style style:name="P29" style:family="paragraph" style:parent-style-name="Standard">
      <style:text-properties fo:language="de" fo:country="DE" officeooo:rsid="005d5dcd" officeooo:paragraph-rsid="0021e37d"/>
    </style:style>
    <style:style style:name="P30" style:family="paragraph" style:parent-style-name="Standard">
      <style:text-properties fo:language="de" fo:country="DE" officeooo:rsid="0078671b" officeooo:paragraph-rsid="0021e37d"/>
    </style:style>
    <style:style style:name="P31" style:family="paragraph" style:parent-style-name="Standard">
      <style:text-properties fo:language="de" fo:country="DE" officeooo:rsid="007bd362" officeooo:paragraph-rsid="0021e37d"/>
    </style:style>
    <style:style style:name="P32" style:family="paragraph" style:parent-style-name="Standard">
      <style:text-properties fo:language="de" fo:country="DE" officeooo:rsid="007c7652" officeooo:paragraph-rsid="0021e37d"/>
    </style:style>
    <style:style style:name="P33" style:family="paragraph" style:parent-style-name="Standard">
      <style:text-properties fo:language="de" fo:country="DE" officeooo:rsid="007cdbb4" officeooo:paragraph-rsid="0021e37d"/>
    </style:style>
    <style:style style:name="P34" style:family="paragraph" style:parent-style-name="Standard">
      <style:text-properties fo:language="de" fo:country="DE" officeooo:rsid="007e2f4a" officeooo:paragraph-rsid="0021e37d"/>
    </style:style>
    <style:style style:name="P35" style:family="paragraph" style:parent-style-name="Standard">
      <style:text-properties fo:language="de" fo:country="DE" officeooo:rsid="007ff7ab" officeooo:paragraph-rsid="0021e37d"/>
    </style:style>
    <style:style style:name="P36" style:family="paragraph" style:parent-style-name="Standard">
      <style:text-properties fo:language="de" fo:country="DE" officeooo:rsid="0082f7d0" officeooo:paragraph-rsid="0021e37d"/>
    </style:style>
    <style:style style:name="P37" style:family="paragraph" style:parent-style-name="Standard">
      <style:text-properties fo:language="de" fo:country="DE" officeooo:rsid="00832d10" officeooo:paragraph-rsid="0021e37d"/>
    </style:style>
    <style:style style:name="P38" style:family="paragraph" style:parent-style-name="Standard">
      <style:text-properties fo:language="de" fo:country="DE" officeooo:rsid="0083531b" officeooo:paragraph-rsid="0021e37d"/>
    </style:style>
    <style:style style:name="P39" style:family="paragraph" style:parent-style-name="Standard">
      <style:text-properties fo:language="de" fo:country="DE" officeooo:rsid="0084ddfc" officeooo:paragraph-rsid="0021e37d"/>
    </style:style>
    <style:style style:name="P40" style:family="paragraph" style:parent-style-name="Standard">
      <style:text-properties fo:language="de" fo:country="DE" officeooo:rsid="00623c9a" officeooo:paragraph-rsid="0021e37d"/>
    </style:style>
    <style:style style:name="P41" style:family="paragraph" style:parent-style-name="Standard">
      <style:text-properties fo:language="de" fo:country="DE" officeooo:rsid="0062b96d" officeooo:paragraph-rsid="0021e37d"/>
    </style:style>
    <style:style style:name="P42" style:family="paragraph" style:parent-style-name="Standard">
      <style:text-properties fo:language="de" fo:country="DE" officeooo:rsid="00643b00" officeooo:paragraph-rsid="0021e37d"/>
    </style:style>
    <style:style style:name="P43" style:family="paragraph" style:parent-style-name="Standard">
      <style:text-properties fo:language="de" fo:country="DE" officeooo:rsid="0065e374" officeooo:paragraph-rsid="0021e37d"/>
    </style:style>
    <style:style style:name="P44" style:family="paragraph" style:parent-style-name="Standard">
      <style:text-properties fo:language="de" fo:country="DE" officeooo:rsid="0067c0e1" officeooo:paragraph-rsid="0021e37d"/>
    </style:style>
    <style:style style:name="P45" style:family="paragraph" style:parent-style-name="Standard">
      <style:text-properties fo:language="de" fo:country="DE" officeooo:rsid="0068ae31" officeooo:paragraph-rsid="0021e37d"/>
    </style:style>
    <style:style style:name="P46" style:family="paragraph" style:parent-style-name="Standard">
      <style:text-properties fo:language="de" fo:country="DE" officeooo:rsid="0068bb0d" officeooo:paragraph-rsid="0021e37d"/>
    </style:style>
    <style:style style:name="P47" style:family="paragraph" style:parent-style-name="Standard">
      <style:text-properties fo:language="de" fo:country="DE" officeooo:rsid="006a25a8" officeooo:paragraph-rsid="0021e37d"/>
    </style:style>
    <style:style style:name="P48" style:family="paragraph" style:parent-style-name="Standard">
      <style:text-properties fo:language="de" fo:country="DE" officeooo:rsid="006bd696" officeooo:paragraph-rsid="0021e37d"/>
    </style:style>
    <style:style style:name="P49" style:family="paragraph" style:parent-style-name="Standard">
      <style:text-properties fo:language="de" fo:country="DE" officeooo:rsid="006be5c8" officeooo:paragraph-rsid="0021e37d"/>
    </style:style>
    <style:style style:name="P50" style:family="paragraph" style:parent-style-name="Standard">
      <style:text-properties fo:language="de" fo:country="DE" fo:font-style="italic" officeooo:rsid="006c813b" officeooo:paragraph-rsid="0021e37d" style:font-style-asian="italic" style:font-style-complex="italic"/>
    </style:style>
    <style:style style:name="P51" style:family="paragraph" style:parent-style-name="Standard">
      <style:text-properties fo:language="de" fo:country="DE" fo:font-style="italic" officeooo:rsid="006d3e31" officeooo:paragraph-rsid="0021e37d" style:font-style-asian="italic" style:font-style-complex="italic"/>
    </style:style>
    <style:style style:name="P52" style:family="paragraph" style:parent-style-name="Standard">
      <style:text-properties fo:language="de" fo:country="DE" fo:font-style="italic" officeooo:rsid="006f5094" officeooo:paragraph-rsid="0021e37d" style:font-style-asian="italic" style:font-style-complex="italic"/>
    </style:style>
    <style:style style:name="P53" style:family="paragraph" style:parent-style-name="Standard">
      <style:text-properties fo:language="de" fo:country="DE" fo:font-style="italic" officeooo:rsid="00708b69" officeooo:paragraph-rsid="0021e37d" style:font-style-asian="italic" style:font-style-complex="italic"/>
    </style:style>
    <style:style style:name="P54" style:family="paragraph" style:parent-style-name="Standard">
      <style:text-properties fo:language="de" fo:country="DE" fo:font-style="italic" officeooo:rsid="006e4535" officeooo:paragraph-rsid="0021e37d" style:font-style-asian="italic" style:font-style-complex="italic"/>
    </style:style>
    <style:style style:name="P55" style:family="paragraph" style:parent-style-name="Standard">
      <style:text-properties fo:language="de" fo:country="DE" fo:font-style="italic" officeooo:rsid="00718e2e" officeooo:paragraph-rsid="0021e37d" style:font-style-asian="italic" style:font-style-complex="italic"/>
    </style:style>
    <style:style style:name="P56" style:family="paragraph" style:parent-style-name="Standard">
      <style:text-properties fo:language="de" fo:country="DE" fo:font-style="italic" officeooo:rsid="0073c04b" officeooo:paragraph-rsid="0021e37d" style:font-style-asian="italic" style:font-style-complex="italic"/>
    </style:style>
    <style:style style:name="P57" style:family="paragraph" style:parent-style-name="Standard">
      <style:text-properties fo:language="de" fo:country="DE" fo:font-style="italic" officeooo:rsid="00743574" officeooo:paragraph-rsid="0021e37d" style:font-style-asian="italic" style:font-style-complex="italic"/>
    </style:style>
    <style:style style:name="P58" style:family="paragraph" style:parent-style-name="Standard">
      <style:text-properties fo:language="de" fo:country="DE" fo:font-style="italic" officeooo:rsid="00770a9c" officeooo:paragraph-rsid="0021e37d" style:font-style-asian="italic" style:font-style-complex="italic"/>
    </style:style>
    <style:style style:name="P59" style:family="paragraph" style:parent-style-name="Standard">
      <style:text-properties fo:language="de" fo:country="DE" fo:font-style="italic" officeooo:rsid="0078671b" officeooo:paragraph-rsid="0021e37d" style:font-style-asian="italic" style:font-style-complex="italic"/>
    </style:style>
    <style:style style:name="P60" style:family="paragraph" style:parent-style-name="Standard">
      <style:text-properties fo:language="de" fo:country="DE" fo:font-style="italic" officeooo:rsid="00751d85" officeooo:paragraph-rsid="0021e37d" style:font-style-asian="italic" style:font-style-complex="italic"/>
    </style:style>
    <style:style style:name="P61" style:family="paragraph" style:parent-style-name="Standard">
      <style:text-properties fo:language="de" fo:country="DE" fo:font-style="italic" officeooo:rsid="004f588a" officeooo:paragraph-rsid="0006b69b" style:font-style-asian="italic" style:font-style-complex="italic"/>
    </style:style>
    <style:style style:name="P62" style:family="paragraph" style:parent-style-name="Standard">
      <style:text-properties fo:language="de" fo:country="DE" fo:font-style="italic" officeooo:rsid="004f588a" officeooo:paragraph-rsid="00153b0f" style:font-style-asian="italic" style:font-style-complex="italic"/>
    </style:style>
    <style:style style:name="P63" style:family="paragraph" style:parent-style-name="Standard">
      <style:text-properties fo:language="de" fo:country="DE" fo:font-style="italic" officeooo:rsid="005873bb" officeooo:paragraph-rsid="0006b69b" style:font-style-asian="italic" style:font-style-complex="italic"/>
    </style:style>
    <style:style style:name="P64" style:family="paragraph" style:parent-style-name="Standard">
      <style:text-properties fo:language="de" fo:country="DE" fo:font-style="italic" officeooo:rsid="006be5c8" officeooo:paragraph-rsid="0021e37d" style:font-style-asian="italic" style:font-style-complex="italic"/>
    </style:style>
    <style:style style:name="P65" style:family="paragraph" style:parent-style-name="Standard">
      <style:text-properties fo:language="de" fo:country="DE" fo:font-style="italic" officeooo:rsid="008671eb" officeooo:paragraph-rsid="0021e37d" style:font-style-asian="italic" style:font-style-complex="italic"/>
    </style:style>
    <style:style style:name="P66" style:family="paragraph" style:parent-style-name="Standard">
      <style:text-properties fo:language="de" fo:country="DE" fo:font-style="italic" officeooo:rsid="0086d14c" officeooo:paragraph-rsid="0021e37d" style:font-style-asian="italic" style:font-style-complex="italic"/>
    </style:style>
    <style:style style:name="P67" style:family="paragraph" style:parent-style-name="Standard">
      <style:text-properties fo:language="de" fo:country="DE" fo:font-style="italic" officeooo:rsid="0087ef54" officeooo:paragraph-rsid="0021e37d" style:font-style-asian="italic" style:font-style-complex="italic"/>
    </style:style>
    <style:style style:name="P68" style:family="paragraph" style:parent-style-name="Standard">
      <style:text-properties fo:language="de" fo:country="DE" fo:font-style="normal" officeooo:rsid="00770a9c" officeooo:paragraph-rsid="0021e37d" style:font-style-asian="normal" style:font-style-complex="normal"/>
    </style:style>
    <style:style style:name="P69" style:family="paragraph" style:parent-style-name="Standard">
      <style:text-properties fo:language="de" fo:country="DE" fo:font-style="normal" officeooo:rsid="00781d32" officeooo:paragraph-rsid="0021e37d" style:font-style-asian="normal" style:font-style-complex="normal"/>
    </style:style>
    <style:style style:name="P70" style:family="paragraph" style:parent-style-name="Standard">
      <style:text-properties fo:language="de" fo:country="DE" officeooo:rsid="0087ef54" officeooo:paragraph-rsid="0021e37d"/>
    </style:style>
    <style:style style:name="P71" style:family="paragraph" style:parent-style-name="Standard">
      <style:text-properties fo:language="de" fo:country="DE" officeooo:rsid="0088c6af" officeooo:paragraph-rsid="0021e37d"/>
    </style:style>
    <style:style style:name="P72" style:family="paragraph" style:parent-style-name="Standard">
      <style:text-properties fo:language="de" fo:country="DE" officeooo:rsid="008a87c6" officeooo:paragraph-rsid="0021e37d"/>
    </style:style>
    <style:style style:name="P73" style:family="paragraph" style:parent-style-name="Standard">
      <style:text-properties fo:language="de" fo:country="DE" officeooo:rsid="008bbb08" officeooo:paragraph-rsid="0021e37d"/>
    </style:style>
    <style:style style:name="P74" style:family="paragraph" style:parent-style-name="Standard">
      <style:text-properties fo:language="de" fo:country="DE" officeooo:rsid="008cd028" officeooo:paragraph-rsid="0021e37d"/>
    </style:style>
    <style:style style:name="P75" style:family="paragraph" style:parent-style-name="Standard">
      <style:text-properties fo:language="de" fo:country="DE" officeooo:rsid="008c293c" officeooo:paragraph-rsid="0021e37d"/>
    </style:style>
    <style:style style:name="P76" style:family="paragraph" style:parent-style-name="Standard">
      <style:text-properties fo:language="de" fo:country="DE" officeooo:rsid="0021e37d" officeooo:paragraph-rsid="0021e37d"/>
    </style:style>
    <style:style style:name="P77" style:family="paragraph" style:parent-style-name="Standard">
      <style:text-properties fo:language="de" fo:country="DE" officeooo:rsid="0022f670" officeooo:paragraph-rsid="0022f670"/>
    </style:style>
    <style:style style:name="P78" style:family="paragraph" style:parent-style-name="Standard">
      <style:text-properties fo:language="de" fo:country="DE" officeooo:rsid="0022f670" officeooo:paragraph-rsid="0029c2b0"/>
    </style:style>
    <style:style style:name="P79" style:family="paragraph" style:parent-style-name="Standard">
      <style:text-properties fo:language="de" fo:country="DE" officeooo:rsid="0022f670" officeooo:paragraph-rsid="002b6f2f"/>
    </style:style>
    <style:style style:name="P80" style:family="paragraph" style:parent-style-name="Standard">
      <style:text-properties fo:language="de" fo:country="DE" officeooo:rsid="0029c2b0" officeooo:paragraph-rsid="0029c2b0"/>
    </style:style>
    <style:style style:name="P81" style:family="paragraph" style:parent-style-name="Standard">
      <style:text-properties fo:language="de" fo:country="DE" officeooo:rsid="0029c2b0" officeooo:paragraph-rsid="002b6f2f"/>
    </style:style>
    <style:style style:name="P82" style:family="paragraph" style:parent-style-name="Standard">
      <style:text-properties fo:language="de" fo:country="DE" officeooo:rsid="002a1792" officeooo:paragraph-rsid="002a1792"/>
    </style:style>
    <style:style style:name="P83" style:family="paragraph" style:parent-style-name="Standard">
      <style:text-properties fo:language="de" fo:country="DE" officeooo:rsid="002b8f5f" officeooo:paragraph-rsid="002b8f5f"/>
    </style:style>
    <style:style style:name="P84" style:family="paragraph" style:parent-style-name="Standard">
      <style:text-properties fo:language="de" fo:country="DE" officeooo:rsid="002c34ec" officeooo:paragraph-rsid="002c34ec"/>
    </style:style>
    <style:style style:name="P85" style:family="paragraph" style:parent-style-name="Standard">
      <style:text-properties fo:language="de" fo:country="DE" officeooo:rsid="002da3a0" officeooo:paragraph-rsid="002da3a0"/>
    </style:style>
    <style:style style:name="P86" style:family="paragraph" style:parent-style-name="Standard">
      <style:text-properties fo:language="de" fo:country="DE" officeooo:rsid="0033bdfd" officeooo:paragraph-rsid="0033bdfd"/>
    </style:style>
    <style:style style:name="P87" style:family="paragraph" style:parent-style-name="Standard">
      <style:text-properties fo:language="de" fo:country="DE" officeooo:rsid="00348f7c" officeooo:paragraph-rsid="00348f7c"/>
    </style:style>
    <style:style style:name="P88" style:family="paragraph" style:parent-style-name="Standard">
      <style:text-properties fo:language="de" fo:country="DE" officeooo:rsid="00364485" officeooo:paragraph-rsid="00364485"/>
    </style:style>
    <style:style style:name="P89" style:family="paragraph" style:parent-style-name="Standard">
      <style:text-properties fo:language="de" fo:country="DE" officeooo:rsid="003662c3" officeooo:paragraph-rsid="003662c3"/>
    </style:style>
    <style:style style:name="P90" style:family="paragraph" style:parent-style-name="Standard">
      <style:text-properties fo:language="de" fo:country="DE" officeooo:rsid="00384fea" officeooo:paragraph-rsid="00384fea"/>
    </style:style>
    <style:style style:name="P91" style:family="paragraph" style:parent-style-name="Standard">
      <style:text-properties fo:language="de" fo:country="DE" officeooo:rsid="003a21a6" officeooo:paragraph-rsid="003a21a6"/>
    </style:style>
    <style:style style:name="P92" style:family="paragraph" style:parent-style-name="Standard">
      <style:text-properties fo:language="de" fo:country="DE" officeooo:rsid="003badb3" officeooo:paragraph-rsid="003badb3"/>
    </style:style>
    <style:style style:name="P93" style:family="paragraph" style:parent-style-name="Standard">
      <style:text-properties fo:language="de" fo:country="DE" officeooo:rsid="003aa07a" officeooo:paragraph-rsid="003aa07a"/>
    </style:style>
    <style:style style:name="P94" style:family="paragraph" style:parent-style-name="Standard">
      <style:text-properties fo:language="de" fo:country="DE" officeooo:rsid="003aa07a" officeooo:paragraph-rsid="004571d6"/>
    </style:style>
    <style:style style:name="P95" style:family="paragraph" style:parent-style-name="Standard">
      <style:text-properties fo:language="de" fo:country="DE" officeooo:rsid="003bb83c" officeooo:paragraph-rsid="003bb83c"/>
    </style:style>
    <style:style style:name="P96" style:family="paragraph" style:parent-style-name="Standard">
      <style:text-properties fo:language="de" fo:country="DE" officeooo:rsid="003c8109" officeooo:paragraph-rsid="003fa33b"/>
    </style:style>
    <style:style style:name="P97" style:family="paragraph" style:parent-style-name="Standard">
      <style:text-properties fo:language="de" fo:country="DE" officeooo:rsid="003e7a7a" officeooo:paragraph-rsid="003e7a7a"/>
    </style:style>
    <style:style style:name="P98" style:family="paragraph" style:parent-style-name="Standard">
      <style:text-properties fo:language="de" fo:country="DE" officeooo:rsid="003e7a7a" officeooo:paragraph-rsid="0042962c"/>
    </style:style>
    <style:style style:name="P99" style:family="paragraph" style:parent-style-name="Standard">
      <style:text-properties fo:language="de" fo:country="DE" officeooo:rsid="003fa33b" officeooo:paragraph-rsid="003fa33b"/>
    </style:style>
    <style:style style:name="P100" style:family="paragraph" style:parent-style-name="Standard">
      <style:text-properties fo:language="de" fo:country="DE" officeooo:rsid="0040b8cf" officeooo:paragraph-rsid="0040b8cf"/>
    </style:style>
    <style:style style:name="P101" style:family="paragraph" style:parent-style-name="Standard">
      <style:text-properties fo:language="de" fo:country="DE" officeooo:rsid="0042962c" officeooo:paragraph-rsid="0042962c"/>
    </style:style>
    <style:style style:name="P102" style:family="paragraph" style:parent-style-name="Standard">
      <style:text-properties fo:language="de" fo:country="DE" officeooo:rsid="0043177b" officeooo:paragraph-rsid="0043177b"/>
    </style:style>
    <style:style style:name="P103" style:family="paragraph" style:parent-style-name="Standard">
      <style:text-properties fo:language="de" fo:country="DE" officeooo:rsid="004571d6" officeooo:paragraph-rsid="004571d6"/>
    </style:style>
    <style:style style:name="P104" style:family="paragraph" style:parent-style-name="Standard">
      <style:text-properties fo:language="de" fo:country="DE" officeooo:rsid="004571d6" officeooo:paragraph-rsid="00496964"/>
    </style:style>
    <style:style style:name="P105" style:family="paragraph" style:parent-style-name="Standard">
      <style:text-properties fo:language="de" fo:country="DE" officeooo:rsid="00496964" officeooo:paragraph-rsid="00496964"/>
    </style:style>
    <style:style style:name="P106" style:family="paragraph" style:parent-style-name="Standard">
      <style:text-properties fo:language="de" fo:country="DE" officeooo:rsid="004a17cd" officeooo:paragraph-rsid="004a17cd"/>
    </style:style>
    <style:style style:name="P107" style:family="paragraph" style:parent-style-name="Standard">
      <style:text-properties fo:language="de" fo:country="DE" officeooo:rsid="004c6c2a" officeooo:paragraph-rsid="004c6c2a"/>
    </style:style>
    <style:style style:name="P108" style:family="paragraph" style:parent-style-name="Standard">
      <style:text-properties fo:language="de" fo:country="DE" officeooo:rsid="004e02ca" officeooo:paragraph-rsid="004e02ca"/>
    </style:style>
    <style:style style:name="P109" style:family="paragraph" style:parent-style-name="Standard">
      <style:text-properties fo:language="de" fo:country="DE" officeooo:rsid="004f29df" officeooo:paragraph-rsid="004f29df"/>
    </style:style>
    <style:style style:name="P110" style:family="paragraph" style:parent-style-name="Standard">
      <style:text-properties fo:language="de" fo:country="DE" officeooo:rsid="0083153e" officeooo:paragraph-rsid="0083153e"/>
    </style:style>
    <style:style style:name="P111" style:family="paragraph" style:parent-style-name="Standard">
      <style:text-properties fo:language="de" fo:country="DE" officeooo:rsid="00845fcd" officeooo:paragraph-rsid="00845fcd"/>
    </style:style>
    <style:style style:name="P112" style:family="paragraph" style:parent-style-name="Standard">
      <style:text-properties fo:language="de" fo:country="DE" officeooo:rsid="00864797" officeooo:paragraph-rsid="00864797"/>
    </style:style>
    <style:style style:name="P113" style:family="paragraph" style:parent-style-name="Standard">
      <style:text-properties fo:language="de" fo:country="DE" officeooo:rsid="00a05317" officeooo:paragraph-rsid="00a05317"/>
    </style:style>
    <style:style style:name="P114" style:family="paragraph" style:parent-style-name="Standard">
      <style:text-properties fo:language="de" fo:country="DE" officeooo:rsid="00a2952d" officeooo:paragraph-rsid="00a2952d"/>
    </style:style>
    <style:style style:name="P115" style:family="paragraph" style:parent-style-name="Standard">
      <style:text-properties fo:language="de" fo:country="DE" officeooo:rsid="00a4a6ac" officeooo:paragraph-rsid="00a4a6ac"/>
    </style:style>
    <style:style style:name="P116" style:family="paragraph" style:parent-style-name="Standard">
      <style:text-properties fo:language="de" fo:country="DE" officeooo:rsid="00a9549c" officeooo:paragraph-rsid="00a9549c"/>
    </style:style>
    <style:style style:name="P117" style:family="paragraph" style:parent-style-name="Standard">
      <style:text-properties fo:language="de" fo:country="DE" officeooo:rsid="00ab7313" officeooo:paragraph-rsid="00ab7313"/>
    </style:style>
    <style:style style:name="P118" style:family="paragraph" style:parent-style-name="Standard">
      <style:text-properties fo:language="de" fo:country="DE" officeooo:rsid="00acfed6" officeooo:paragraph-rsid="00acfed6"/>
    </style:style>
    <style:style style:name="P119" style:family="paragraph" style:parent-style-name="Standard">
      <style:paragraph-properties fo:margin-top="0cm" fo:margin-bottom="0cm" style:contextual-spacing="false"/>
      <style:text-properties fo:language="de" fo:country="DE" officeooo:rsid="00c329d8" officeooo:paragraph-rsid="00b366c4"/>
    </style:style>
    <style:style style:name="P120" style:family="paragraph" style:parent-style-name="Standard">
      <style:text-properties fo:language="de" fo:country="DE" officeooo:rsid="00bd2f80" officeooo:paragraph-rsid="00b366c4"/>
    </style:style>
    <style:style style:name="P121" style:family="paragraph" style:parent-style-name="Standard">
      <style:text-properties fo:language="de" fo:country="DE" officeooo:rsid="00be0c51" officeooo:paragraph-rsid="00b366c4"/>
    </style:style>
    <style:style style:name="P122" style:family="paragraph" style:parent-style-name="Standard">
      <style:text-properties fo:language="de" fo:country="DE" officeooo:rsid="00c002dc" officeooo:paragraph-rsid="00b366c4"/>
    </style:style>
    <style:style style:name="P123" style:family="paragraph" style:parent-style-name="Standard">
      <style:text-properties style:text-line-through-style="solid" style:text-line-through-type="single" fo:language="de" fo:country="DE" officeooo:rsid="005873bb" officeooo:paragraph-rsid="0006b69b"/>
    </style:style>
    <style:style style:name="P124" style:family="paragraph" style:parent-style-name="Standard">
      <style:text-properties style:text-line-through-style="solid" style:text-line-through-type="single" fo:language="de" fo:country="DE" officeooo:rsid="0059d900" officeooo:paragraph-rsid="0006b69b"/>
    </style:style>
    <style:style style:name="P125" style:family="paragraph" style:parent-style-name="Standard">
      <style:text-properties style:text-line-through-style="solid" style:text-line-through-type="single" fo:language="de" fo:country="DE" officeooo:rsid="00523c4c" officeooo:paragraph-rsid="0006b69b"/>
    </style:style>
    <style:style style:name="P126" style:family="paragraph" style:parent-style-name="Standard">
      <style:text-properties style:text-line-through-style="solid" style:text-line-through-type="single" fo:language="de" fo:country="DE" officeooo:rsid="00537f98" officeooo:paragraph-rsid="0006b69b"/>
    </style:style>
    <style:style style:name="P127" style:family="paragraph" style:parent-style-name="Standard">
      <style:text-properties style:text-line-through-style="solid" style:text-line-through-type="single" fo:language="de" fo:country="DE" officeooo:rsid="0054ec98" officeooo:paragraph-rsid="0006b69b"/>
    </style:style>
    <style:style style:name="P128" style:family="paragraph" style:parent-style-name="Standard">
      <style:text-properties style:text-line-through-style="solid" style:text-line-through-type="single" fo:language="de" fo:country="DE" officeooo:rsid="0006b69b" officeooo:paragraph-rsid="0006b69b"/>
    </style:style>
    <style:style style:name="P129" style:family="paragraph" style:parent-style-name="Standard">
      <style:text-properties style:text-line-through-style="solid" style:text-line-through-type="single" fo:language="de" fo:country="DE" officeooo:rsid="003662c3" officeooo:paragraph-rsid="003662c3"/>
    </style:style>
    <style:style style:name="P130" style:family="paragraph" style:parent-style-name="Standard">
      <style:text-properties style:text-line-through-style="solid" style:text-line-through-type="single" fo:language="de" fo:country="DE" officeooo:rsid="0040b8cf" officeooo:paragraph-rsid="0040b8cf"/>
    </style:style>
    <style:style style:name="P131" style:family="paragraph" style:parent-style-name="Standard">
      <style:text-properties style:text-line-through-style="solid" style:text-line-through-type="single" fo:language="de" fo:country="DE" officeooo:rsid="004f588a" officeooo:paragraph-rsid="0006b69b"/>
    </style:style>
    <style:style style:name="P132" style:family="paragraph" style:parent-style-name="Standard">
      <style:text-properties style:text-line-through-style="solid" style:text-line-through-type="single" fo:language="de" fo:country="DE" officeooo:rsid="00125c56" officeooo:paragraph-rsid="00125c56"/>
    </style:style>
    <style:style style:name="P133" style:family="paragraph" style:parent-style-name="Text_20_body">
      <style:text-properties officeooo:rsid="002da3a0" officeooo:paragraph-rsid="002da3a0"/>
    </style:style>
    <style:style style:name="P134" style:family="paragraph" style:parent-style-name="Text_20_body">
      <style:text-properties officeooo:rsid="002e26d0" officeooo:paragraph-rsid="002e26d0"/>
    </style:style>
    <style:style style:name="P135" style:family="paragraph" style:parent-style-name="Text_20_body">
      <style:text-properties officeooo:rsid="002e999b" officeooo:paragraph-rsid="002e999b"/>
    </style:style>
    <style:style style:name="P136" style:family="paragraph" style:parent-style-name="Text_20_body">
      <style:text-properties officeooo:rsid="00523159" officeooo:paragraph-rsid="00523159"/>
    </style:style>
    <style:style style:name="P137" style:family="paragraph" style:parent-style-name="Text_20_body">
      <style:paragraph-properties fo:margin-top="0cm" fo:margin-bottom="0cm" style:contextual-spacing="false"/>
      <style:text-properties officeooo:rsid="0052a1fd" officeooo:paragraph-rsid="0052a1fd"/>
    </style:style>
    <style:style style:name="P138" style:family="paragraph" style:parent-style-name="Text_20_body">
      <style:paragraph-properties fo:margin-top="0cm" fo:margin-bottom="0cm" style:contextual-spacing="false"/>
      <style:text-properties officeooo:rsid="005abb22" officeooo:paragraph-rsid="005abb22"/>
    </style:style>
    <style:style style:name="P139" style:family="paragraph" style:parent-style-name="Text_20_body">
      <style:paragraph-properties fo:margin-top="0cm" fo:margin-bottom="0cm" style:contextual-spacing="false"/>
      <style:text-properties officeooo:rsid="005abb22" officeooo:paragraph-rsid="0052a1fd"/>
    </style:style>
    <style:style style:name="P140" style:family="paragraph" style:parent-style-name="Text_20_body">
      <style:paragraph-properties fo:margin-top="0cm" fo:margin-bottom="0cm" style:contextual-spacing="false"/>
      <style:text-properties officeooo:rsid="005e154e" officeooo:paragraph-rsid="005e154e"/>
    </style:style>
    <style:style style:name="P141" style:family="paragraph" style:parent-style-name="Text_20_body">
      <style:paragraph-properties fo:margin-top="0cm" fo:margin-bottom="0cm" style:contextual-spacing="false"/>
      <style:text-properties officeooo:rsid="00601ccd" officeooo:paragraph-rsid="00601ccd"/>
    </style:style>
    <style:style style:name="P142" style:family="paragraph" style:parent-style-name="Text_20_body">
      <style:paragraph-properties fo:margin-top="0cm" fo:margin-bottom="0cm" style:contextual-spacing="false"/>
      <style:text-properties officeooo:rsid="00611316" officeooo:paragraph-rsid="00601ccd"/>
    </style:style>
    <style:style style:name="P143" style:family="paragraph" style:parent-style-name="Text_20_body">
      <style:paragraph-properties fo:margin-top="0cm" fo:margin-bottom="0cm" style:contextual-spacing="false"/>
      <style:text-properties officeooo:rsid="00611316" officeooo:paragraph-rsid="00611316"/>
    </style:style>
    <style:style style:name="P144" style:family="paragraph" style:parent-style-name="Text_20_body">
      <style:paragraph-properties fo:margin-top="0cm" fo:margin-bottom="0cm" style:contextual-spacing="false"/>
      <style:text-properties officeooo:rsid="00618c64" officeooo:paragraph-rsid="00618c64"/>
    </style:style>
    <style:style style:name="P145" style:family="paragraph" style:parent-style-name="Text_20_body">
      <style:paragraph-properties fo:margin-top="0cm" fo:margin-bottom="0cm" style:contextual-spacing="false"/>
      <style:text-properties officeooo:rsid="00618c64" officeooo:paragraph-rsid="0064572b"/>
    </style:style>
    <style:style style:name="P146" style:family="paragraph" style:parent-style-name="Text_20_body">
      <style:paragraph-properties fo:margin-top="0cm" fo:margin-bottom="0cm" style:contextual-spacing="false"/>
      <style:text-properties officeooo:rsid="006394bb" officeooo:paragraph-rsid="006394bb"/>
    </style:style>
    <style:style style:name="P147" style:family="paragraph" style:parent-style-name="Text_20_body">
      <style:paragraph-properties fo:margin-top="0cm" fo:margin-bottom="0cm" style:contextual-spacing="false"/>
      <style:text-properties officeooo:rsid="0064572b" officeooo:paragraph-rsid="0064572b"/>
    </style:style>
    <style:style style:name="P148" style:family="paragraph" style:parent-style-name="Text_20_body">
      <style:paragraph-properties fo:margin-top="0cm" fo:margin-bottom="0cm" style:contextual-spacing="false"/>
      <style:text-properties officeooo:rsid="0064572b" officeooo:paragraph-rsid="0064f5e8"/>
    </style:style>
    <style:style style:name="P149" style:family="paragraph" style:parent-style-name="Text_20_body">
      <style:paragraph-properties fo:margin-top="0cm" fo:margin-bottom="0cm" style:contextual-spacing="false"/>
      <style:text-properties officeooo:rsid="006512e5" officeooo:paragraph-rsid="006512e5"/>
    </style:style>
    <style:style style:name="P150" style:family="paragraph" style:parent-style-name="Text_20_body">
      <style:paragraph-properties fo:margin-top="0cm" fo:margin-bottom="0cm" style:contextual-spacing="false"/>
      <style:text-properties officeooo:rsid="00680bc4" officeooo:paragraph-rsid="00680bc4"/>
    </style:style>
    <style:style style:name="P151" style:family="paragraph" style:parent-style-name="Text_20_body">
      <style:paragraph-properties fo:margin-top="0cm" fo:margin-bottom="0cm" style:contextual-spacing="false"/>
      <style:text-properties officeooo:rsid="00696be0" officeooo:paragraph-rsid="00696be0"/>
    </style:style>
    <style:style style:name="P152" style:family="paragraph" style:parent-style-name="Text_20_body">
      <style:paragraph-properties fo:margin-top="0cm" fo:margin-bottom="0cm" style:contextual-spacing="false"/>
      <style:text-properties officeooo:rsid="006dc11a" officeooo:paragraph-rsid="006dc11a"/>
    </style:style>
    <style:style style:name="P153" style:family="paragraph" style:parent-style-name="Text_20_body">
      <style:paragraph-properties fo:margin-top="0cm" fo:margin-bottom="0cm" style:contextual-spacing="false"/>
      <style:text-properties officeooo:rsid="006f7e2a" officeooo:paragraph-rsid="006f7e2a"/>
    </style:style>
    <style:style style:name="P154" style:family="paragraph" style:parent-style-name="Text_20_body">
      <style:paragraph-properties fo:margin-top="0cm" fo:margin-bottom="0cm" style:contextual-spacing="false"/>
      <style:text-properties officeooo:rsid="00713424" officeooo:paragraph-rsid="006f7e2a"/>
    </style:style>
    <style:style style:name="P155" style:family="paragraph" style:parent-style-name="Text_20_body">
      <style:paragraph-properties fo:margin-top="0cm" fo:margin-bottom="0cm" style:contextual-spacing="false"/>
      <style:text-properties officeooo:rsid="00713424" officeooo:paragraph-rsid="00713424"/>
    </style:style>
    <style:style style:name="P156" style:family="paragraph" style:parent-style-name="Text_20_body">
      <style:paragraph-properties fo:margin-top="0cm" fo:margin-bottom="0cm" style:contextual-spacing="false"/>
      <style:text-properties officeooo:rsid="0072f285" officeooo:paragraph-rsid="0072f285"/>
    </style:style>
    <style:style style:name="P157" style:family="paragraph" style:parent-style-name="Text_20_body">
      <style:paragraph-properties fo:margin-top="0cm" fo:margin-bottom="0cm" style:contextual-spacing="false"/>
      <style:text-properties officeooo:rsid="0073e84a" officeooo:paragraph-rsid="0074befe"/>
    </style:style>
    <style:style style:name="P158" style:family="paragraph" style:parent-style-name="Text_20_body">
      <style:text-properties officeooo:rsid="0074befe" officeooo:paragraph-rsid="0074befe"/>
    </style:style>
    <style:style style:name="P159" style:family="paragraph" style:parent-style-name="Text_20_body">
      <style:paragraph-properties fo:margin-top="0cm" fo:margin-bottom="0cm" style:contextual-spacing="false"/>
      <style:text-properties officeooo:rsid="0074befe" officeooo:paragraph-rsid="0074befe"/>
    </style:style>
    <style:style style:name="P160" style:family="paragraph" style:parent-style-name="Text_20_body">
      <style:paragraph-properties fo:margin-top="0cm" fo:margin-bottom="0cm" style:contextual-spacing="false"/>
      <style:text-properties officeooo:rsid="0064f5e8" officeooo:paragraph-rsid="0064f5e8"/>
    </style:style>
    <style:style style:name="P161" style:family="paragraph" style:parent-style-name="Text_20_body">
      <style:paragraph-properties fo:margin-top="0cm" fo:margin-bottom="0cm" style:contextual-spacing="false"/>
      <style:text-properties officeooo:rsid="0089dc1a" officeooo:paragraph-rsid="0089dc1a"/>
    </style:style>
    <style:style style:name="P162" style:family="paragraph" style:parent-style-name="Text_20_body">
      <style:paragraph-properties fo:margin-top="0cm" fo:margin-bottom="0cm" style:contextual-spacing="false"/>
      <style:text-properties officeooo:rsid="008af743" officeooo:paragraph-rsid="008af743"/>
    </style:style>
    <style:style style:name="P163" style:family="paragraph" style:parent-style-name="Text_20_body">
      <style:text-properties officeooo:rsid="008af743" officeooo:paragraph-rsid="008af743"/>
    </style:style>
    <style:style style:name="P164" style:family="paragraph" style:parent-style-name="Text_20_body">
      <style:text-properties officeooo:rsid="008af889" officeooo:paragraph-rsid="008af889"/>
    </style:style>
    <style:style style:name="P165" style:family="paragraph" style:parent-style-name="Text_20_body">
      <style:text-properties officeooo:rsid="008b86e5" officeooo:paragraph-rsid="008b86e5"/>
    </style:style>
    <style:style style:name="P166" style:family="paragraph" style:parent-style-name="Text_20_body">
      <style:paragraph-properties fo:margin-top="0cm" fo:margin-bottom="0cm" style:contextual-spacing="false"/>
      <style:text-properties officeooo:rsid="008fe544" officeooo:paragraph-rsid="008fe544"/>
    </style:style>
    <style:style style:name="P167" style:family="paragraph" style:parent-style-name="Text_20_body">
      <style:paragraph-properties fo:margin-top="0cm" fo:margin-bottom="0cm" style:contextual-spacing="false"/>
      <style:text-properties officeooo:rsid="0094b2eb" officeooo:paragraph-rsid="0094b2eb"/>
    </style:style>
    <style:style style:name="P168" style:family="paragraph" style:parent-style-name="Text_20_body">
      <style:paragraph-properties fo:margin-top="0cm" fo:margin-bottom="0cm" style:contextual-spacing="false"/>
      <style:text-properties officeooo:rsid="0095bff0" officeooo:paragraph-rsid="0095bff0"/>
    </style:style>
    <style:style style:name="P169" style:family="paragraph" style:parent-style-name="Text_20_body">
      <style:paragraph-properties fo:margin-top="0cm" fo:margin-bottom="0cm" style:contextual-spacing="false"/>
      <style:text-properties officeooo:rsid="00974039" officeooo:paragraph-rsid="00974039"/>
    </style:style>
    <style:style style:name="P170" style:family="paragraph" style:parent-style-name="Text_20_body">
      <style:paragraph-properties fo:margin-top="0cm" fo:margin-bottom="0cm" style:contextual-spacing="false"/>
      <style:text-properties officeooo:rsid="00977586" officeooo:paragraph-rsid="00977586"/>
    </style:style>
    <style:style style:name="P171" style:family="paragraph" style:parent-style-name="Text_20_body">
      <style:paragraph-properties fo:margin-top="0cm" fo:margin-bottom="0cm" style:contextual-spacing="false"/>
      <style:text-properties officeooo:rsid="00977586" officeooo:paragraph-rsid="0099a42c"/>
    </style:style>
    <style:style style:name="P172" style:family="paragraph" style:parent-style-name="Text_20_body">
      <style:paragraph-properties fo:margin-top="0cm" fo:margin-bottom="0cm" style:contextual-spacing="false"/>
      <style:text-properties officeooo:rsid="0099a42c" officeooo:paragraph-rsid="0099a42c"/>
    </style:style>
    <style:style style:name="P173" style:family="paragraph" style:parent-style-name="Text_20_body">
      <style:paragraph-properties fo:margin-top="0cm" fo:margin-bottom="0cm" style:contextual-spacing="false"/>
      <style:text-properties officeooo:rsid="009afef9" officeooo:paragraph-rsid="009afef9"/>
    </style:style>
    <style:style style:name="P174" style:family="paragraph" style:parent-style-name="Text_20_body">
      <style:paragraph-properties fo:margin-top="0cm" fo:margin-bottom="0cm" style:contextual-spacing="false"/>
      <style:text-properties officeooo:rsid="009ce8bb" officeooo:paragraph-rsid="009ce8bb"/>
    </style:style>
    <style:style style:name="P175" style:family="paragraph" style:parent-style-name="Text_20_body">
      <style:paragraph-properties fo:margin-top="0cm" fo:margin-bottom="0cm" style:contextual-spacing="false"/>
      <style:text-properties officeooo:rsid="009820a9" officeooo:paragraph-rsid="0099a42c"/>
    </style:style>
    <style:style style:name="P176" style:family="paragraph" style:parent-style-name="Text_20_body">
      <style:paragraph-properties fo:margin-top="0cm" fo:margin-bottom="0cm" style:contextual-spacing="false"/>
      <style:text-properties officeooo:rsid="009d23cc" officeooo:paragraph-rsid="009d23cc"/>
    </style:style>
    <style:style style:name="P177" style:family="paragraph" style:parent-style-name="Text_20_body">
      <style:paragraph-properties fo:margin-top="0cm" fo:margin-bottom="0cm" style:contextual-spacing="false"/>
      <style:text-properties officeooo:rsid="009d3fff" officeooo:paragraph-rsid="009d3fff"/>
    </style:style>
    <style:style style:name="P178" style:family="paragraph" style:parent-style-name="Text_20_body">
      <style:paragraph-properties fo:margin-top="0cm" fo:margin-bottom="0cm" style:contextual-spacing="false"/>
      <style:text-properties officeooo:rsid="008d847a" officeooo:paragraph-rsid="008d847a"/>
    </style:style>
    <style:style style:name="P179" style:family="paragraph" style:parent-style-name="Standard">
      <style:text-properties style:text-line-through-style="none" style:text-line-through-type="none" fo:language="de" fo:country="DE" officeooo:rsid="00a2952d" officeooo:paragraph-rsid="00a2952d" fo:background-color="transparent"/>
    </style:style>
    <style:style style:name="P180" style:family="paragraph" style:parent-style-name="Standard">
      <style:text-properties style:text-line-through-style="none" style:text-line-through-type="none" fo:language="de" fo:country="DE" officeooo:rsid="00a2edfe" officeooo:paragraph-rsid="00a2edfe" fo:background-color="transparent"/>
    </style:style>
    <style:style style:name="P181" style:family="paragraph" style:parent-style-name="Standard">
      <style:text-properties style:text-line-through-style="none" style:text-line-through-type="none" fo:language="de" fo:country="DE" officeooo:rsid="00a4a6ac" officeooo:paragraph-rsid="00a4a6ac" fo:background-color="transparent"/>
    </style:style>
    <style:style style:name="P182" style:family="paragraph" style:parent-style-name="Standard">
      <style:text-properties style:text-line-through-style="none" style:text-line-through-type="none" fo:language="de" fo:country="DE" officeooo:rsid="00a580ef" officeooo:paragraph-rsid="00a580ef" fo:background-color="transparent"/>
    </style:style>
    <style:style style:name="P183" style:family="paragraph" style:parent-style-name="Standard">
      <style:text-properties style:text-line-through-style="none" style:text-line-through-type="none" fo:language="de" fo:country="DE" officeooo:rsid="00a75afe" officeooo:paragraph-rsid="00a75afe" fo:background-color="transparent"/>
    </style:style>
    <style:style style:name="P184" style:family="paragraph" style:parent-style-name="Standard">
      <style:text-properties style:text-line-through-style="none" style:text-line-through-type="none" fo:language="de" fo:country="DE" officeooo:rsid="00a8df15" officeooo:paragraph-rsid="00a8df15" fo:background-color="transparent"/>
    </style:style>
    <style:style style:name="P185" style:family="paragraph" style:parent-style-name="Standard">
      <style:text-properties style:text-line-through-style="none" style:text-line-through-type="none" fo:language="de" fo:country="DE" officeooo:rsid="0006b69b" officeooo:paragraph-rsid="0009f151"/>
    </style:style>
    <style:style style:name="P186" style:family="paragraph" style:parent-style-name="Standard">
      <style:text-properties style:text-line-through-style="none" style:text-line-through-type="none" fo:language="de" fo:country="DE" officeooo:rsid="0006b69b" officeooo:paragraph-rsid="003662c3"/>
    </style:style>
    <style:style style:name="P187" style:family="paragraph" style:parent-style-name="Text_20_body">
      <style:paragraph-properties fo:margin-top="0cm" fo:margin-bottom="0cm" style:contextual-spacing="false"/>
      <style:text-properties officeooo:rsid="00ad4aba" officeooo:paragraph-rsid="00ad4aba"/>
    </style:style>
    <style:style style:name="P188" style:family="paragraph" style:parent-style-name="Text_20_body">
      <style:paragraph-properties fo:margin-top="0cm" fo:margin-bottom="0cm" style:contextual-spacing="false"/>
      <style:text-properties fo:font-weight="bold" officeooo:rsid="00ad4aba" officeooo:paragraph-rsid="00ad4aba" style:font-weight-asian="bold" style:font-weight-complex="bold"/>
    </style:style>
    <style:style style:name="P189" style:family="paragraph" style:parent-style-name="Text_20_body">
      <style:paragraph-properties fo:margin-top="0cm" fo:margin-bottom="0cm" style:contextual-spacing="false"/>
      <style:text-properties fo:font-weight="bold" officeooo:rsid="009ce8bb" officeooo:paragraph-rsid="009ce8bb" style:font-weight-asian="bold" style:font-weight-complex="bold"/>
    </style:style>
    <style:style style:name="P190" style:family="paragraph" style:parent-style-name="Text_20_body">
      <style:paragraph-properties fo:margin-top="0cm" fo:margin-bottom="0cm" style:contextual-spacing="false"/>
      <style:text-properties officeooo:rsid="00b007bd" officeooo:paragraph-rsid="00b007bd"/>
    </style:style>
    <style:style style:name="P191" style:family="paragraph" style:parent-style-name="Heading_20_3">
      <style:text-properties officeooo:rsid="00b366c4" officeooo:paragraph-rsid="00b366c4"/>
    </style:style>
    <style:style style:name="P192" style:family="paragraph" style:parent-style-name="Heading_20_3">
      <style:text-properties officeooo:paragraph-rsid="00ad4aba"/>
    </style:style>
    <style:style style:name="P193" style:family="paragraph" style:parent-style-name="Heading_20_3">
      <style:text-properties officeooo:rsid="00b9447c" officeooo:paragraph-rsid="00b9447c"/>
    </style:style>
    <style:style style:name="P194" style:family="paragraph" style:parent-style-name="Heading_20_3">
      <style:text-properties officeooo:rsid="00c32658" officeooo:paragraph-rsid="00c32658"/>
    </style:style>
    <style:style style:name="P195" style:family="paragraph" style:parent-style-name="Heading_20_3">
      <style:text-properties officeooo:paragraph-rsid="00c5f9c2"/>
    </style:style>
    <style:style style:name="P196" style:family="paragraph" style:parent-style-name="Heading_20_3">
      <style:text-properties fo:language="de" fo:country="DE" officeooo:rsid="00f310ec" officeooo:paragraph-rsid="00cb589b"/>
    </style:style>
    <style:style style:name="P197" style:family="paragraph" style:parent-style-name="Standard">
      <style:text-properties fo:language="de" fo:country="DE" officeooo:rsid="00d76e80" officeooo:paragraph-rsid="00c32658"/>
    </style:style>
    <style:style style:name="P198" style:family="paragraph" style:parent-style-name="Standard">
      <style:text-properties fo:language="de" fo:country="DE" officeooo:rsid="00d9f207" officeooo:paragraph-rsid="00c32658"/>
    </style:style>
    <style:style style:name="P199" style:family="paragraph" style:parent-style-name="Standard">
      <style:text-properties fo:language="de" fo:country="DE" officeooo:rsid="00dab5fa" officeooo:paragraph-rsid="00c32658"/>
    </style:style>
    <style:style style:name="P200" style:family="paragraph" style:parent-style-name="Standard">
      <style:text-properties fo:language="de" fo:country="DE" officeooo:rsid="00dc7f8d" officeooo:paragraph-rsid="00c32658"/>
    </style:style>
    <style:style style:name="P201" style:family="paragraph" style:parent-style-name="Standard">
      <style:text-properties fo:language="de" fo:country="DE" officeooo:rsid="00ded43d" officeooo:paragraph-rsid="00c32658"/>
    </style:style>
    <style:style style:name="P202" style:family="paragraph" style:parent-style-name="Standard">
      <style:text-properties fo:language="de" fo:country="DE" officeooo:rsid="00e0016a" officeooo:paragraph-rsid="00c32658"/>
    </style:style>
    <style:style style:name="P203" style:family="paragraph" style:parent-style-name="Standard">
      <style:text-properties fo:language="de" fo:country="DE" officeooo:rsid="00e29df1" officeooo:paragraph-rsid="00c32658"/>
    </style:style>
    <style:style style:name="P204" style:family="paragraph" style:parent-style-name="Standard">
      <style:text-properties fo:language="de" fo:country="DE" fo:font-style="italic" officeooo:rsid="00e29df1" officeooo:paragraph-rsid="00c32658" style:font-style-asian="italic" style:font-style-complex="italic"/>
    </style:style>
    <style:style style:name="P205" style:family="paragraph" style:parent-style-name="Standard">
      <style:text-properties fo:language="de" fo:country="DE" officeooo:rsid="00e6d7bb" officeooo:paragraph-rsid="00c32658"/>
    </style:style>
    <style:style style:name="P206" style:family="paragraph" style:parent-style-name="Standard">
      <style:text-properties fo:language="de" fo:country="DE" officeooo:rsid="00e89fc9" officeooo:paragraph-rsid="00c32658"/>
    </style:style>
    <style:style style:name="P207" style:family="paragraph" style:parent-style-name="Standard">
      <style:text-properties fo:language="de" fo:country="DE" officeooo:rsid="00e2fd9e" officeooo:paragraph-rsid="00c32658"/>
    </style:style>
    <style:style style:name="P208" style:family="paragraph" style:parent-style-name="Standard">
      <style:text-properties fo:language="de" fo:country="DE" officeooo:rsid="00c32658" officeooo:paragraph-rsid="00c32658"/>
    </style:style>
    <style:style style:name="P209" style:family="paragraph" style:parent-style-name="Standard">
      <style:text-properties fo:language="de" fo:country="DE" officeooo:rsid="00f097f5" officeooo:paragraph-rsid="00c5f9c2"/>
    </style:style>
    <style:style style:name="P210" style:family="paragraph" style:parent-style-name="Standard">
      <style:text-properties fo:language="de" fo:country="DE" officeooo:rsid="00f097f5" officeooo:paragraph-rsid="00c6b0ee"/>
    </style:style>
    <style:style style:name="P211" style:family="paragraph" style:parent-style-name="Standard">
      <style:text-properties fo:language="de" fo:country="DE" officeooo:rsid="00ea46ce" officeooo:paragraph-rsid="00c5f9c2"/>
    </style:style>
    <style:style style:name="P212" style:family="paragraph" style:parent-style-name="Standard">
      <style:text-properties fo:language="de" fo:country="DE" officeooo:rsid="00f0030e" officeooo:paragraph-rsid="00c5f9c2"/>
    </style:style>
    <style:style style:name="P213" style:family="paragraph" style:parent-style-name="Standard">
      <style:text-properties officeooo:paragraph-rsid="00c6b0ee"/>
    </style:style>
    <style:style style:name="P214" style:family="paragraph" style:parent-style-name="Standard">
      <style:text-properties officeooo:paragraph-rsid="00c788ec"/>
    </style:style>
    <style:style style:name="P215" style:family="paragraph" style:parent-style-name="Standard">
      <style:text-properties officeooo:paragraph-rsid="000ad27b"/>
    </style:style>
    <style:style style:name="P216" style:family="paragraph" style:parent-style-name="Text_20_body">
      <style:text-properties officeooo:rsid="00b9447c" officeooo:paragraph-rsid="00b9447c"/>
    </style:style>
    <style:style style:name="P217" style:family="paragraph" style:parent-style-name="Text_20_body">
      <style:text-properties officeooo:rsid="00ba390f" officeooo:paragraph-rsid="00ba390f"/>
    </style:style>
    <style:style style:name="P218" style:family="paragraph" style:parent-style-name="Text_20_body">
      <style:text-properties fo:language="de" fo:country="DE" officeooo:rsid="00e45413" officeooo:paragraph-rsid="00c32658"/>
    </style:style>
    <style:style style:name="P219" style:family="paragraph" style:parent-style-name="Text_20_body">
      <style:text-properties fo:language="de" fo:country="DE" officeooo:rsid="00c32658" officeooo:paragraph-rsid="00c32658"/>
    </style:style>
    <style:style style:name="P220" style:family="paragraph" style:parent-style-name="Text_20_body">
      <style:text-properties fo:language="de" fo:country="DE" officeooo:rsid="00c3c3f2" officeooo:paragraph-rsid="00c3c3f2"/>
    </style:style>
    <style:style style:name="P221" style:family="paragraph" style:parent-style-name="Text_20_body">
      <style:text-properties officeooo:rsid="00cb589b" officeooo:paragraph-rsid="00cb589b"/>
    </style:style>
    <style:style style:name="P222" style:family="paragraph" style:parent-style-name="Text_20_body">
      <style:text-properties officeooo:rsid="00cccdee" officeooo:paragraph-rsid="00cccdee"/>
    </style:style>
    <style:style style:name="P223" style:family="paragraph" style:parent-style-name="Text_20_body">
      <style:text-properties officeooo:rsid="00ceba0a" officeooo:paragraph-rsid="00ceba0a"/>
    </style:style>
    <style:style style:name="P224" style:family="paragraph" style:parent-style-name="Text_20_body">
      <style:text-properties officeooo:rsid="00cf0443" officeooo:paragraph-rsid="00cf0443"/>
    </style:style>
    <style:style style:name="T1" style:family="text">
      <style:text-properties officeooo:rsid="0050d08e"/>
    </style:style>
    <style:style style:name="T2" style:family="text">
      <style:text-properties officeooo:rsid="00523c4c"/>
    </style:style>
    <style:style style:name="T3" style:family="text">
      <style:text-properties officeooo:rsid="00537f98"/>
    </style:style>
    <style:style style:name="T4" style:family="text">
      <style:text-properties officeooo:rsid="0054ec98"/>
    </style:style>
    <style:style style:name="T5" style:family="text">
      <style:text-properties officeooo:rsid="005919a1"/>
    </style:style>
    <style:style style:name="T6" style:family="text">
      <style:text-properties officeooo:rsid="0006b69b"/>
    </style:style>
    <style:style style:name="T7" style:family="text">
      <style:text-properties officeooo:rsid="0009963b"/>
    </style:style>
    <style:style style:name="T8" style:family="text">
      <style:text-properties officeooo:rsid="0009f151"/>
    </style:style>
    <style:style style:name="T9" style:family="text">
      <style:text-properties officeooo:rsid="000ad27b"/>
    </style:style>
    <style:style style:name="T10" style:family="text">
      <style:text-properties officeooo:rsid="000d1500"/>
    </style:style>
    <style:style style:name="T11" style:family="text">
      <style:text-properties officeooo:rsid="000e6742"/>
    </style:style>
    <style:style style:name="T12" style:family="text">
      <style:text-properties officeooo:rsid="00106acc"/>
    </style:style>
    <style:style style:name="T13" style:family="text">
      <style:text-properties officeooo:rsid="0060b139"/>
    </style:style>
    <style:style style:name="T14" style:family="text">
      <style:text-properties officeooo:rsid="00623c9a"/>
    </style:style>
    <style:style style:name="T15" style:family="text">
      <style:text-properties officeooo:rsid="0067c0e1"/>
    </style:style>
    <style:style style:name="T16" style:family="text">
      <style:text-properties officeooo:rsid="007a55fb"/>
    </style:style>
    <style:style style:name="T17" style:family="text">
      <style:text-properties officeooo:rsid="007e2f4a"/>
    </style:style>
    <style:style style:name="T18" style:family="text">
      <style:text-properties officeooo:rsid="007ff7ab"/>
    </style:style>
    <style:style style:name="T19" style:family="text">
      <style:text-properties officeooo:rsid="00832d10"/>
    </style:style>
    <style:style style:name="T20" style:family="text">
      <style:text-properties officeooo:rsid="0083531b"/>
    </style:style>
    <style:style style:name="T21" style:family="text">
      <style:text-properties officeooo:rsid="0084ddfc"/>
    </style:style>
    <style:style style:name="T22" style:family="text">
      <style:text-properties officeooo:rsid="00643b00"/>
    </style:style>
    <style:style style:name="T23" style:family="text">
      <style:text-properties officeooo:rsid="0068ae31"/>
    </style:style>
    <style:style style:name="T24" style:family="text">
      <style:text-properties officeooo:rsid="006a25a8"/>
    </style:style>
    <style:style style:name="T25" style:family="text">
      <style:text-properties officeooo:rsid="006bd696"/>
    </style:style>
    <style:style style:name="T26" style:family="text">
      <style:text-properties officeooo:rsid="006be5c8"/>
    </style:style>
    <style:style style:name="T27" style:family="text">
      <style:text-properties officeooo:rsid="006d3e31"/>
    </style:style>
    <style:style style:name="T28" style:family="text">
      <style:text-properties officeooo:rsid="006e4535"/>
    </style:style>
    <style:style style:name="T29" style:family="text">
      <style:text-properties officeooo:rsid="00751d85"/>
    </style:style>
    <style:style style:name="T30" style:family="text">
      <style:text-properties officeooo:rsid="00781d32"/>
    </style:style>
    <style:style style:name="T31" style:family="text">
      <style:text-properties officeooo:rsid="0086d14c"/>
    </style:style>
    <style:style style:name="T32" style:family="text">
      <style:text-properties officeooo:rsid="0087ef54"/>
    </style:style>
    <style:style style:name="T33" style:family="text">
      <style:text-properties officeooo:rsid="008898c0"/>
    </style:style>
    <style:style style:name="T34" style:family="text">
      <style:text-properties officeooo:rsid="0088c6af"/>
    </style:style>
    <style:style style:name="T35" style:family="text">
      <style:text-properties officeooo:rsid="008a87c6"/>
    </style:style>
    <style:style style:name="T36" style:family="text">
      <style:text-properties officeooo:rsid="008aa6ae"/>
    </style:style>
    <style:style style:name="T37" style:family="text">
      <style:text-properties officeooo:rsid="008c293c"/>
    </style:style>
    <style:style style:name="T38" style:family="text">
      <style:text-properties officeooo:rsid="008cd028"/>
    </style:style>
    <style:style style:name="T39" style:family="text">
      <style:text-properties officeooo:rsid="008dd47f"/>
    </style:style>
    <style:style style:name="T40" style:family="text">
      <style:text-properties officeooo:rsid="00243f72"/>
    </style:style>
    <style:style style:name="T41" style:family="text">
      <style:text-properties officeooo:rsid="002794a7"/>
    </style:style>
    <style:style style:name="T42" style:family="text">
      <style:text-properties officeooo:rsid="0027f370"/>
    </style:style>
    <style:style style:name="T43" style:family="text">
      <style:text-properties officeooo:rsid="0028b14a"/>
    </style:style>
    <style:style style:name="T44" style:family="text">
      <style:text-properties officeooo:rsid="0029c2b0"/>
    </style:style>
    <style:style style:name="T45" style:family="text">
      <style:text-properties officeooo:rsid="002a1792"/>
    </style:style>
    <style:style style:name="T46" style:family="text">
      <style:text-properties officeooo:rsid="002b6f2f"/>
    </style:style>
    <style:style style:name="T47" style:family="text">
      <style:text-properties officeooo:rsid="002b8f5f"/>
    </style:style>
    <style:style style:name="T48" style:family="text">
      <style:text-properties officeooo:rsid="002c34ec"/>
    </style:style>
    <style:style style:name="T49" style:family="text">
      <style:text-properties officeooo:rsid="002e26d0"/>
    </style:style>
    <style:style style:name="T50" style:family="text">
      <style:text-properties officeooo:rsid="002e999b"/>
    </style:style>
    <style:style style:name="T51" style:family="text">
      <style:text-properties officeooo:rsid="002eb25d"/>
    </style:style>
    <style:style style:name="T52" style:family="text">
      <style:text-properties officeooo:rsid="0030585f"/>
    </style:style>
    <style:style style:name="T53" style:family="text">
      <style:text-properties officeooo:rsid="0031ddb6"/>
    </style:style>
    <style:style style:name="T54" style:family="text">
      <style:text-properties officeooo:rsid="00324750"/>
    </style:style>
    <style:style style:name="T55" style:family="text">
      <style:text-properties officeooo:rsid="0033bdfd"/>
    </style:style>
    <style:style style:name="T56" style:family="text">
      <style:text-properties officeooo:rsid="00348f7c"/>
    </style:style>
    <style:style style:name="T57" style:family="text">
      <style:text-properties officeooo:rsid="00364485"/>
    </style:style>
    <style:style style:name="T58" style:family="text">
      <style:text-properties officeooo:rsid="003662c3"/>
    </style:style>
    <style:style style:name="T59" style:family="text">
      <style:text-properties officeooo:rsid="0037d66b"/>
    </style:style>
    <style:style style:name="T60" style:family="text">
      <style:text-properties officeooo:rsid="00384fea"/>
    </style:style>
    <style:style style:name="T61" style:family="text">
      <style:text-properties officeooo:rsid="003a21a6"/>
    </style:style>
    <style:style style:name="T62" style:family="text">
      <style:text-properties officeooo:rsid="003badb3"/>
    </style:style>
    <style:style style:name="T63" style:family="text">
      <style:text-properties officeooo:rsid="003d5db7"/>
    </style:style>
    <style:style style:name="T64" style:family="text">
      <style:text-properties officeooo:rsid="003ea566"/>
    </style:style>
    <style:style style:name="T65" style:family="text">
      <style:text-properties officeooo:rsid="003fa33b"/>
    </style:style>
    <style:style style:name="T66" style:family="text">
      <style:text-properties officeooo:rsid="0040b8cf"/>
    </style:style>
    <style:style style:name="T67" style:family="text">
      <style:text-properties officeooo:rsid="0043177b"/>
    </style:style>
    <style:style style:name="T68" style:family="text">
      <style:text-properties officeooo:rsid="004808f4"/>
    </style:style>
    <style:style style:name="T69" style:family="text">
      <style:text-properties officeooo:rsid="00485eaf"/>
    </style:style>
    <style:style style:name="T70" style:family="text">
      <style:text-properties officeooo:rsid="004a17cd"/>
    </style:style>
    <style:style style:name="T71" style:family="text">
      <style:text-properties officeooo:rsid="004bba89"/>
    </style:style>
    <style:style style:name="T72" style:family="text">
      <style:text-properties officeooo:rsid="004c6c2a"/>
    </style:style>
    <style:style style:name="T73" style:family="text">
      <style:text-properties officeooo:rsid="004e02ca"/>
    </style:style>
    <style:style style:name="T74" style:family="text">
      <style:text-properties officeooo:rsid="00611316"/>
    </style:style>
    <style:style style:name="T75" style:family="text">
      <style:text-properties officeooo:rsid="00618c64"/>
    </style:style>
    <style:style style:name="T76" style:family="text">
      <style:text-properties officeooo:rsid="00621f61"/>
    </style:style>
    <style:style style:name="T77" style:family="text">
      <style:text-properties officeooo:rsid="006394bb"/>
    </style:style>
    <style:style style:name="T78" style:family="text">
      <style:text-properties officeooo:rsid="0064572b"/>
    </style:style>
    <style:style style:name="T79" style:family="text">
      <style:text-properties officeooo:rsid="00646e19"/>
    </style:style>
    <style:style style:name="T80" style:family="text">
      <style:text-properties officeooo:rsid="006598a8"/>
    </style:style>
    <style:style style:name="T81" style:family="text">
      <style:text-properties officeooo:rsid="00669a60"/>
    </style:style>
    <style:style style:name="T82" style:family="text">
      <style:text-properties officeooo:rsid="00680bc4"/>
    </style:style>
    <style:style style:name="T83" style:family="text">
      <style:text-properties officeooo:rsid="00696be0"/>
    </style:style>
    <style:style style:name="T84" style:family="text">
      <style:text-properties officeooo:rsid="006dc11a"/>
    </style:style>
    <style:style style:name="T85" style:family="text">
      <style:text-properties officeooo:rsid="0072f285"/>
    </style:style>
    <style:style style:name="T86" style:family="text">
      <style:text-properties officeooo:rsid="0073e84a"/>
    </style:style>
    <style:style style:name="T87" style:family="text">
      <style:text-properties officeooo:rsid="0074befe"/>
    </style:style>
    <style:style style:name="T88" style:family="text">
      <style:text-properties officeooo:rsid="007e10af"/>
    </style:style>
    <style:style style:name="T89" style:family="text">
      <style:text-properties officeooo:rsid="007f3250"/>
    </style:style>
    <style:style style:name="T90" style:family="text">
      <style:text-properties officeooo:rsid="0083153e"/>
    </style:style>
    <style:style style:name="T91" style:family="text">
      <style:text-properties officeooo:rsid="0083d93c"/>
    </style:style>
    <style:style style:name="T92" style:family="text">
      <style:text-properties officeooo:rsid="00845fcd"/>
    </style:style>
    <style:style style:name="T93" style:family="text">
      <style:text-properties officeooo:rsid="00864797"/>
    </style:style>
    <style:style style:name="T94" style:family="text">
      <style:text-properties officeooo:rsid="00886c50"/>
    </style:style>
    <style:style style:name="T95" style:family="text">
      <style:text-properties fo:background-color="#ffff00" loext:char-shading-value="0"/>
    </style:style>
    <style:style style:name="T96" style:family="text">
      <style:text-properties officeooo:rsid="00886c50" fo:background-color="#ffff00" loext:char-shading-value="0"/>
    </style:style>
    <style:style style:name="T97" style:family="text">
      <style:text-properties officeooo:rsid="0089dc1a"/>
    </style:style>
    <style:style style:name="T98" style:family="text">
      <style:text-properties officeooo:rsid="008af743"/>
    </style:style>
    <style:style style:name="T99" style:family="text">
      <style:text-properties officeooo:rsid="008b86e5"/>
    </style:style>
    <style:style style:name="T100" style:family="text">
      <style:text-properties officeooo:rsid="008bb063"/>
    </style:style>
    <style:style style:name="T101" style:family="text">
      <style:text-properties officeooo:rsid="008d847a"/>
    </style:style>
    <style:style style:name="T102" style:family="text">
      <style:text-properties officeooo:rsid="008e87fc"/>
    </style:style>
    <style:style style:name="T103" style:family="text">
      <style:text-properties officeooo:rsid="008f0b89"/>
    </style:style>
    <style:style style:name="T104" style:family="text">
      <style:text-properties officeooo:rsid="009040a7"/>
    </style:style>
    <style:style style:name="T105" style:family="text">
      <style:text-properties officeooo:rsid="00918871"/>
    </style:style>
    <style:style style:name="T106" style:family="text">
      <style:text-properties officeooo:rsid="0092e1bf"/>
    </style:style>
    <style:style style:name="T107" style:family="text">
      <style:text-properties officeooo:rsid="00967331"/>
    </style:style>
    <style:style style:name="T108" style:family="text">
      <style:text-properties officeooo:rsid="009820a9"/>
    </style:style>
    <style:style style:name="T109" style:family="text">
      <style:text-properties officeooo:rsid="0099a42c"/>
    </style:style>
    <style:style style:name="T110" style:family="text">
      <style:text-properties officeooo:rsid="009afef9"/>
    </style:style>
    <style:style style:name="T111" style:family="text">
      <style:text-properties officeooo:rsid="009bbd8a"/>
    </style:style>
    <style:style style:name="T112" style:family="text">
      <style:text-properties officeooo:rsid="009ce8bb"/>
    </style:style>
    <style:style style:name="T113" style:family="text">
      <style:text-properties officeooo:rsid="009cec1d"/>
    </style:style>
    <style:style style:name="T114" style:family="text">
      <style:text-properties officeooo:rsid="009d3fff"/>
    </style:style>
    <style:style style:name="T115" style:family="text">
      <style:text-properties officeooo:rsid="009f3b95"/>
    </style:style>
    <style:style style:name="T116" style:family="text">
      <style:text-properties officeooo:rsid="009f4e5a"/>
    </style:style>
    <style:style style:name="T117" style:family="text">
      <style:text-properties officeooo:rsid="00a1ea31"/>
    </style:style>
    <style:style style:name="T118" style:family="text">
      <style:text-properties officeooo:rsid="00a2edfe"/>
    </style:style>
    <style:style style:name="T119" style:family="text">
      <style:text-properties officeooo:rsid="00a4a539"/>
    </style:style>
    <style:style style:name="T120" style:family="text">
      <style:text-properties style:text-line-through-style="none" style:text-line-through-type="none" fo:background-color="transparent" loext:char-shading-value="0"/>
    </style:style>
    <style:style style:name="T121" style:family="text">
      <style:text-properties style:text-line-through-style="none" style:text-line-through-type="none" officeooo:rsid="00a2edfe" fo:background-color="transparent" loext:char-shading-value="0"/>
    </style:style>
    <style:style style:name="T122" style:family="text">
      <style:text-properties officeooo:rsid="00a4a6ac"/>
    </style:style>
    <style:style style:name="T123" style:family="text">
      <style:text-properties officeooo:rsid="00a580ef"/>
    </style:style>
    <style:style style:name="T124" style:family="text">
      <style:text-properties officeooo:rsid="00a75afe"/>
    </style:style>
    <style:style style:name="T125" style:family="text">
      <style:text-properties officeooo:rsid="00a8df15"/>
    </style:style>
    <style:style style:name="T126" style:family="text">
      <style:text-properties officeooo:rsid="00a9549c"/>
    </style:style>
    <style:style style:name="T127" style:family="text">
      <style:text-properties officeooo:rsid="00ab7313"/>
    </style:style>
    <style:style style:name="T128" style:family="text">
      <style:text-properties officeooo:rsid="00acfed6"/>
    </style:style>
    <style:style style:name="T129" style:family="text">
      <style:text-properties officeooo:rsid="00be0c51"/>
    </style:style>
    <style:style style:name="T130" style:family="text">
      <style:text-properties officeooo:rsid="00c002dc"/>
    </style:style>
    <style:style style:name="T131" style:family="text">
      <style:text-properties officeooo:rsid="00c15d2a"/>
    </style:style>
    <style:style style:name="T132" style:family="text">
      <style:text-properties officeooo:rsid="00b97b4a"/>
    </style:style>
    <style:style style:name="T133" style:family="text">
      <style:text-properties fo:language="de" fo:country="DE"/>
    </style:style>
    <style:style style:name="T134" style:family="text">
      <style:text-properties fo:language="de" fo:country="DE" officeooo:rsid="000ad27b"/>
    </style:style>
    <style:style style:name="T135" style:family="text">
      <style:text-properties fo:language="de" fo:country="DE" officeooo:rsid="00ab7313"/>
    </style:style>
    <style:style style:name="T136" style:family="text">
      <style:text-properties fo:language="de" fo:country="DE" officeooo:rsid="000adf89"/>
    </style:style>
    <style:style style:name="T137" style:family="text">
      <style:text-properties fo:language="de" fo:country="DE" officeooo:rsid="00f310ec"/>
    </style:style>
    <style:style style:name="T138" style:family="text">
      <style:text-properties officeooo:rsid="00e5f014"/>
    </style:style>
    <style:style style:name="T139" style:family="text">
      <style:text-properties officeooo:rsid="00d89ac1"/>
    </style:style>
    <style:style style:name="T140" style:family="text">
      <style:text-properties officeooo:rsid="00d9a53e"/>
    </style:style>
    <style:style style:name="T141" style:family="text">
      <style:text-properties officeooo:rsid="00d9f207"/>
    </style:style>
    <style:style style:name="T142" style:family="text">
      <style:text-properties officeooo:rsid="00dab5fa"/>
    </style:style>
    <style:style style:name="T143" style:family="text">
      <style:text-properties officeooo:rsid="00dc7f8d"/>
    </style:style>
    <style:style style:name="T144" style:family="text">
      <style:text-properties officeooo:rsid="00e6d7bb"/>
    </style:style>
    <style:style style:name="T145" style:family="text">
      <style:text-properties officeooo:rsid="00ddc97d"/>
    </style:style>
    <style:style style:name="T146" style:family="text">
      <style:text-properties officeooo:rsid="00ded43d"/>
    </style:style>
    <style:style style:name="T147" style:family="text">
      <style:text-properties officeooo:rsid="00e0016a"/>
    </style:style>
    <style:style style:name="T148" style:family="text">
      <style:text-properties officeooo:rsid="00e131d4"/>
    </style:style>
    <style:style style:name="T149" style:family="text">
      <style:text-properties officeooo:rsid="00e29df1"/>
    </style:style>
    <style:style style:name="T150" style:family="text">
      <style:text-properties officeooo:rsid="00e89fc9"/>
    </style:style>
    <style:style style:name="T151" style:family="text">
      <style:text-properties officeooo:rsid="00e2fd9e"/>
    </style:style>
    <style:style style:name="T152" style:family="text">
      <style:text-properties officeooo:rsid="00e45413"/>
    </style:style>
    <style:style style:name="T153" style:family="text">
      <style:text-properties officeooo:rsid="00c3c3f2"/>
    </style:style>
    <style:style style:name="T154" style:family="text">
      <style:text-properties officeooo:rsid="00eb6d81"/>
    </style:style>
    <style:style style:name="T155" style:family="text">
      <style:text-properties officeooo:rsid="00ef10ba"/>
    </style:style>
    <style:style style:name="T156" style:family="text">
      <style:text-properties officeooo:rsid="00ee535f"/>
    </style:style>
    <style:style style:name="T157" style:family="text">
      <style:text-properties officeooo:rsid="00f0030e"/>
    </style:style>
    <style:style style:name="T158" style:family="text">
      <style:text-properties officeooo:rsid="00f097f5"/>
    </style:style>
    <style:style style:name="T159" style:family="text">
      <style:text-properties officeooo:rsid="00c6b0ee"/>
    </style:style>
    <style:style style:name="T160" style:family="text">
      <style:text-properties officeooo:rsid="00c788ec"/>
    </style:style>
    <style:style style:name="T161" style:family="text">
      <style:text-properties officeooo:rsid="00c85ba2"/>
    </style:style>
    <style:style style:name="T162" style:family="text">
      <style:text-properties officeooo:rsid="00c9682a"/>
    </style:style>
    <style:style style:name="T163" style:family="text">
      <style:text-properties officeooo:rsid="00cccdee"/>
    </style:style>
    <style:style style:name="T164" style:family="text">
      <style:text-properties officeooo:rsid="00ceba0a"/>
    </style:style>
    <style:style style:name="T165" style:family="text">
      <style:text-properties officeooo:rsid="00cf0443"/>
    </style:style>
    <style:style style:name="T166" style:family="text">
      <style:text-properties officeooo:rsid="00d0d9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Handlung:</text:p>
      <text:p text:style-name="P163">Jemand: muss nicht echt sein, irgendwann fragt er, ob wir mitgehen wollen, einfach weg von hier. Er verspricht uns, dass dort alles besser wird, er sagt, wir müssten dort keine Angst mehr haben. Wir entscheiden uns dagegen, da sagt er, dann gehe er allein. Das stürzt uns in dem anderen Leben in Verzweiflung, wir quellen über von der Sehnsucht, als wäre der Gedanke/die Möglichkeit von jemand das einzige, das uns gehalten hat. <text:line-break/>Später, wenn wir uns mit Mutter versöhnt oder was auch immer haben/Therapie/das Ende der Lügen/die Erschöpfung als transgenerational angenommen…. sehen wir ihn am Tag wieder, wir entdecken das braune Haar zwischen den Rinden von Bäumen.</text:p>
      <text:p text:style-name="P163"/>
      <text:p text:style-name="P163">Reales Leben:</text:p>
      <text:p text:style-name="P163">mehr struktur, die Ordnung</text:p>
      <text:p text:style-name="P164">nachhause kommen</text:p>
      <text:p text:style-name="P164">über Kunstmuseum stolpern → ein menschenleerer Ort, weil sich werktags früh nachmittags niemand für Kunst interessiert.</text:p>
      <text:p text:style-name="P164">wir bleiben in dem Kunstmuseum → Zsh von Kunst und Erschöpfung → <text:span text:style-name="T99">wer sieht wo erschöpft aus?</text:span></text:p>
      <text:p text:style-name="P165">Woher kommt die Erschöpfung? Gibt es transgenerationale Erschöpfung/Traurigkeit?</text:p>
      <text:p text:style-name="P165">Wie erzeuge ich einen Lesefluss?</text:p>
      <text:p text:style-name="P164"/>
      <text:h text:style-name="Heading_20_3" text:outline-level="3">Ort/Raum und Wir</text:h>
      <text:p text:style-name="P61"/>
      <text:p text:style-name="P62">Ein jeder braucht einen Ort, sagte jemand, und ich gab ihm recht. Es braucht einen Ort, es braucht einen Raum. Ich glaube, sagte ich, dass es Menschen gibt, die diesen Raum in sich haben. Jemand überlegte, das könne sein. Er schaute mich an: Aber du, du hast ihn nicht in dir. </text:p>
      <text:p text:style-name="P62"/>
      <text:p text:style-name="P62"/>
      <text:p text:style-name="P61"/>
      <text:p text:style-name="P1"/>
      <text:p text:style-name="P1">2</text:p>
      <text:p text:style-name="P131">Ich bin wir. Das merke ich, wenn ich nachhause komme, wenn ich beginne zu schreiben. Von dem Ich ausgehend zu schreiben, <text:span text:style-name="T1">zwängt mich in eine Rolle, die ich nicht einnehmen kann. Die Anzahl der Ichs, die in dem Ich steckt, sprengt das Wort. Es sind wir, denke ich. Denken wir.</text:span></text:p>
      <text:p text:style-name="P1"/>
      <text:p text:style-name="P115">(das ich sollte hier <text:span text:style-name="T126">vllt</text:span> jünger sein?), dann muss evtl die ganz junge Version hinaus.</text:p>
      <text:p text:style-name="P1"/>
      <text:p text:style-name="P113">Wir erinnern uns: das Ich war kleiner als jetzt und fühlte sich zu voll. <text:s/><text:span text:style-name="T117">Es fragte sich, wer es eigentlich war und was sein Charakter war, was bloß ein Nebenprodukt des Aufwachsens in diesem Umfeld. </text:span>In dem Ich saßen andere, es meinte, die Familie darin zu erkennen, die Mutter und den Vater und die Großeltern, <text:span text:style-name="T117">es begriff</text:span> die Kindheit als eine ständige Imitation. Das Ich möchte diese Stimmen loswerden, es nimmt ein ums andere Mal das Obstmesser aus dem Küchenblock heraus. Es streicht mit dem Finger entlang der Kante, die scharf ist, nur um zu sehen, wie scharf sie ist. Kann es Blut sehen? Kann es Haut sein? <text:span text:style-name="T117">Kann es seine Haut in die Hand nehmen und sie von innen heraus säubern? Das Ich ist sich nicht sicher.</text:span></text:p>
      <text:p text:style-name="P114"><text:soft-page-break/>Wenn es einen Apfel schneidet, denkt es an dessen Kerne, und denkt sich auch Kerne in sich. Das Ich denkt es an eine Szene, die noch weiter zurückliegt. <text:span text:style-name="T120">Es kann sich daran nicht erinnern, es war noch zu klein. Es kennt lediglich die Erzählung der Mutter: Das Ich hätte sie gefragt, wer es sei, es war vielleicht fünf Jahre alt und an diesem Tag sehr ernst. Es stand lange am Spiegel, habe dort eine Bedeutung gesucht, in den feinen Poren der kindlichen Haut nach dem Inneren Ausschau gehalten. Es habe in jedes Loch gesehen. Soll den Mund so weit geöffnet haben, wie es es beim Zahnarzt nie freiwillig tun würde, bis man die rote Haut im Inneren der Kehle sieht. Es suchte in den Ohren und fand nichts, weil die Stimmen dort nur anderen gehörten. Es verrenkte sich vor dem Spiegel, sodass es für die Mutter seltsam ausgesehen haben muss. Die letzten Löcher waren das Pipiloch und das Kackloch, wie es sie damals unschuldig unwissend noch nannte. Als es die Unterhose nach unten streifte, griff die Mutter ein, unterbrach den Versuch in das Innerste vorzudringen, sagte, das mache man nicht. „Anstand“ verstand das Ich damals noch nicht, nur, dass diese beiden Löcher Teil einer verbotenen Zone waren. Später am Tag, die Mutter im Garten, hätte es sich noch immer nicht damit abgefunden. Wenn die Mutter davon erzählte, redet sie mit einem Lächeln, aber die Angst hört man ihrer Stimme an. Das Ich </text:span><text:span text:style-name="T121">sei</text:span><text:span text:style-name="T120"> in der Küche gewesen, das scharfe Messer lag in der Spülmaschine, die die Mutter oder der Vater zuvor geöffnet, aber nicht ausgeräumt hatten. Das Ich muss nach anderen Löchern gesucht haben.</text:span></text:p>
      <text:p text:style-name="P179">Die Außenseite des Armes war bloß leicht angeritzt, aber bei einem kleinen Kind, sieht schon eine geringe Menge an Blut zu viel aus. Als die Mutter in die Küche kam, <text:span text:style-name="T118">sah sie das Kind </text:span>und wie ruhig <text:span text:style-name="T118">es</text:span> das Messer noch immer in der Hand hielt. <text:span text:style-name="T118">Es </text:span>drückte an dem Schnitt, bis mehr Blut floss und <text:span text:style-name="T118">die</text:span> rechte, kleine Hand rot war. Was machst du, habe die Mutter entsetzt, erschrocken, gesagt, geschrien, das Ich suchen, habe d<text:span text:style-name="T118">as Kind</text:span> gesagt. Der Schnitt hörte nicht auf zu bluten. Beim Arzt bekam d<text:span text:style-name="T118">as Kind</text:span> einen Faden und einen Schokoladenriegel, die Mutter schämte sich und sagte bloß, das Kind habe sich geschnitten. Wie genau und wieso, sagte sie nicht.<text:span text:style-name="T119">) vielleicht raus weil doppelt?</text:span></text:p>
      <text:p text:style-name="P179"/>
      <text:p text:style-name="P180">Das Ich versteht das Kind. Es ist ein paar Jahre älter, es hat Verzweiflungen erfahren, es hat sich mit den Eltern schon mehrmals überworfen, auf die leise Art, wie es seine Art. Das Ich ist meistens brav. Es spürt die anderen in sich und einmal geht es zum Drogeriemarkt, es kauft sich dort einen wasserfesten Edding und ein Geodreieck. Das Geodreieck aus der Schule hat keine <text:span text:style-name="T119">dritte Ecke mehr und das Ich braucht die dritte Ecke, am meisten für den Kopf, der viel mehr braucht als die Hände. Alles braucht es neu, den Edding, das Dreieck und auch das Messer kauft es neu, es spürt, dass der zu verwendende Gegenstand nie den Blicken von Ihnen ausgesetzt gewesen sein darf. Das Ich sitzt im Schneidersitz vor dem Spiegel. Es ist derselbe Spiegel, vor dem es schon einmal stand. Er hängt im Flur im Obergeschoss des Hauses, das auch dasselbe ist, in dem das Kind aufwuchs. Das Ich hat sich den Oberkörper frei gemacht, in der Erinnerung muss es Herbst oder Winter sein, denn auf der Haut haben sich die Härchen fröstelnd aufgestellt. Das Ich befühlt seinen Oberkörper, es fährt sich über die Brust, die Brustwarzen, die der Kälte wegen härter sind als für gewöhnlich, den Bauch, es zieht ein und aus. Das Ich weiß bereits, was gut ist und was schlecht, wie weit ein Bauch hervorstehen darf, maximal. Aber jetzt, wie es sich versucht, von den Ihnen zu befreien, wie es sich vom Aufwachsen lösen möchte, denkt es nur wenig über den Bauch nach, es lässt ihn sein, wie er ist. </text:span><text:span text:style-name="T122">Es ist sich nicht sicher, an welcher Stelle sie sitzen, es fährt sich mit der rechten Hand über die ganze Haut des Oberkörpers und den linken Arm. Es versucht hinein zu spüren. Das Ich erinnert sich an ein aufgeschnapptes Gespräch aus dem letzten Jahr.</text:span></text:p>
      <text:p text:style-name="P181">Es macht das Gespräch teilweise verantwortlich dafür, dass es jetzt im Schneidersitz vor dem Spiegel posiert. Ein junger Mann, älter als das Ich, erzählte einer jungen Frau von seiner Therapie. Nichts habe geholfen, sagte er ihr, er sagte, dass da so viel in ihm steckte, so viel Schlechtes, so viel Vergangenheit. <text:span text:style-name="T123">Es wäre eine psychedelische Therapie gewesen, sagt er, er habe in den Körper hineingefühlt, er konnte den Körper fühlen und wie die Substanz die Stellen aufreißt, die er verdrängt, wie sich die Stellen lösen im Körper, wie er sie herauskotzt, immer wieder, wie er weint und sich erinnert und die Stellen sich lösen und er sich übergeben muss, so viel Scheiße, meint er, komme dort heraus.</text:span></text:p>
      <text:p text:style-name="P182"/>
      <text:p text:style-name="P182">Das Ich meint auch im Körper solche Stellen zu fühlen und die Stellen, das müssen sie sein, das müssen andere Menschen sein. Das Ich mag nur noch Ich in seinem Körper haben, mag sein Präsens nicht als Summe der Vergangenheit begreifen. Sein Blick bleibt <text:span text:style-name="T124">an dem braunen Fleck unterhalb der rechten Brust </text:span><text:soft-page-break/><text:span text:style-name="T124">hängen, der in der Mitte der Rippenbögen liegt. Wenn man die Balance zu halten versucht, soll man sich auf so einen Fixpunkt konzentrieren. Der Fixpunkt ist schwer genug, um einen ganz und gerade am Boden zu halten. Der braune Fleck ist also schwer, das heißt, dass hinter ihm viel sein muss.</text:span></text:p>
      <text:p text:style-name="P183">Der Fleck nennt sich Muttermal.</text:p>
      <text:p text:style-name="P183">Die Finger der linken Hand betasten ihn, <text:span text:style-name="T125">er steht leicht hervor. Man kann ihn erspüren, auch wenn man ihn nicht dort weiß. Das Ich klemmt den Deckel des Eddings zwischen die Zähne und öffnet ihn, in dem es den Stift vom Mund entfernt. Es spuckt den Deckel in den Schoß. Es malt einen fast perfekten Kreis um den braunen Fleck, sodass sich der Anfangs – und der Endpunkt berühren. Es fragt sich, wie tief sie unter dem Fleck sitzen. Mit dem Geodreieck malt es zwei orthogonale Linien, die sich auf dem Fleck kreuzen. Das Messer liegt im Schoß.</text:span></text:p>
      <text:p text:style-name="P183"/>
      <text:p text:style-name="P184">Das ist nicht seine Geschichte. Das ist nicht die Geschichte des Ichs, das ist die Geschichte des Wirs. Die erste Person genügt nicht, das ist auch die Geschichte von allen, die vor uns waren, wir müssen das Wir wählen. Wir hören keine Stimme, die dritte Person ist nicht unser Krankheitsbild, wir müssen vom Wir schreiben, <text:span text:style-name="T95">weil alles andere keinen Sinn ergibt.</text:span></text:p>
      <text:p text:style-name="P2"/>
      <text:h text:style-name="Heading_20_3" text:outline-level="3">- Zurückkommen</text:h>
      <text:p text:style-name="P2"/>
      <text:p text:style-name="P2">Wir kommen zurück an einem Tag, an dem der Himmel blau ist und man unter jedem Baum und Hausvorsprung Schatten sucht. Als der Zug einfährt, wollen wir nicht aussteigen, aber es ist die Endstation. Alle müssen aussteigen, sagt die automatisierte Stimme, der wir die ganze Fahrt über vertrau<text:span text:style-name="T51">en mussten</text:span>, weil die Bildschirme mit den Haltestellen und Anschlusszügen ausgefallen sind. Die Stimme hat dieselbe Tonlage, wenn sie ihre Ansage auf Englisch wiederholt, das finden wir bedauernswert und unheimlich. Wenn wir eine Fremdsprache versuchen, werden wir zu einer anderen Person, das ist mitunter das Schönste daran, andere Sprachen zu benutzen. <text:span text:style-name="T52">Wir entkommen dem Bild, das wir in der Sprache haben, in der wir aufgewachsen sind.</text:span></text:p>
      <text:p text:style-name="P2"/>
      <text:p text:style-name="P2">Wir sind die Letzten, die den Zug verlassen, das Reinigungspersonal steht schon bereit und wir lächeln ihm zu. Wir fühlen uns dabei zu überheblich und lassen das Lächeln sein.</text:p>
      <text:p text:style-name="P2">Wir haben absichtlich eine spätere Uhrzeit angekündigt, wir wollen nicht abgeholt werden. Lieber laufen wir nachhause, haben wir gedacht, als in das sommerstickige Auto zu steigen und gemeinsam mit der abholenden Person aus der Windschutzscheibe zu starren, nicht sicher, was wir sagen sollen.</text:p>
      <text:p text:style-name="P2"/>
      <text:p text:style-name="P2">Es wird dieses Gespräch geben, denken wir, aber noch nicht zu Anfang. <text:span text:style-name="T53">Wir werden darüber reden, warum wir hier bin, vielleicht werden wir das, vielleicht werden wir darüber reden</text:span> Zuvor werden wir über die Nachbarn sprechen, über Freund*innen, über das Wetter und die Tomaten, die im Gewächshaus prächtig wachsen. Was das für eine gute Investition war, das Gewächshaus, w<text:span text:style-name="T53">ird die Mutter sagen</text:span> und wir werden nicken. <text:span text:style-name="T53">Vielleicht werden wir darüber schweigen, warum wir hier sind. Vielleicht werden sie es merken.</text:span></text:p>
      <text:p text:style-name="P2"/>
      <text:p text:style-name="P2">Der Zug fährt auf ein Abstellgleis. Er bewegt sich langsam, beinahe schwerfällig, als wäre es ihm eine große Anstrengung gewesen, hunderte von Menschen durch d<text:span text:style-name="T53">ie Hälfte eines Landes </text:span>zu bringen.</text:p>
      <text:p text:style-name="P2">Der Bahnsteig wechselt die Menschen, die Angekommenen ziehen Richtung Ausgang, die Weiterfahrenden haben inzwischen herausgefundenen, zu welchem Gleis sie pilgern müssen und die Neuen sich <text:span text:style-name="T53">für den nächsten Zug </text:span>au<text:span text:style-name="T53">f</text:span>gestellt, de<text:span text:style-name="T53">ssen Verspätung stetig wächst.</text:span></text:p>
      <text:p text:style-name="P2"/>
      <text:p text:style-name="P2">Wir sehen die Frau mit den roten Haaren wieder, die diagonal von <text:span text:style-name="T52">uns</text:span> mit zwei kleinen Kindern in einem Viererabteil saß. Die Kindern waren die ganze Fahrt über still und wir sehr beeindruckt davon. Einen Mann gab es nicht und heimlich hat uns das gefreut.</text:p>
      <text:p text:style-name="P3">Mittags aßen sie kleine Apfelschnitze aus einer Tupperdose und Brote, die bereits zuhause belegt <text:span text:style-name="T54">wurden</text:span>. Wir bissen in die Backwaren, die wir am Bahnhof kauften, kurz bevor der Zug einfuhr.</text:p>
      <text:p text:style-name="P2"><text:soft-page-break/></text:p>
      <text:p text:style-name="P5">Wir folgen der rothaarigen Frau. Wir brauchen jemanden, dem wir folgen können, zumindest bis wir wissen, wohin wir sollen. Zu dem Haus mit Garten und Gewächshaus können wir nun noch nicht, <text:span text:style-name="T54">etwas an uns weigert sich.</text:span> Sie steigt in einen Bus und wir steigen in denselben Bus. Wir kennen die Zahl noch, wir wissen seine Richtung, aber tun so, als wüssten wir nicht. Wir fahren in das Stadtteil, das dem Gewächshaus gegenteilig <text:span text:style-name="T54">liegt.</text:span> <text:span text:style-name="T54">Wir betrachten das Muster auf dem Sitz vor uns, da wir nicht aus dem Fenster sehen können, unser Kopf stört sich an dieser Drehbewegung. </text:span>Wir konzentrieren uns auf den Atem, weil uns in Bussen manchmal schlecht wird und sind erleichtert, als die Frau aussteigt. Sie guckt uns an und wir lächeln, als wäre es ein großer Zufall, dass wir nun in dem selben Neubaublock stehen, sie, die Kinder und wir. <text:span text:style-name="T54">Sie lächelt nicht zurück. Tritt</text:span><text:span text:style-name="T2"> in einen Hauseingang, </text:span><text:span text:style-name="T54">zieht</text:span><text:span text:style-name="T2"> einen Schlüssel aus dem Rucksack und </text:span><text:span text:style-name="T54">schließt </text:span><text:span text:style-name="T2">die Tür auf, wir hören sie ins Schloss fallen, hören durch die geöffneten Treppenhausfenster, wie sich eine Wohnungstür öffnet. </text:span><text:span text:style-name="T55">Wir stellen uns vor, wie sie zwei Kindern die Jacken abnimmt und wie sie genau wissen, in welche Zimmer sie gehen, auf welche Betten sie sich setzen, um sich von der Fahrt auszuruhen und aus welchen Gläsern jeder hier trinkt.</text:span></text:p>
      <text:p text:style-name="P7">Als ihr Gesicht an einem Fenster auftaucht, drehen wir uns schnell um und gehen.</text:p>
      <text:p text:style-name="P4"/>
      <text:p text:style-name="P6">Die Häuser tragen hier Namen, Emma, Leon, Domenik, mit blauer Farbe und Großbuchstaben wurden die ansonsten identisch weißen Gebäude beschriftet. Ein Plan am Eingang der Siedlung zeigt, wie die Namen zueinander stehen, zwischen welchen Namen der Spielplatz und der Fußballplatz liegt und wo sich die Kindertagesstätte befindet.</text:p>
      <text:p text:style-name="P6">Wir fühlen uns von den Namen beobachtet, von den Fenstern, wir nehmen den Bus zurück in die Innenstadt und von dort die vertraute Nummer zu dem Haus mit Gewächshaus. Unsere Beine kennen den Weg und wir folgen ihnen. Wir versuchen, dabei nicht zu denken.</text:p>
      <text:p text:style-name="P6"/>
      <text:p text:style-name="P6"/>
      <text:h text:style-name="Heading_20_3" text:outline-level="3">Vertraut anfühlen</text:h>
      <text:p text:style-name="P6"/>
      <text:p text:style-name="P86">Jemand neben uns fühlt sich so vertraut an. Wir sagen jemand, dass sich das so vertraut anfühlt. Wir können es sagen und sind darüber verwundert. Als wir ankamen, dachten wir das nicht, weder, dass sich etwas vertraut anfühlen würde, auf eine Art, die wir nicht schlimm finden, noch dass wir das sagen könnten.</text:p>
      <text:p text:style-name="P86">Wir spüren, wie jemand neben uns nickt.</text:p>
      <text:p text:style-name="P6"/>
      <text:p text:style-name="P6"/>
      <text:p text:style-name="P6"/>
      <text:p text:style-name="P6"/>
      <text:h text:style-name="Heading_20_3" text:outline-level="3">Es gibt </text:h>
      <text:p text:style-name="P116"/>
      <text:p text:style-name="P6">Es gibt <text:span text:style-name="T3">den Sommer. Es gibt den August. Es gibt die Bäume, die vergeblich Flüssigkeit aus dem Boden ziehen und den Rasen, der langsam verdorrt. Es gibt die </text:span><text:span text:style-name="T55">Art </text:span><text:span text:style-name="T3">Menschen, die sag</text:span><text:span text:style-name="T55">en</text:span><text:span text:style-name="T3">, wie schön, dass es regnet, da freut sich die Natur. Es gibt den Asphalt. Es gibt wenig Regen gerade und die Brücke, die über den kleinen Bach führt, ist überflüssig.</text:span></text:p>
      <text:p text:style-name="P8">Es gibt die schwarzen Mülltonnen, die wie Soldaten am Straßenrand stehen und darauf warten, dass ein oranges Auto mit orangen Männern, die in der Vorstellung nie Frauen sind, sie abholt. Es gibt ein System an Wertstoffsentsorgung, das solange funktioniert, wie man es nicht zu sehr hinterfragt. Es gibt eine Eiche, es gibt eine Kastanie und in zwei Monaten werden sie ihre Früchte auf den Boden fallen lassen und es wird Kinder geben, die sie aufsammeln, sammeln, die sie mit den Schraubenziehern ihrer Väter durchboren und mit Streichhölzern Giraffen, Elefanten und undefinierbare Tiere formen, die sich in der Anzahl ihrer Beine, vier Stück, gleich sind.</text:p>
      <text:p text:style-name="P8"><text:soft-page-break/>Es gibt hohe Hecken, die nicht durchlässig sind und Vorgärten, die keine Zäune haben. Es gibt eine letzte Straße, die man fast vollständig durchlaufen muss. Die Autos stehen in einer hübschen Reihe. Es gibt mehrere Doppelhaushälften und es gibt eine letzte Doppelhaushälfte, vor dieser bleibt man stehen und sieht ein Gewächshaus.</text:p>
      <text:p text:style-name="P8">Wir bleiben vor dieser stehen und sehen die Mutter im Gewächshaus, wie sie den Regen nachahmt, wir sehen wie ihr Rücken sich <text:span text:style-name="T56">dabei krumm </text:span><text:span text:style-name="T4">über die Pflanzen beugt.</text:span></text:p>
      <text:p text:style-name="P9">Es gibt ein Gartentor, das quietscht, wenn man es öffnet.</text:p>
      <text:p text:style-name="P9">Die Mutter fährt hoch, ihr Kopf stößt gegen die Glasimitatatwand, sie eilt auf uns zu. Sie drückt uns und wir werden ein wenig starr. Wir lächeln <text:span text:style-name="T56">und wir tun dies unbewusst.</text:span></text:p>
      <text:p text:style-name="P9">Sie nimmt uns den Rucksack vom Rücken, den wir gut haben tragen können, jetzt tragen wir nichts mehr und unsere Hand <text:span text:style-name="T56">ist</text:span> leer.</text:p>
      <text:p text:style-name="P9"/>
      <text:p text:style-name="P123"/>
      <text:p text:style-name="P10"/>
      <text:p text:style-name="P10"/>
      <text:p text:style-name="P63"><text:span text:style-name="T126">(</text:span>Vielleicht besser in der V<text:span text:style-name="T126">er</text:span>gangenheit?<text:span text:style-name="T126">)</text:span></text:p>
      <text:p text:style-name="P10"/>
      <text:p text:style-name="P10">Wir erzählen jemandem, wie wir gekommen sind, wie der Tag blau war und der Himmel <text:span text:style-name="T56">auch blau.</text:span></text:p>
      <text:p text:style-name="P10">Wir versuchen das Gefühl zu fassen, dass wir hatten als wir am Bahnsteig standen, aber es gelingt uns nicht. Wir sehen uns dort am Bahnsteig stehen, wir sehen uns mit dem schweren Rucksack, in den wir am Vorabend gestopft haben, was uns wichtig erschien mitzunehmen. Den Rest packten wir in einen großen Umzugskarton, <text:span text:style-name="T5">den wir in den Keller trugen. Uns taten dabei die Arme weh. Der Rucksack hatte etwas nicht Endgültiges, so, als sei es Weihnachten oder ein wichtiges Familienfest, eine Beerdigung vielleicht. Der Großteils des Lebens, das wir in dieser Stadt aufgebaut hatten, lag nun im Keller und fror, aber er blieb in der Stadt. Wir brauchten ihn nicht mitnehmen, wir hatten keine Angst, er würde verschwinden, es war eine Pause, sagten wir.</text:span></text:p>
      <text:p text:style-name="P10"/>
      <text:p text:style-name="P11">Wir erzählen jemanden, dass es eine Pause war. Dass es eine Pause ist. Dass wir trotzdem am Bahnhof standen und <text:span text:style-name="T56">leer waren</text:span>. Dass wir nicht wie sonst das Rückfahrticket schon gebucht hatten, möglichst früh, damit es nicht so teuer wäre.</text:p>
      <text:p text:style-name="P11"/>
      <text:p text:style-name="P87">Wir sagten Begriffe, die jemand nicht verstehen konnte, rote Haare, das Es-gibt-Spiel, das Gewächshaus. Wir spürten, wie jemand neben uns nickte.</text:p>
      <text:p text:style-name="P124"/>
      <text:p text:style-name="P124">Wie wir bei der Bushaltestelle ausstiegen, die dem Haus am nächsten war und wie wir Angst bekamen. Wir haben Es gibt gespielt, um uns zu beruhigen. Mit den Fingern haben wir das aufgezählt, dass wir sehen oder hören, damit der Kopf abgelenkt ist.</text:p>
      <text:p text:style-name="P125"><text:span text:style-name="T6">E</text:span>s gibt <text:span text:style-name="T3">den Sommer. Es gibt den August. Es gibt die Bäume, die vergeblich Flüssigkeit aus dem Boden ziehen und den Rasen, der langsam verdorrt. Es gibt die Menschen, die sagen, wie schön, dass es regnet, da freut sich die Natur. Es gibt den Asphalt. Es gibt wenig Regen gerade und die Brücke, die über den kleinen Bach führt, ist überflüssig.</text:span></text:p>
      <text:p text:style-name="P126">Es gibt die schwarzen Mülltonnen, die wie Soldaten am Straßenrand stehen und darauf warten, dass es ein oranges Auto mit orangen Männern, die in der Vorstellung nie Frauen sind, sie abholt. Es gibt ein System an Wertstoffsentsorgung, das solange funktioniert, wie man es nicht zu sehr hinterfragt. Es gibt eine Eiche, es gibt eine Kastanie und in zwei Monaten werden sie ihre Früchte auf den Boden fallen lassen und es wird Kinder geben, die sie aufsammeln, sammeln, die sie mit den Schraubenziehern ihrer Väter durchboren und mit Streichhölzern Giraffen, Elefanten und undefinierbare Tiere formen, die sich in der Anzahl ihrer Beine, vier Stück, gleich sind.</text:p>
      <text:p text:style-name="P126">Es gibt hohe Hecken, die nicht durchlässig sind und Vorgärten, die keine Zäune haben. Es gibt eine letzte Straße, die man fast vollständig durchlaufen muss. Die Autos stehen in einer hübschen Reihe. Es gibt mehrere Doppelhaushälften und es gibt eine letzte Doppelhaushälfte, vor dieser bleibt man stehen und sieht ein Gewächshaus.</text:p>
      <text:p text:style-name="P126"><text:soft-page-break/>Wir <text:span text:style-name="T6">haben gesagt, dass wir </text:span>vor dieser stehen <text:span text:style-name="T6">geblieben sind und der </text:span>Mutter im Gewächshaus <text:span text:style-name="T6">zusahen</text:span>, wie sie den Regen nachahmt<text:span text:style-name="T6">e und </text:span>ihr Rücken sich <text:span text:style-name="T4">über die Pflanzen beugt</text:span><text:span text:style-name="T6">e</text:span><text:span text:style-name="T4">.</text:span></text:p>
      <text:p text:style-name="P127">Es gibt ein Gartentor, das quietscht, wenn man es öffnet.</text:p>
      <text:p text:style-name="P128"/>
      <text:p text:style-name="P128">Jemand hat geschwiegen, darum haben wir noch mehr erzählt, wir wollten das gar nicht alles sagen, wir hatten Angst, es wäre unwichtig, es wäre zu nebensächlich für jemanden. Jemand kam uns so hauptsächlich vor.</text:p>
      <text:p text:style-name="P128"/>
      <text:p text:style-name="P128">Aber unser Mund musste die Gesprächspause füllen. Hätte jemand gesagt, das tut mir leid, oder, ohje, oder, ihm sei das Gleiche oder etwas Ähnliches passiert, oder Er kenne das Gefühl, dann wären wir leise geworden.</text:p>
      <text:p text:style-name="P128"/>
      <text:p text:style-name="P128">So aber sagten wir:</text:p>
      <text:p text:style-name="P129"/>
      <text:p text:style-name="P128"/>
      <text:p text:style-name="P13"/>
      <text:h text:style-name="Heading_20_3" text:outline-level="3">- In das Haus hinein gehen</text:h>
      <text:p text:style-name="P15"/>
      <text:p text:style-name="P15">Wir <text:span text:style-name="T56">gehen in die Küche</text:span> und die Mutter hat viel von dem gekauft, von dem sie w<text:span text:style-name="T56">eiß</text:span>, dass wir es mögen. <text:span text:style-name="T56">I</text:span>m Kühlschrank <text:span text:style-name="T56">reihen sich </text:span>Sojamilch, Himbeeren und Fetakäse, auf der Anrichte Erdnussbutter und Birnen, auf dem Tisch <text:span text:style-name="T56">steht </text:span>ein Kirschsaft. Sie hat eine vegetarische Lasagne gebacken und einen Kuchen mit Zucchini aus dem Garten. Sie hat <text:span text:style-name="T56">unser</text:span> Zimmer aufgeräumt, den Boden geputzt, dass er glänzte. <text:span text:style-name="T56">Wir mögen es nicht, wenn der Boden glänzt, auch reflektierende Fensterscheiben machen uns </text:span><text:span text:style-name="T89">ein unwohles Gefühl</text:span><text:span text:style-name="T56">, daher putzen wir unsere Fenster nie von allein.</text:span></text:p>
      <text:p text:style-name="P13"/>
      <text:p text:style-name="P14">Die Mutter <text:span text:style-name="T56">legt sich über uns,</text:span> <text:span text:style-name="T7">ihre Umarmung haftet </text:span><text:span text:style-name="T56">dort.</text:span></text:p>
      <text:p text:style-name="P87">Früher als Kind haben wir die Küsse von Verwandten immer weggewischt, wir hielten es nicht aus, den Gedanken an das Parfum und womöglich auch den Speichel an der Wange zu spüren.</text:p>
      <text:p text:style-name="P88">Während die Mutter sich über uns legt, haben wir das dringende Bedürfnis uns zu duschen.</text:p>
      <text:p text:style-name="P14"><text:span text:style-name="T7">Wir fühlen die Mutter wie eine zweite Haut auf unserer und beweg</text:span><text:span text:style-name="T57">e</text:span><text:span text:style-name="T7">n uns ganz starr, </text:span><text:span text:style-name="T8">um uns dara</text:span><text:span text:style-name="T57">n</text:span><text:span text:style-name="T8"> nicht zu s</text:span><text:span text:style-name="T57">t</text:span><text:span text:style-name="T8">oßen.</text:span></text:p>
      <text:p text:style-name="P14"/>
      <text:p text:style-name="P88">Eine Großmuttertante war sehr beleidigt, wir hätten ihren Kuss vor ihren Augen abgewischt und dabei Bäh gesagt. Wir erinnern uns nicht mehr an die Szene, wohl aber dass wir sie anrufen mussten, <text:span text:style-name="T88">uns zu entschuldigen</text:span>, dass ihre alte Stimme aus dem Hörer kroch und in uns hineinkroch. <text:span text:style-name="T88">Diese Stimme kratzte von innen an unserer Haut, aber von innen konnte man keine Pflaster auf die Haut </text:span><text:span text:style-name="T90">kleb</text:span><text:span text:style-name="T88">en, wir hatten Angst, dass das nie heilen könnte. Wir mochten Telefonieren ohnehin fast nie, die Körperlosigkeit der anderen Person war uns unheimlich. Telefonieren mit alten Menschen, die kratzige Stimmen hatten, war am Schlimmsten.</text:span>Wir mussten es vor dem Abendessen tun und die Eltern haben am Tisch darauf gewartet. <text:span text:style-name="T90">Das Brot stand in der Mitte des Tisches, in Scheiben geschnitten, aber wir hatten keinen Hunger mehr.</text:span> Der Vater hat die Nummer gewählt. <text:span text:style-name="T58">Sie sagte ihren Namen und fragte gleich darauf, wer da sei, weil wir die Stille, die uns zugedacht war, nicht füllten. </text:span><text:span text:style-name="T90">Telefonieren folgt einem festen Protokoll, dass wir uns noch nicht angeeignet hatten. </text:span><text:span text:style-name="T58">Die Mutter fasste unseren Arm und da sagten wir unseren Namen, wir sagten, es täte uns leid. </text:span><text:span text:style-name="T90">Wir sagten das so schnell, dass wir über die Worte stolperten und stürzten.</text:span><text:span text:style-name="T58"> </text:span><text:span text:style-name="T90">D</text:span><text:span text:style-name="T58">ann reichten wir den Hörer weiter, sodass die Mutter erklären konnte, was uns leid tue.</text:span></text:p>
      <text:p text:style-name="P89">Wir achteten seitdem darauf, der Großmuttertante nicht mehr zu nahe zu kommen. Sie wollte uns Süßigkeiten schenken, aber wir wichen aus, nahmen nichts mehr an, <text:span text:style-name="T88">sagten einmal sogar, wir würden keinen Zucker mehr mögen, hatten das von jemand Erwachsenem abgesehen. I</text:span>hre Lippen waren nass und schmatzig gewesen.</text:p>
      <text:p text:style-name="P110">Als sie starb, war sie uns eine Fremde und wir schafften es nicht, zu weinen.</text:p>
      <text:p text:style-name="P110"/>
      <text:p text:style-name="P110"><text:soft-page-break/>Die Mutter liegt noch immer um uns, wir sind ihr <text:span text:style-name="T91">eine zweite Haut. Wir winden uns aus der Umarmung, da lässt sie los. Sie bleibt vor uns stehen und betrachtet uns, mustert die Augen, die von dunklen Schatten umgeben sind, Augenringe, die eher Augenhalbmonde heißen sollten. Der Mond steht halb am Himmel und weiß nicht ganz wohin mit sich. Irgendwann in den letzten Nächten haben wir nachgeschlagen, </text:span><text:span text:style-name="T94">man nenne die Schatten</text:span><text:span text:style-name="T92"> halos, griechisch, Lichthof. Optimistischer Begriff, denn für uns sieht es aus, wie das Gegenteil von Licht.</text:span></text:p>
      <text:p text:style-name="P111">Sie sagt, wir sähen müde aus, ob die Zugfahrt anstrengend war, ob viele Menschen unterwegs waren, ob wir alleine saßen, ob wir nachts schlecht geschlafen haben, <text:span text:style-name="T96">ob die Klausuren anstrengend gewesen sind,</text:span><text:span text:style-name="T94"> </text:span>wir nicken.</text:p>
      <text:p text:style-name="P111">Wir sähen erschöpft aus und sollten uns ausruhen, hier, sagt sie, hier könnten wir uns ausruhen. Mit hier meint sie das Wort zuhause.</text:p>
      <text:p text:style-name="P111">Wir, die wir seit Wochen, <text:span text:style-name="T94">vielleicht sogar Monaten,</text:span> uns ausruhen, während die Erschöpfung das Wachsen nicht aufhört, <text:span text:style-name="T94">wir, </text:span>die der Erschöpfung nachts beim Wachsen zusehen und dabei an Zeitrafferfilme denken, <text:span text:style-name="T93">die uns 24h lang die Ohren mit Ohropax, Augen mit Schlafmasken und die Nase mit Lavendel verschließen,</text:span> nicken bloß.</text:p>
      <text:p text:style-name="P112">Wir müssten uns einfach nur ausruhen, richtig ausruhen, <text:span text:style-name="T94">bestimmt.</text:span></text:p>
      <text:p text:style-name="P112"/>
      <text:p text:style-name="P112"/>
      <text:h text:style-name="Heading_20_3" text:outline-level="3">Arzt/Gefühl im Kopf (vielleicht ist das zu direkt, offensichtlich, <text:span text:style-name="T127">vllt erst später</text:span>)</text:h>
      <text:p text:style-name="P112"/>
      <text:p text:style-name="P112">Es sitzt uns im Kopf, sagen wir jemanden, <text:span text:style-name="T127">dabei </text:span>waren <text:span text:style-name="T127">wir </text:span>doch sogar beim Arzt, wir haben ein Blutbild machen lassen, es hat uns nicht an Eisen gefehlt, nicht an B-Vitaminen, es war alles in Ordnung.</text:p>
      <text:p text:style-name="P112">Da ist trotzdem so ein Gefühl, müde, traurig, manchmal gar nichts, das sitzt am Kopf und das lässt sich nicht messen. Wir müssten den Kopf einfach mal ausruhen.</text:p>
      <text:p text:style-name="P89"/>
      <text:h text:style-name="Heading_20_3" text:outline-level="3">Mutter wichtiger als der Vater</text:h>
      <text:p text:style-name="P89"/>
      <text:p text:style-name="P89">Wir sagen jemand, die Mutter wäre uns wichtiger als der Vater und wir fühlen uns schlecht dabei, das auszusprechen. Wir spüren, wie jemand neben uns nickt. <text:span text:style-name="T127">Aber aus der Distanz, sagen wir, sind uns beide am liebsten, wenn wir sie anrufen können und die Mutter immer den Hörer aufnimmt. Aus der Distanz haben wir die freie Entscheidung, Mutters Liebe ist immer verfügbar und wenn wir sie brauchen, vergewissern wir uns.</text:span></text:p>
      <text:p text:style-name="P117">Jetzt ist sie immer da, das ist uns zu viel.</text:p>
      <text:p text:style-name="P186"/>
      <text:p text:style-name="P185"><text:span text:style-name="T8">Die Mutter</text:span> hatte <text:span text:style-name="T8">uns</text:span> an den Tisch gesetzt und sich selbst auf <text:span text:style-name="T8">uns</text:span> und den Vater gerufen, dass <text:span text:style-name="T8">wir</text:span> da s<text:span text:style-name="T8">ind</text:span>, dass wir zu Abend essen könnten, auch wenn es viel zu früh war, zu Abend zu essen, aber die Mutter hatte sich den ganzen Tag auf <text:span text:style-name="T8">unser</text:span> Kommen gefreut, dass ihr Tag schon ganz lang war. Sie hat mir Essen auf den Teller gegeben <text:span text:style-name="T8">und Salz und Pfeffer und Chili dicht um diesen Teller gestellt.</text:span></text:p>
      <text:p text:style-name="P185"/>
      <text:p text:style-name="P13">Kennst du das? Dass man so sehr gemocht wird, dass es sich unangenehm anfühlt, aber wäre man nicht so sehr gemocht, <text:span text:style-name="T8">würde es sich genauso schlecht anfühlen, die Person kann nichts machen, dass sich gut anfühlt. </text:span><text:span text:style-name="T97">Es gibt keine Mitte.</text:span></text:p>
      <text:p text:style-name="P13">Jemand sagte nichts.</text:p>
      <text:p text:style-name="P18"/>
      <text:h text:style-name="Heading_20_3" text:outline-level="3">Wie wir Jemanden trafen. <text:span text:style-name="T59">(vllt präsens)</text:span></text:h>
      <text:p text:style-name="P215"><text:span text:style-name="T134">Wir haben ihn an dem zweiten Ta</text:span><text:span text:style-name="T135">g</text:span><text:span text:style-name="T134"> getroffen, es war die zweite Nacht, in der wir nicht geschlafen haben. Als wir bereits zu lange mit offenen Augen die Zimmerdecke beobachteten und wie sie sich veränderte, wenn wir unseren Kopf minimal drehten, brachen wir auf. Wir konnten in diesem Zimmer nicht länger </text:span><text:soft-page-break/><text:span text:style-name="T134">atmen, das uns wie ein falscher Körper vorkam. Durch das Fenster, das hatten wir in der Jugend herausgefunden, konnte man auf den Fenstersims des darunter liegenden Wohnzimmers steigen. </text:span><text:span text:style-name="T136">M</text:span><text:span text:style-name="T134">an musste sich an der Innenkante des geöffneten Fensters festhalten und darauf vertrauen, dass die Füße Halt fänden. </text:span><text:span text:style-name="T136">Ein Sprung und man befindet sich im Garten. Die Mutter und der Vater schlafen auf der anderen Seite des Flures und hören nichts.</text:span></text:p>
      <text:p text:style-name="P19">Wir sind über den Zaun geklettert, hinter dem Haus beginnen die Felder. Im Sommer ist die Erde beinahe warm und wir waren barfuß. Am Waldrand steht eine Bank und wir haben uns auf die Bank gesetzt und fanden den Gedanken schön, dass wir hier alleine sind, in dieser Zeit. Dass diese Stunde uns gehörte und wir sie nicht mit den Stunden anderer vergleichen mussten. Als wir am gestrigen Morgen aufgestanden sind, waren Mutter und Vater in der Arbeit und taten sinnvolle Dinge und wir fühlten uns schlecht deswegen.</text:p>
      <text:p text:style-name="P19">Jetzt gehörte bloß uns und wir waren zu müde, um uns über die Sachen Gedanken zu machen, über die wir uns keine Gedanken machen wollten.</text:p>
      <text:p text:style-name="P19">Wir betrachten die Felder, die still dort lagen, dass jemand sie bewirtschaften würde, dass die Felder sich nicht selbst bewirtschaften konnten, dass Wirtschaft ein Wort war, dass uns fremd schien, auch wenn wir davon abhängig waren. Nachts war nichts an Wirtschaft, nachts war das Feld ein Feld und wir nannten es unser Feld.</text:p>
      <text:p text:style-name="P19">Die Nacht war der Besitz von niemanden und wäre es ein Besitz von jemanden gewesen, dann von uns.</text:p>
      <text:p text:style-name="P20">Wir dachten nichts mehr. Wir legten uns auf den Erdboden vor der Bank und starrten in den Himmel, bis die Augen dem Himmel müde waren und sich schlossen.</text:p>
      <text:p text:style-name="P20">Ein Knacken weckte uns aus dem Halbschlaf, der traumlos gewesen <text:span text:style-name="T59">ist.</text:span></text:p>
      <text:p text:style-name="P20">Jemand legte sich neben uns auf den Boden und wir drehten den Kopf zur Seite und sahen in ein Gesicht, das nach oben gerichtet war.</text:p>
      <text:p text:style-name="P20">Jemand sagte „Gute Nacht‟, mit dem Tonfall in dem man „Guten Morgen‟ sagte und wir antworteten „Gleichfalls.‟</text:p>
      <text:p text:style-name="P20">Wir sahen beide dieselbe Sternschnuppe, <text:span text:style-name="T10">aber mir fiel kein Wunsch ein.</text:span></text:p>
      <text:p text:style-name="P20">„<text:span text:style-name="T10">Wenn du noch eine Sternschnuppe siehst, was wünschst du dir dann?</text:span>‟, <text:span text:style-name="T10">fragte jemand und wir wussten es nicht, also sagten wir, „dass wir das nicht verraten durften.‟</text:span></text:p>
      <text:p text:style-name="P21">Jemand konnte Gedanken lesen und sagte, „es sei auch okay, wenn man keine Wünsche hatte‟ und wir sagten, „dass das aber nicht hieße, dass man glücklich sei.‟</text:p>
      <text:p text:style-name="P21">Jemand nickte neben uns, sein Kopf bewegte sich auf der Erde, wir konnten es rascheln hören. „Ich weiß.‟</text:p>
      <text:p text:style-name="P21">Wir lagen eine Zeit, die sich wie mehrere Stunden anfühlte, ab und an bewegte sich einer, dann raschelte es. Die Nachtkälte wuchs uns in den Körper hinein, aber wir begrüßten sie mit Freude, anstatt uns an ihr zu stören <text:span text:style-name="T11">und hießen sie dort willkommen.</text:span></text:p>
      <text:p text:style-name="P22">Es dämmerte bereits. Wenn wir den Kopf in Richtung des Feldes drehten, sahen wir, wie es heller wurde, wie es anfing wirtschaftsbereit zu werden und wir wussten, dass wir gehen mussten.</text:p>
      <text:p text:style-name="P22"/>
      <text:p text:style-name="P22">Jemand stand als erstes auf, er sagte nichts, er nickte nur, wir sahen seinen Gesicht bloß einmal von vorne und zu kurz um es uns einzuprägen. Wir nickten zurück und gingen in Richtung der Doppelhaushälfte. Als wir uns nach ein paar Metern noch einmal umdrehten, war jemand verschwunden.</text:p>
      <text:p text:style-name="P22">Als wir uns zuhause in unser eigenes Bett legten, schliefen wir sofort ein.</text:p>
      <text:p text:style-name="P22">Am nächsten Morgen spürten wir den Hals, wir froren, wir blieben zwischen den Decken, dachten an den Jemand, dazwischen dösten wir, wir aßen mit der Mutter zu Mittag, wir schliefen den Nachmittag weg. Etwas hatte uns gefangen.</text:p>
      <text:p text:style-name="P22"/>
      <text:p text:style-name="P22"/>
      <text:p text:style-name="P22"/>
      <text:h text:style-name="Heading_20_3" text:outline-level="3">Nächste Nacht <text:span text:style-name="T60">Stille</text:span></text:h>
      <text:p text:style-name="Text_20_body"/>
      <text:p text:style-name="P23"><text:soft-page-break/>Die nächste Nacht trugen wir mehr Kleidung, wir lagen mitten im Feld und sahen dem Mond beim Wachsen zu. Als wir eine Sternschnuppe sahen, sagten wir, dass wir uns Stille gewünscht hätten, aber nicht, was für eine Stille wir meinten.</text:p>
      <text:p text:style-name="P23">Jemand sagte, es gäbe viele Arten der Stille.</text:p>
      <text:p text:style-name="P23"/>
      <text:p text:style-name="P23"/>
      <text:h text:style-name="Heading_20_3" text:outline-level="3">- Die Stille</text:h>
      <text:p text:style-name="P90"/>
      <text:p text:style-name="P90">Wir wachen müde auf. Der Vater und die Mutter sitzen bereits vor unterschiedlichen Tischen in verschiedenen Räumen, er bis zum Ende des Tages, sie bis mittag<text:span text:style-name="T61">s. </text:span></text:p>
      <text:p text:style-name="P91">Ein Teil von ihnen bleibt hier. Die Mutter und der Vater hängen </text:p>
      <text:p text:style-name="P23"/>
      <text:p text:style-name="P23"/>
      <text:p text:style-name="P23"/>
      <text:h text:style-name="Heading_20_3" text:outline-level="3">Anbauen</text:h>
      <text:p text:style-name="P23">„Ich würde Mais anbauen‟, sagte jemand, dass er gerne durch Maisfelder streifte, wenn er so hoch wuchs, dass man nichts sähe, außer dem Mais um einen herum. Ich dachte an ein Buch, dass ich kürzlich gelesen hatte, die Mörder haben sich im Maisfeld versteckt.</text:p>
      <text:p text:style-name="P23">Jemand sagte, „im Maisfeld kam man sich vor allem verbergen.‟ und ich sagte, „alles könne sich im Maisfeld vor jemanden verbergen‟, man würde nichts finden, das man suche.</text:p>
      <text:p text:style-name="P23">Jemand sagte, man fände alles, was man finden sollte nur wegen dem Zufall, das sei immer so im Leben.</text:p>
      <text:p text:style-name="P23">Ich mochte die Vorstellung, dass es nichts gäbe, was wir ändern könnten, es erschien mir eine gute Entschuldigung für all die Sachen zu s<text:span text:style-name="T12">ein.</text:span></text:p>
      <text:p text:style-name="P23"/>
      <text:p text:style-name="P23">„<text:span text:style-name="T12">Ich würde Gras anbauen</text:span>‟, <text:span text:style-name="T12">sagte ich, „und ich würde es nicht mähen.‟</text:span></text:p>
      <text:p text:style-name="P23">„<text:span text:style-name="T12">Das mag ich auch</text:span>‟, <text:span text:style-name="T12">sagte jemand und fragte mich, was mein Lieblingsbaum wäre.</text:span></text:p>
      <text:p text:style-name="P23">„<text:span text:style-name="T12">Die Buche. Sie wächst so hoch, so gerade, sieht so majestätisch aus.</text:span>‟</text:p>
      <text:p text:style-name="P25">Jemand sagte, dass die Buche den anderen Bäumen, das Licht wegnähme. Weil die Buche so schnell wachse, sie könne darüber entscheiden, welche anderen Bäume unter ihr wachsen dürften, sie hätte ihm so viel Macht und er möge das nicht, wenn andere so viel Macht hätten.</text:p>
      <text:p text:style-name="P25">Ich wusste nicht, was ich darauf antworten sollte.</text:p>
      <text:p text:style-name="P25">Jemand sagte, er mag die Kastanien, weil ihre Früchte den anderen Nahrung sind. Er sagte, „wenn ich Perlenketten tragen würde, dann würde ich sie selbst machen und Kastanien auffädeln. Im Winter würde ich sie abfädeln, dass die Eichhörnchen sie essen.‟</text:p>
      <text:p text:style-name="P25">Wir schwiegen eine Weile und ich dachte, wie ich manchmal mit Kommilitonen am Tisch gesessen hatte und nach den richtigen Worten gesucht habe, um wie der richtige Mensch zu erscheinen, aber kein Wort gekommen war.</text:p>
      <text:p text:style-name="P25"/>
      <text:p text:style-name="P25">Jemand konnte Gedanken lesen und sagte, dass er schon auch mag, wie das Licht durch Buchenblätter bricht, wenn diese im Frühling noch hellgrün und dünn sind.</text:p>
      <text:p text:style-name="P25"/>
      <text:p text:style-name="P26">In der nächsten Nacht redeten wir über Sonnenblumen und Sonnenblumenkerne und er reichte mir eine Hand voller Kerne, die sich zwischen meinen Zähnen glatt anfühlten. Ich hatte lange keine Sonnenblumenkerne mehr gegessen und hätten wir nicht neben jemanden gelegen, hätte ihr Namen besser geschmeckt als der Kern selbst. So aber schmeckten sie exotisch und nach einem Sein, das abseits der Doppelhaushälfte statt fand.</text:p>
      <text:p text:style-name="P26">Jemand sagte, Sonnenblumenkerne seien….</text:p>
      <text:p text:style-name="P26"/>
      <text:p text:style-name="P132">Die Nacht darauf war jemand nicht mehr da und die Nacht darauf auch nicht und ich konnte die Nachtkälte nicht willkommen heißen, sondern statt noch vor der Dämmerung wieder auf.</text:p>
      <text:p text:style-name="P132"><text:soft-page-break/>Der Vater und die Mutter sahen darin einen Fortschritt, dass wir nachmittags wacher waren und im Garten die Tomaten gossen. Die Mutter schenkte uns die Pflege der Tomaten und wir spürten ein Interesse und freuten uns darüber.</text:p>
      <text:p text:style-name="P26"/>
      <text:p text:style-name="P24"/>
      <text:h text:style-name="Heading_20_3" text:outline-level="3">- Bibliothek <text:span text:style-name="T127">(passt nicht mehr)</text:span></text:h>
      <text:p text:style-name="P16"/>
      <text:p text:style-name="P16">Wir gewöhnen uns den Kaffee an, den wir das ganze Studium nicht gemocht haben, wir trinken ihn mit reichlich Milch und Zucker, trinken ihn kurz bevor die Mutter zu Mittag heimkommt.</text:p>
      <text:p text:style-name="P16">Sie kocht und wir essen und der Kaffee macht uns wach genug.</text:p>
      <text:p text:style-name="P16">Sie nähert sich vorsichtig und dennoch ist sie zu nahe.</text:p>
      <text:p text:style-name="P16">Samstags arbeitet sie ehrenamtlich in einer Bibliothekt und fragt, ob wir uns ihr anschließen wollen, weil wir doch Bücher so mögen, sie versucht uns aus dem Haus zu locken und wir wollen ja. Wir ziehen uns um, Jeans und Pullover, wir falten den Pyjama, bevor wir ihn auf das Bett legen, wir geben uns Mühe.</text:p>
      <text:p text:style-name="P16">Wir stecken uns die Haare hoch und betrachten uns im Spiegel, aber als wir das Haus verlassen wollen, geht es nicht.</text:p>
      <text:p text:style-name="P16"><text:line-break/>Die Mutter fährt das Auto aus der Garage und lächelt und wir stehen am Tor und atmen. Etwas wehrt sich, etwas ist da in uns, das kann jetzt einfach nicht.</text:p>
      <text:p text:style-name="P16">Aus dem Gewächshaus leuchten die Tomaten, man kann sie bereits ernten.</text:p>
      <text:p text:style-name="P16">Die Mutter trägt eine Bluse, ihre Wangen sind rot, die Bibliothek ist ihr ein Zuhause. Wir haben sie manch einmal besucht, wenn wir Semesterferien hatten und ihren Händen zugesehen, wie sie ein und ausgeordnet haben, ab und an verharrt, den Klappentext gelesen, das Buch auf – und zugeschlagen.</text:p>
      <text:p text:style-name="P16">Wir stellen uns die Hände der Mutter vor und atmen in den Rhythmus des Ein und Ausordnens hinein, aber der Atem findet keine Ruhe. Das ist etwas in uns, das kann jetzt nicht aus dem Tor hinaus.</text:p>
      <text:p text:style-name="P16">Die Mutter steigt aus, „willst du nicht mit?‟, fragt sie verwundert, enttäuscht, wir können jetzt nichts sagen, wir halten uns am Tor fest, die Mutter begreift nichts, sie sagt, dass wir auch nicht mitmüssen, wenn wir nicht wollen.</text:p>
      <text:p text:style-name="P16">Wir wollen doch, aber können nicht.</text:p>
      <text:p text:style-name="P16">Wir werden zum kleinen Kind ohne Anstand und drehen uns um, gehen in das Haus und verschließen die Zimmertür.</text:p>
      <text:p text:style-name="P16">Die Mutter uns hinterher, die Mutter klopft, aber wir machen nicht auf.</text:p>
      <text:p text:style-name="P16">Das, worüber wir zwischen uns noch nicht geredet haben, steht so groß, das die Mutter es nicht ignorieren kann. Wir sind ein bisschen froh darüber.</text:p>
      <text:p text:style-name="P16">Die Mutter klopft noch einmal, dann muss sie wirklich los, die Mutter kommt nie zu spät.</text:p>
      <text:p text:style-name="P16">Sie sagt, wir sollen sie anrufen, wenn sie etwas tun kann, sie würde alles für uns tun. Anstatt unserer ist ihre Stimme weinerlich, aber wir sind zu beschäftigt, wir müssen atmen.</text:p>
      <text:p text:style-name="P16"/>
      <text:p text:style-name="P16">Wir schlafen bis abends, dann spielen wir vor, wir entschuldigen uns, wir leihen uns die Stimme eines erwachsenen Menschen <text:span text:style-name="T9">und machen sie lauter als das Kind.</text:span></text:p>
      <text:p text:style-name="P16"/>
      <text:p text:style-name="P17">Nachts können wir wieder nicht schlafen, wir öffnen das Fenster und klettern von dort auf die Terrasse. Der Garten liegt im Dreiviertelmond, bei Vollmond werfen die Bäume einen Schatten. Wir freuen uns darauf.</text:p>
      <text:p text:style-name="P17"/>
      <text:p text:style-name="P17">Die Straße mündet im Waldrand und wir warten an der Bank, an der wie Jemand getroffen haben.</text:p>
      <text:p text:style-name="P17"/>
      <text:p text:style-name="P12"/>
      <text:p text:style-name="P11"/>
      <text:p text:style-name="P11"/>
      <text:p text:style-name="P11"/>
      <text:h text:style-name="Heading_20_3" text:outline-level="3"><text:soft-page-break/>Namen <text:span text:style-name="T99">J</text:span></text:h>
      <text:p text:style-name="P11">Du brauchst einen Namen, sagen wir jemanden, aber jemand schüttelt den Kopf. Ich weiß nicht, wie ich heißen kann, sagt jemand, und das jeder Name soziologische Konzepte mitbringe, eine Herkunft , dass man mit Namen nicht so frei sein kann, wie ohne Name. Aber jemand ist auch ein Name, sage ich, es ist genauso ein Name wie Laura und Martin, weil ich dich damit benenne.</text:p>
      <text:p text:style-name="P11">Aber es ist dein Name, sagt jemand, du benennst mich, aber ich benenne mich nicht jemand, ich gebe mir keinen Namen.</text:p>
      <text:p text:style-name="P11">Ich nicke, okay.</text:p>
      <text:p text:style-name="P11">Aber ich möchte dir einen anderen Namen geben, ich kann dich nicht nur jemand nennen, das wird dem Wert, den du für mich hast nicht gerecht.</text:p>
      <text:p text:style-name="P11">Ich habe Angst, das zu sagen, mir und ihm seinen Wert einzugestehen.</text:p>
      <text:p text:style-name="P11">Er sagt auch nichts, das darauf verweist, es könne ihm ähnlich gehen.</text:p>
      <text:p text:style-name="P11">Ich nenne dich <text:span text:style-name="T99">J</text:span>, sage ich, sage es mit einer Entschlossenheit, die ich nicht fühle.</text:p>
      <text:p text:style-name="P11"><text:span text:style-name="T99">J</text:span> nickt, okay, <text:span text:style-name="T99">Jot, spricht man es aus.</text:span></text:p>
      <text:p text:style-name="P11"/>
      <text:p text:style-name="P11"/>
      <text:p text:style-name="P28"/>
      <text:p text:style-name="P28"/>
      <text:p text:style-name="P28"/>
      <text:p text:style-name="P28"/>
      <text:p text:style-name="P28">Sich den Tag über dem Schreiben zuwenden, zugewandt sein, sich verwenden, die Biographie, in der Verwendung sein, also.</text:p>
      <text:p text:style-name="P28">Die Idee eines Romans ist die Idee eines Höhepunkts, der über Kapitel mit verschiedenen Höhepunkten getragen wird.</text:p>
      <text:p text:style-name="P28"/>
      <text:p text:style-name="P29">Jemand muss also in jedem Kapitel Höhepunkt sein, das klingt sehr anstrengend, jemand klingt überhaupt sehr anstrengend, dass er einfach so nachts auftaucht und sich neben eine ihm fremde Person legt, wie viel <text:span text:style-name="T13">Mut oder wenig Scham muss </text:span><text:span text:style-name="T14">J </text:span><text:span text:style-name="T13">dafür haben, </text:span></text:p>
      <text:p text:style-name="P29"><text:line-break/><text:span text:style-name="T15">Angst vor Menschen, wovor haben wir Angst?</text:span></text:p>
      <text:p text:style-name="P29"/>
      <text:p text:style-name="P29"/>
      <text:h text:style-name="Heading_20_2" text:outline-level="2">Möglichkeiten eine Handlung zu finden</text:h>
      <text:p text:style-name="P30">1) etwas ist passiert und wir kommen damit zurecht oder wir kommen damit nicht zurecht. Wir haben zB eine Angststörung oder eine Depression oder alles auf einmal. Wir kommen damit nicht zurecht. Wir mäandern darum und wir mäandern im Kreis. Aber an kommen wir nicht. Wir gehen nachhause und lügen, wir sagen, das nächste Semester wäre ein Online semester und vormittags müssten wir lernen. Wir sagen nicht, dass unsere WG uns hinausgeworfen hat, weil wir alles falsch gemacht haben, aber nicht erklärten konnten, was nicht stimmt. Weil wir auf einmal keine Worte mehr hatten und zuvor sowieso niemandem nah waren. Das müssen wir aus der Familie mitbekommen haben. das niemanden nahe sein. der vater sagt doch nie, dass er uns liebt und die mutter mäandert, wie wir mäandern, sie bedient, sie dient, aber nie sich selbst. wir fragen uns warum wir es nicht mögen, wenn uns menschen umarmen.</text:p>
      <text:p text:style-name="P30"/>
      <text:p text:style-name="P30">aber den jemand, den mögen wir, vielleicht, weil wir nichts versuchen müssen bei ihm, wir wissen ja nicht einmal ob es ihn gibt</text:p>
      <text:p text:style-name="P30"/>
      <text:p text:style-name="P30">2) <text:span text:style-name="T16">etwas passiert und wir sind auf der suche. bei annie ernaux ist es das leben das passiert. anne weber erzählt von dem sperber, es gibt es problem, er verliebt sich und dann erzählt sie die suche nach ihr, das finden, das zurechtkommen mit ihrem tod und mit sich selbst. </text:span></text:p>
      <text:p text:style-name="P31"><text:soft-page-break/>was könnte es bei mir geben. irgendwie muss es ja auch so etwas sein, so eine handlung, so einen höhepunkt, vielleicht erst die suche nach dem jemanden, nach dem jemanden tagsüber.</text:p>
      <text:p text:style-name="P31">Das wir erzählt sich dem jemanden, weil es sich nicht sicher ist, ob er existiert.</text:p>
      <text:p text:style-name="P32">Das wir kann alles erzählen, es erzählt auch alles, es wird alles los, dass es zuvocr bei sich gehalten hat.</text:p>
      <text:p text:style-name="P32">es erzählt den vater und was der vater für ein mensch ist und die mutter und dass die mutter nur bedient und dass die mutter heimlich isst, dass sie während dem essen nie essen kann, aber dass sie danach isst. dass sie die schokolade abbeißt, dass sie das pure brot isst, einfach so, auch wenn es viel zu hart ist, die großmutter, dass die mutter auch die großmutter bedient und dass die großmutter die mutter nicht mag, obwohl sie die einzige ist, die sich um sie kümmert. und dass die größte angst von uns ist, so zu werden wie die mutter, das wäre noch schlimmer als vater zu werden. können wir als weibliches ich auch vater werden und als männliches mutter?</text:p>
      <text:p text:style-name="P32">das ist der eine strang.</text:p>
      <text:p text:style-name="P32">aber was ist das was kommt?</text:p>
      <text:p text:style-name="P32">was machen wir tagsüber? wir arbeiten in dem kunstmuseum. wir haben einen abschluss fast gemacht, aber die abschlussarbeit nie abgegeben und in dem kunstmuseum können wir trotzdem arbeiten. wir konnten sie nicht abgeben, wir wollten etwas über frauen schreiben, über schreibende frauen, aber das konnten wir nicht abgeben.</text:p>
      <text:p text:style-name="P33">wir konnten nicht über frauen schreiben, es gelang uns nicht, da musste etwas zwischen uns liegen und dem thema, dass uns davon abhielt.</text:p>
      <text:p text:style-name="P33">wir weigerten uns damit zu beschäftigen, weil wir nicht wussten, was passierte würde es real werden.</text:p>
      <text:p text:style-name="P33">es erschien uns ironisch über frauen zu schreiben, die nicht schreiben konnten <text:span text:style-name="T17">oder die schrieben weil sie nicht schreiben konnten.</text:span></text:p>
      <text:p text:style-name="P33"><text:line-break/><text:span text:style-name="T17">Wir sagten ihnen wir kämen zurück, aber wir sagten nicht wieso, so etwas war nicht zwischen uns, wir erinnern uns das der vater sagte, heul nicht, wenn wir als kinder weinten und dass wir irgendwann nicht mehr weinten.</text:span></text:p>
      <text:p text:style-name="P33"/>
      <text:p text:style-name="P34">wir <text:span text:style-name="T18">erinnern uns an so vieles, dass uns nicht seltsam erschien.</text:span></text:p>
      <text:p text:style-name="P34"/>
      <text:p text:style-name="P34"/>
      <text:h text:style-name="Heading_20_3" text:outline-level="3">Spiel 3 Dinge</text:h>
      <text:p text:style-name="P35">wir spielen ein <text:span text:style-name="T127">S</text:span>piel, sagt jemand, ich nenne dir einen <text:span text:style-name="T127">B</text:span>egriff und du sagst drei <text:span text:style-name="T127">D</text:span>inge dazu.</text:p>
      <text:p text:style-name="P35"><text:span text:style-name="T128">I</text:span>ch nicke, das kann er nicht sehen.</text:p>
      <text:p text:style-name="P35">Basilikum.</text:p>
      <text:p text:style-name="P35"><text:span text:style-name="T128">I</text:span>ch sage Pasta, ich sage, bedürftig vieler fürsorge, ich sage, tot.</text:p>
      <text:p text:style-name="P36">Er sagt Taube.</text:p>
      <text:p text:style-name="P36">Ich sage Pizzakartons neben dem Mülleimer, ich sage, Kinder, die noch daran glauben, dass sich alles fangen lässt, ich sage, dass in dieser Stadt hier, die Tauben so schwerfällig sind, so treu und unbedarft, das sie nicht wegfliegen, wenn man mit dem fahrrad auf sie zufahren würde.</text:p>
      <text:p text:style-name="P36"/>
      <text:p text:style-name="P36">Bullaugen.</text:p>
      <text:p text:style-name="P36">Ich sage Fisch. Verklärung, man denkt das, was man von einem Bullauge aus sähe, wäre anders, vielleicht, weil <text:span text:style-name="T19">der Umriss… Schifffahrt und die Vorstellung, man könnte weg von hier.</text:span></text:p>
      <text:p text:style-name="P36"/>
      <text:p text:style-name="P37">Hmm, Thermoskanne.</text:p>
      <text:p text:style-name="P37">Herbst. Erkältungen. sich den Mund verbrennen, weil man immer, immer gieriger ist, als die dauer der abkühlung.</text:p>
      <text:p text:style-name="P37"/>
      <text:p text:style-name="P37">Vater. Seine Stimme ist ganz leise, fast glaube ich, dass er nicht spricht, dass ich mir die Worte bloß einbilde und seinen Körper neben mir auch.</text:p>
      <text:p text:style-name="P37">Ich sage, beschäftigt.</text:p>
      <text:p text:style-name="P37"><text:soft-page-break/>Ich sage, er arbeitet, er ist wie eines der Uhrwerke, die man nicht aufziehen muss, weil sie Magnete in sich tragen, er existiert in einem Raum, der von niemanden abhängig ist.</text:p>
      <text:p text:style-name="P37">Ich sage, dass ich leise sein musste, wenn ich als Kind sein Büro betrat oder wenn er bei Tisch einen Anruf bekam, weil jeder Anruf sehr wichtig war, und dass seine Stimme so freundlich klang, wenn er den Anrufer begrüßte und dieser wichtig war. Ich habe einmal ein Buch gelesen, dass man am Telefon immer ein Lächeln aus den Lippen formen sollte, weil man dann freundlicher und erfolgreicher klänge und dass das Lächeln auch nicht echt sein musste <text:span text:style-name="T20">dafür. Ich habe mich gefragt, ob er das auch gelesen hatte und ob er sich daran hielt.</text:span></text:p>
      <text:p text:style-name="P37"/>
      <text:p text:style-name="P38">Mutter.</text:p>
      <text:p text:style-name="P38">Da sein, immer da sein, immer alles reichen, das Essen, den Hörer, die Sätze, aber selbst nicht, ich weiß nicht.</text:p>
      <text:p text:style-name="P38">Ein Gespenst vielleicht.</text:p>
      <text:p text:style-name="P38">Weißt du, an Tisch kann sie kaum etwas essen, sie sagt das sei, weil sie gekocht habe, erst wenn sie allein im Raum ist, nimmt sie die Gabel und isst und isst und isst. So als ob da ein großes Loch sei.</text:p>
      <text:p text:style-name="P38"/>
      <text:p text:style-name="P38">Jemand nickt neben uns, das versteh ich.</text:p>
      <text:p text:style-name="P38">Er sagt nicht<text:span text:style-name="T21">s</text:span> mehr und wir schließen die Augen, weil da so viele Bilder sind, wir öffnen sie wieder, wir schlagen uns mit der Faust auf die Stirn, dass die Bilder zerbrechen und jemand sagt, wir sollten achtsamer umgehen mit den Bildern <text:span text:style-name="T128">und uns</text:span>, es werde schon zu vieles kaputt gemacht in diesen Tagen. <text:span text:style-name="T128">Die Weltschuld, sich okay fühlen, wenn es anderen nicht okay geht.</text:span></text:p>
      <text:p text:style-name="P39"/>
      <text:p text:style-name="P39"/>
      <text:h text:style-name="Heading_20_3" text:outline-level="3">- Mutter liest</text:h>
      <text:p text:style-name="P39"/>
      <text:p text:style-name="P39">Die Mutter steht am Fenster und betrachtet die Saatlinge. Sie zieht die Tomaten heran, die sie später ins Gewächshaus pflanzen und in Blumentöpfen überall im Garten verteilen wird. Auf dem Tisch liegt ein Buch, dass sie gerade angefangen hat zu lesen, es ist eines dieser Bücher, die wir nicht lesen können, weil wir uns zu sehr dafür schämen. Die Sprache ist einfach, die Handlung auch, es ist d<text:span text:style-name="T128">er Eskapismus</text:span> mittelalter Frauen in Liegestühlen am Strand. <text:span text:style-name="T128">Es geht darin um Liebe und die Liebe ist etwas Einfaches und Schönes, es gibt einen Höhepunkt und vielleicht auch Orgasmen, jedenfalls ist am Ende alles so schrecklich gut.</text:span></text:p>
      <text:p text:style-name="P39"/>
      <text:p text:style-name="P35"/>
      <text:p text:style-name="P30"/>
      <text:p text:style-name="P30"/>
      <text:h text:style-name="Heading_20_3" text:outline-level="3">Geräusch/<text:span text:style-name="T100">gewitter</text:span></text:h>
      <text:p text:style-name="P29"/>
      <text:p text:style-name="P40">Wir nennnen jemanden J, weil das wie eine Abkürzung eines Namens klingt, J wird Jot ausgesprochen, das kann in jedem Fall ein Name sein.</text:p>
      <text:p text:style-name="P40"/>
      <text:p text:style-name="P41">„Weißt du‟, sagt Jemand, wie das Geräusch der Flossen klingt, wenn Fische sich bewegen. „Ich denke doch‟, sagt er, „dass es ein Geräusch geben muss, dass da etwas klingen muss.‟ Er fragt, ob es überhaupt Bewegungen gäbe, die nichtklingend seien, die vollkommen im Stillen passieren können.</text:p>
      <text:p text:style-name="P41">Wir denken uns Bewegungen aus. Fremde Bewegungen, also die eines Fahrzeuges oder eines ausbrechenden Vulkans, abbrechenden Bergs, zerbrechenden Porzellans. Ein Blatt, dass sich vom Baum löst. Eigene Bewegungen, die Schritte, ein Knacken in der Wirbelsäule oder das Zucken eines Augenlids.</text:p>
      <text:p text:style-name="P41">Wir überlegen ob die Unhörbarkeit einer Bewegung der Bewegung oder unserem zu groben Gehör geschuldet ist.</text:p>
      <text:p text:style-name="P41">Wir sagen, dass wir es nicht wissen.</text:p>
      <text:p text:style-name="P41"><text:soft-page-break/>Jemand sagt, er wüsste es auch nicht, er könne es bloß vermuten. Überhaupt könne man alles ausschließlich vermuten, <text:span text:style-name="T22">dass aneinander geriebene Luftteilchen ein Geräusch erzeugen müssten, wäre genauso eine Vermutung, wie das sie kein Geräusch erzeugen könnten.</text:span></text:p>
      <text:p text:style-name="P41">„<text:span text:style-name="T22">Wie findest du das</text:span>‟, <text:span text:style-name="T22">frage ich jemanden, „dass alles nur Vermutungen sind.‟</text:span></text:p>
      <text:p text:style-name="P41">„<text:span text:style-name="T22">Es macht vieles einfacher</text:span>‟, <text:span text:style-name="T22">sagt jemand, „die Dinge verlieren ihre Endgültigkeit, die Erinnerungen ihre scharfen Kanten, es ist, als würde man einen Weichzeichner über das ganze legen.‟</text:span></text:p>
      <text:p text:style-name="P42">Ich nicke, aber denke mir, dass man sich an weichgezeichneten Dingen weniger gut halten kann.</text:p>
      <text:p text:style-name="P43"/>
      <text:p text:style-name="P43">In einer <text:span text:style-name="T23">verregneten </text:span>Dämmerung begegnet uns ein früher Spaziergänger. Ein Hund eilt an uns vorüber, bemerkt uns, kehrt zurück und grüßt uns mit aufgestelltem Haarkamm im Nacken. Der Mann entschuldigt sich, auch wenn wir uns nicht erschreckt haben. Er beginnt ein Gespräch, als hätte er morgens nicht die Einsamkeit gesucht und die frühe Uhrzeit wäre ihm ganz normal.</text:p>
      <text:p text:style-name="P43">Dass es so dunkel sei, sagt er, <text:span text:style-name="T15">da ist sich der Hund nichts sicher, da stelle er immer die Haare auf und knurre, aber lieb wäre er eigentlich. </text:span><text:span text:style-name="T23">Wir</text:span><text:span text:style-name="T15"> nicke</text:span><text:span text:style-name="T23">n</text:span><text:span text:style-name="T15">.</text:span></text:p>
      <text:p text:style-name="P44">Jemand balanciert am Ende des Sichtfeldes auf dem Rand eines Feldes entlang. <text:span text:style-name="T23">Wir</text:span> fol<text:span text:style-name="T23">gen</text:span> ihm mit den Augen und dem Herrn mit dem Ohr, wie er sagt, dass er gerne in der Dunkelheit beginne, weil ihm sonst der Tag zu knapp wird.</text:p>
      <text:p text:style-name="P44"><text:span text:style-name="T23">Wir</text:span> frage<text:span text:style-name="T23">n</text:span> ihn, wofür der Tag zu knapp wird und sehe mit Angst, dass Jemand am Feldrand kleiner wird.</text:p>
      <text:p text:style-name="P44">Der Herr sagt, er wüsste es nicht, vielleicht für das Denken oder für das Lesen, für das Betrachten der Menschen, die am Haus vorbeikommen, für das Durchgehen der Zimmer und der Erinnerungen, die die Zimmer in ihm machen.</text:p>
      <text:p text:style-name="P44">„Wohin <text:span text:style-name="T23">wir</text:span> denn so angestrengt starre<text:span text:style-name="T23">n‟</text:span>, fragt er <text:span text:style-name="T23">uns</text:span>, ob da etwas sei, ein Reh, morgens könne man gut die Ruhe sehen.</text:p>
      <text:p text:style-name="P44">W<text:span text:style-name="T23">r</text:span>r sage<text:span text:style-name="T23">n</text:span>, dass da jemand sei, am Feldrand, dass er beinahe verschwunden sei, aber noch könne man ihn sehen. Es ist einfacher, die fremden Menschen in Geheimnisse einzuweihen.</text:p>
      <text:p text:style-name="P44">Der Herr aber sieht bloß einen dürren Baum, der sich bewegt und als jemand uns zuwinkt, meint er es sei ein Ast.</text:p>
      <text:p text:style-name="P45">Der Herr ist älter als wir und seine Augen sind schlechter.</text:p>
      <text:p text:style-name="P45">Der Herr meint, es würde heute gewittern, womöglich bereits vormittags und dass er sich darauf freue. Deswegen müsse er bald weitergehen oder zurückgehen, weil man sich mit Gewittern nicht anlegen solle, sondern freundschaftlich oder versteckt sein müsse. „Das Gewitter braucht den Wald für sich‟, sagt er. Wir nicken und bekommen Sorge um jemanden, dass er nicht weiß, dass das Gewitter den Wald für sich braucht.</text:p>
      <text:p text:style-name="P45">„Jemand‟, sagen wir, „also der Baum, wie er dort am Feldrand steht, glauben Sie, wir sollten uns um ihn sorgen?‟</text:p>
      <text:p text:style-name="P45">„Gewiss‟, sagt der Herr, „es tut einem Baum nicht gut, bei Gewitter am Feldrand zu stehen, Bäume stehen besser im Schutz anderer Bäume. Aber wir können ihn nun nicht ausgraben.‟</text:p>
      <text:p text:style-name="P45">„Was für einen Sinn haben die Sorgen dann‟, fragen wir den Herrn, er sagt, das müssten wir entscheiden. „Wenn der Baum jemand wäre, dann könnte man mit ihm reden, aber ich glaube nicht, dass er jemand sei, da haben die Sorgen keinen Sinn, es sei denn sie beruhigen das Gewissen. Aber auch dies ist eigentlich sinnlos.‟</text:p>
      <text:p text:style-name="P45">Wir nicken.</text:p>
      <text:p text:style-name="P45">„Wie dem auch sei‟, sagt der Herr, „wir müssen jetzt gehen.‟ Er nimmt den Hund an die Leine, der Hund knurrt in Richtung vom Feldrand. Sie kehren um, wie sie gekommen sind, der Hund mit aufgestelltem Haar im Nacken.</text:p>
      <text:p text:style-name="P45"/>
      <text:p text:style-name="P45">Wir stehen und fühlen den Regen auf der Haut, wie er stärker wird und wie die Haut sich wehrt, ihn willkommen zu heißen. Trotzdem gehen wir in Richtung des Feldrands, der sich entfernt, je näher wir ihm kommen. Durch den Regen verliert Jemand seine Form, seine Farbe und löst sich zuletzt auf. Jetzt sind wir ein Baum am Feldrand, der dort nicht sicher steht. Wir winken, aber niemand kann uns sehen. Der Herr ist sicher bereits zuhause, er trocknet dem Hund sein Fell ab, er geht durch die Zimmer, sodass er sich erinnert.</text:p>
      <text:p text:style-name="P45"><text:soft-page-break/>Wir dagegen haben uns, ohne es zu wollen, mit dem Gewitter angelegt und überlegen, was wir über Gewitter wissen. Dass man sich nicht unter sie stellen darf, nicht unter die Bäume, die den Blitz abfangen können, dass man kein Höhepunkt sein darf, sondern ein Tiefpunkt sein muss.</text:p>
      <text:p text:style-name="P45"/>
      <text:p text:style-name="P46">Jetzt erst denken wir an die Doppelhaushälfte. An den Vater und die Mutter, die dort in der Küche ihr Frühstück bereiten, wie sie gegenüber voneinander sitzen und essen und sich die Zeitungsartikel reichen. Aber nicht über die Zeitung reden, weil sie sonst das Streiten beginnen. Wir haben das Bett mit einem Kissen ausgestopft, wie wir es früher gemacht hatten, wenn wir das Haus nachts verließen. Wir denken, dass die Mutter sich heute nicht um uns sorgen wird, zumindest nicht mehr als üblich, das macht uns etwas traurig. Wir würden uns jetzt gerne in ihre Sorge hineinlegen. Stattdessen legen wir uns auf den Kiesweg und betrachten das große Grau von unten.</text:p>
      <text:p text:style-name="P46">Vielleicht hatte der Herr nicht recht und darin steckt kein Gewitter, vielleicht ist es bloß ein großer Regen, der in der Wolke sitzt und sich nun über uns und die Angst lustig macht. Wir spüren die Angst tief im Bauch, aber es ist eine andere Angst als sonst, der Grund lässt sich besser fasse<text:span text:style-name="T24">n</text:span>. <text:span text:style-name="T24">Das ist schön.</text:span></text:p>
      <text:p text:style-name="P47">Wir liegen dort lange und frieren, die Kälte ist in uns ohne dass wir sie willkommen geheißen haben.</text:p>
      <text:p text:style-name="P47">Es gewittert noch immer nicht, wir stehen aus dem Tiefpunktsein auf, die Kleidung ist voller Schlamm, wir zittern und fühlen uns lebendig. Das müssen wir jemanden erzählen denken wir, und gleich darauf haben wir Angst, jemand sei wirklich bloß ein Baum gewesen und der Herr habe recht gehabt.</text:p>
      <text:p text:style-name="P47">Die Doppelhaushälfte ist leer und wir sind dankbar darum. Hätte die Mutter sich Sorgen gemacht, müsste sie sich nun noch mehr Sorgen machen.</text:p>
      <text:p text:style-name="P47"/>
      <text:p text:style-name="P42"/>
      <text:p text:style-name="P42"/>
      <text:h text:style-name="Heading_20_3" text:outline-level="3">Überlaufen</text:h>
      <text:p text:style-name="P42"/>
      <text:p text:style-name="P43">Wir sind wie ein Fass, das überläuft von jemanden, aber versuchen wir, ihn uns in Erinnerung zu rufen, gelingt uns bloß der Umriss seiner Abwesenheit. Selbst dieser zieht sich auseinander, er dehnt sich auf, bis die Größe dieses Umrisses bloß eine vage Idee ist. Wir können nicht sagen, wie groß jemand, wir kennen doch bloß seinen Körper, der neben unserem liegt.</text:p>
      <text:p text:style-name="P43">In manchen Momenten zweifeln wir beinahe an der Existenz des Körpers.</text:p>
      <text:p text:style-name="P43"/>
      <text:p text:style-name="P43"/>
      <text:p text:style-name="P43"/>
      <text:h text:style-name="Heading_20_2" text:outline-level="2">Leben <text:span text:style-name="T100">nachts und tags</text:span></text:h>
      <text:p text:style-name="P47"/>
      <text:p text:style-name="P47">Das eine Leben ist das nächtliche Leben, das andere ist tagsüber. Sie kommen sich auf eine heimliche Weise in die Quere, keine physische Gewalt. Die Nacht schlägt den Tag nicht und der Tag kratzt die Nacht nicht, sie stechen sich nicht mit Nadeln oder Küchenmessern auf, sie berühren sich bloß sanft im Bett, sie sind wie ein Ehepaar, dass sich nicht zur Scheidung aufraffen kann, aber auch nicht zum Bleiben.</text:p>
      <text:p text:style-name="P47"/>
      <text:p text:style-name="P47">Das Leben in der Nacht ist ein Geheimnis und fühlt sich daher besonders, es fühlt sich auch besser als der Tag.</text:p>
      <text:p text:style-name="P47">Das Leben am Tag muss kein Geheimnis sein und legitimiert sich dadurch, es fühlt sich überlegen, weil es mehr Zeit einnimmt, aber fühlt sich durch uns zu wenig gewertschätzt. Wir ziehen das nächtliche Leben dem Tag vor, dieser wacht mit Augenringen und Kopfschmerzen auf, er liegt viel im Bett und döst. Der Tag kommt damit nicht immer zurecht, dass es nun er sei, der im Bett liegt, dieser Rollentausch missfällt ihm. Er bietet alles was er hat, die Sonne, das Gezwitscher <text:span text:style-name="T25">von </text:span>Vögel<text:span text:style-name="T25">n</text:span> im Garten, er gibt sich mit allem Mühe und wacht trotzdem wie gerädert auf.</text:p>
      <text:p text:style-name="P47"/>
      <text:p text:style-name="P48"><text:soft-page-break/>Das Leben nachts ist einfach: am Waldrand liegen, den Himmel beobachten, ab und an eine Sternschnuppe finden, aber nicht so häufig, dass diese ihre Bedeutung verlieren, sich über Belangloses und Belangvolles in kurzen Sätzen unterhalten und das Schweigen genießen können. Keine Angst haben.</text:p>
      <text:p text:style-name="P48"/>
      <text:p text:style-name="P48">Das Leben tags ist schwieriger: der Mutter ausweichen, dem Vater ausweichen, dem Leben ausweichen. Dem Alltag entgehen, eine Besserung vortäuschen, die es unnötig macht, über die Sache zu reden, insgesamt, der Sache auszuweichen. <text:span text:style-name="T26">E</text:span>ine Besserung vortäuschen, das ist schwierig, wenn man die Sache selbst nicht genau weiß.</text:p>
      <text:p text:style-name="P48">Wir sagen der Mutter, dass wir morgens meditieren würden, dass uns das helfe, es freut sie. Wir sagen dem Vater, wir hätten begonnen die Vorlesungen online zu verfolgen, es stimmt nicht, aber es freut ihn.</text:p>
      <text:p text:style-name="P49">Wir geben uns wirklich Mühe.<text:line-break/>Wir versuchen weniger nachzudenken und die Müdigkeit macht dies einfach.</text:p>
      <text:p text:style-name="P49"/>
      <text:p text:style-name="P49"/>
      <text:p text:style-name="P49"/>
      <text:h text:style-name="Heading_20_2" text:outline-level="2">W<text:span text:style-name="T128">i</text:span>eder zeug/Großmutter?</text:h>
      <text:p text:style-name="P50">Wie wir beginnen: Wir wissen es nicht. Wir kommen nach Hause und es fühlt sich nicht an wie ein Zuhause, es wirkt auf uns, wie ein Raum, den wir schon verlassen haben sollten, als würde ein Schmetterling in seine Puppe zurückschlupfen, dass er eine Raupe werden würde.</text:p>
      <text:p text:style-name="P50">Wir verlieben uns in jemanden und wissen nicht ob er real ist.</text:p>
      <text:p text:style-name="P50">Die Großmutter ist im Spital, weil sie immer Problem<text:span text:style-name="T27">e</text:span> hat, mit der Gesundheit und die Mutter und der Vater besuchen sie.</text:p>
      <text:p text:style-name="P50">Die Mutter redet, der Vater sagt kaum was, der Vater hat eine eigene Sprache mit seiner Mutter, die kennt nicht zu viele Wörter. Der Sprache geht es nicht um die Wörter, der Sprache geht es bloß um den Inhalt, um einen ganz kleinen Inhalt.</text:p>
      <text:p text:style-name="P50">Die Mutter nimmt den restlichen Inhalt in ihre Sprache, die Mutter streckt ihre Hand aus und berührt die gläserne Haut. Wir machen es nach, wir zucken zurück, wir finden die Haut eklig.</text:p>
      <text:p text:style-name="P51">Der Vater und die Mutter müssen sich sorgen, sie werden wieder zu Menschen, die eine Rolle haben, die Rolle nämlich von Vater und Mutter, aber keine andere. Sie werden zu Menschen, die keine Menschen mehr sind. So waren sie in der Kindheit, aber jetzt haben wir zu viel Wissen, dass sie Menschen seien, wir haben mit der Mutter gesprochen, als sie über ihre Kindheit erzählte und die, die eine Kindheit haben, müssen auch ganze Menschen sein, das wissen wir.</text:p>
      <text:p text:style-name="P51"/>
      <text:p text:style-name="P51"/>
      <text:p text:style-name="P51">Okay, wir haben also eine Großmutter im Spital.</text:p>
      <text:p text:style-name="P51">Wir haben auch einen Vater und eine Mutter.</text:p>
      <text:p text:style-name="P51">Wir haben keine Geschwister.</text:p>
      <text:p text:style-name="P51">Wir haben Angst.</text:p>
      <text:p text:style-name="P51">Wir haben Traurigkeit.</text:p>
      <text:p text:style-name="P51">Wir haben ein Studium begonnen, aber nicht abgeschlossen. Wir sind geflüchtet. Wir kamen nicht mehr zurecht.</text:p>
      <text:p text:style-name="P51">Wir haben uns vergessen, die Haare zu wäschen und als die Kopfhaut anfing zu jucken, konnten wir sie nicht mehr waschen.</text:p>
      <text:p text:style-name="P51">Wir haben nicht eingekauft, wir haben stattdessen das Essen der Mitbewohner gegessen, nachts, wenn wir zu tief im Hunger waren und dann hatten wir ein schlechtes Gewissen und haben nicht mit ihnen geredet. Wir konnten das nicht. Wir wollten bloß im Bett bleiben.</text:p>
      <text:p text:style-name="P51">Wir wissen nicht ganz woher das kommt, das mit der Traurigkeit. Das mit der Angst. Das uns die Sachen so schwerfallen, die mal so einfach waren.</text:p>
      <text:p text:style-name="P51">Wir wissen bloß, das ist ein tiefes Wissen in uns drin, das es unsere Schuld sein muss.</text:p>
      <text:p text:style-name="P51"><text:soft-page-break/>Der Vater hat einmal gesagt, das wir uns aufraffen sollen und wir haben einen Vorhang gedacht, den <text:span text:style-name="T28">man zusammenrafft, bis sich die glatte Fläche zu einer Aneinanderreihung von Berg und Tal formt, Licht und Schatten. Wir sind keine glatte Fläche, meinten wir, wir sind bereits zusammengerafft, es gelingt uns bloß nicht die Falzkanten ordentlich zu raffen.</text:span></text:p>
      <text:p text:style-name="P51"/>
      <text:p text:style-name="P52">Mehr: Wir kommen heim. Wir wissen nicht wohin.Wir wissen generell nicht.</text:p>
      <text:p text:style-name="P53">Wir sind zurück und uns fehlt der rote Faden. Vielleicht ist es daher so schwer, das zu beschreiben.</text:p>
      <text:p text:style-name="P53">Wir denken, dass wir das Nacht und das Tagleben trennen sollten.</text:p>
      <text:p text:style-name="P53">Es gibt so viele Möglichkeiten, aber zurück, zurückgekommen und ohne einen Sinn, dass ist schwierig. Wir könnten Wächter werden in einem Museum. Wir könnten alles werden, aber tagsüber ist die Traurigkeit so groß, da können wir nur still sitzen.</text:p>
      <text:p text:style-name="P53"/>
      <text:p text:style-name="P53">Es ist ein kleines Museum mit allen möglichen Dingen, die Stadt ist zu klein um ein </text:p>
      <text:p text:style-name="P51"/>
      <text:p text:style-name="P54">Die Poetik der Rhetoki</text:p>
      <text:p text:style-name="P54"/>
      <text:p text:style-name="P55">Die Handlungen:</text:p>
      <text:p text:style-name="P55">Kleine Geschichten, die etwas Größeres ergeben können.</text:p>
      <text:p text:style-name="P56">Worüber zu schreiben.</text:p>
      <text:p text:style-name="P56">Über nichts und über alles,</text:p>
      <text:p text:style-name="P56">wir rechts und jemand links</text:p>
      <text:p text:style-name="P57">Wir, was tun wir eigentlich. Wir kommen nach Hause, wir können nicht mehr. Wir sind erschöpft. Wir wollen nicht mehr aufstehen, wir können wirklich gar nicht mehr. Aber wir sagen es nicht. Die Wohnung wurde aufgelöst, wir haben uns nicht um eine neue Wohnung gekümmert, wie auch, wir haben niemanden davon erzählt, weil wir glauben, dass es unsere Schuld war. Wir haben gemerkt, dass wir dort keine echten Freunde hatten, dass wir in einer Traumwelt gelebt haben, dass wir das nicht konnten: uns anfreunden, Menschen nahe zu sein. Wir wussten nicht wie. <text:span text:style-name="T29">Wir stellen fest, dass niemand uns schreibt, dass sich niemand dafür interessiert, wie es uns geht.</text:span></text:p>
      <text:p text:style-name="P57"/>
      <text:p text:style-name="P57"/>
      <text:p text:style-name="P57"/>
      <text:p text:style-name="P68">Wir tauschen unsere Kleidung gegen die Kleidung ein, die man hier trägt, ein dunkelgrünes T-Shirt mit Logo <text:span text:style-name="T30">und Aufschrift, für die Kälte in einem der Säle einen grünen Pullover, dessen Ton ein wenig heller ist. Gerade so viel, dass es nicht zusammenpasst, vielleicht ist er ausgeblichen, es müssen ihn bereits viele Menschen angezogen haben. Das Innenmaterial fühlt sich rau an.</text:span></text:p>
      <text:p text:style-name="P69">Einen Spiegel gibt es in dem schmalen Zimmer mit den Schließfächern nicht. Auf der Toilette ist einer, das wissen wir, man muss sich auf die Zehenspitzen stellen um den Oberkörper ganz darin zu sehen.</text:p>
      <text:p text:style-name="P69">Wir verlassen die Kabine bevor es auffällig erscheint, die Dame begrüßt uns wie eine alte Bekannte, sie braucht uns nichts erklären. Wir antworten einsilbig, weil wir Angst haben, sie könnte nach unserem Leben und der Zwischenzeit fragen. Sie zeigt uns welche Räume wir beaufsichtigen sollen und sagt, wir könnten immer in ihr Büro kommen.</text:p>
      <text:p text:style-name="P69"/>
      <text:p text:style-name="P69">Es sind Gemälde. Sie zeigen die Stadt, sie zeigen das, wo noch keine Stadt war, sie stammen von Menschen, die aus der Stadt stammen. Der Bezug muss nicht groß sein, muss bloß ein kleines Täfelchen füllen. Wir wollten die Nachmittagsschichten.</text:p>
      <text:p text:style-name="P69">Der Vater hat angerufen und nach den Vormittagen gefragt, weil die Eltern da ohnehin nicht da wären, weil es praktisch wäre, wenn wir dann nicht da wären, wenn sie auch nicht da wären.</text:p>
      <text:p text:style-name="P69">Wir haben die Nachmittage verlangt und es hat sich gut angefühlt, etwas zu verlangen.</text:p>
      <text:p text:style-name="P69"/>
      <text:p text:style-name="P58"/>
      <text:p text:style-name="P58"/>
      <text:p text:style-name="P58"/>
      <text:p text:style-name="P58"><text:soft-page-break/>Damals haben wir hier wegen dem Geld gearbeitet und jetzt arbeiten wir hier wegen der Zeit. Der Vater hat uns die Stelle gesucht, weil er ein Mensch ist, der Stellen sucht.</text:p>
      <text:p text:style-name="P59"/>
      <text:p text:style-name="P59"/>
      <text:p text:style-name="P59"/>
      <text:p text:style-name="P58"/>
      <text:p text:style-name="P57"/>
      <text:p text:style-name="P60">Jemand: nachts. wir erzählen ihm. wir sagen ihm alles. er stellt uns die richtigen fragen. sehr lange wissen wir nicht, ob es ihn wirklich gibt. das ändert sich erst, als wir ihn tagsüber sehen</text:p>
      <text:p text:style-name="P60"/>
      <text:p text:style-name="P60"/>
      <text:p text:style-name="P64"/>
      <text:p text:style-name="P65">23.09</text:p>
      <text:p text:style-name="P65">Nachts das liegen neben jemand<text:span text:style-name="T31">em</text:span>, tagsüber die Arbeit in dem Museum.</text:p>
      <text:p text:style-name="P65">Die Ausstellungsstücke <text:span text:style-name="T31">dürfen die Besucher nicht berühren.</text:span></text:p>
      <text:p text:style-name="P66">Wir machen uns ein Spiel daraus, die Ausstellungsstücke zu berühren, wir wissen, dass sie uns nicht kündigen kann, dazu mag sie uns zu sehr.</text:p>
      <text:p text:style-name="P66">Wir machen uns lustig über sie und es tut uns leid, aber irgendwann müssen wir mal l<text:span text:style-name="T32">us</text:span>tig sein.</text:p>
      <text:p text:style-name="P66"/>
      <text:p text:style-name="P66"/>
      <text:p text:style-name="P67"/>
      <text:p text:style-name="P70"/>
      <text:h text:style-name="Heading_20_3" text:outline-level="3">- Umbruch/ Skulptur</text:h>
      <text:p text:style-name="P70"/>
      <text:p text:style-name="P118">Die Skulptur beobachtet uns, sie hat an allen Seiten Augen. Wir flüstern leise, wir seien im Umbruch und versuchen das Brechen leise zu tun.</text:p>
      <text:p text:style-name="P70"/>
      <text:p text:style-name="P70"/>
      <text:h text:style-name="Heading_20_3" text:outline-level="3">- Vater</text:h>
      <text:p text:style-name="P70"/>
      <text:p text:style-name="P70">Am Tisch sitzen wir in einem schiefen Dreieck. Das Brot ist von der Brotschneidemaschine in gleiche Dicken geschnitten worden. Am Tisch steht keine Butter, weil der Vater auf sein Cholesterin achtet, er ist beim Arzt gewesen und <text:span text:style-name="T33">isst auch beinahe keine Eier mehr. <text:s/></text:span><text:span text:style-name="T34">Nur wenn die Mutter Kuchen backt, isst er ihn, obwohl er eigentlich weniger Kuchen essen möchte, zumindest nicht zuhause.</text:span></text:p>
      <text:p text:style-name="P70"/>
      <text:p text:style-name="P71">Ich habe zwei Väter.</text:p>
      <text:p text:style-name="P71"/>
      <text:p text:style-name="P71">Der eine Vater ist der Telefonvater. In seiner Telefonstimme redet er mehr Dialekt. Wenn wir woanders sind oder seine Kartenspielfreunde kommen, redet er auch mit der Telefonstimme. Er lacht und ich verstehe, warum Mutter ihn geheiratet <text:span text:style-name="T35">hat.</text:span></text:p>
      <text:p text:style-name="P72">Seine Telefonstimme ist tief und angenehm. <text:span text:style-name="T36">Verreisten wir,</text:span> <text:s/><text:span text:style-name="T36">nahm er diese </text:span>Stimme mit und wir kamen leicht ins Gespräch mit Tischnachbarn und den Sitznachbarn im Flugzeug.</text:p>
      <text:p text:style-name="P72">Als Kind haben wir gedacht, dass alle Männer so reden, wenn sie am Telefon sprechen und dass Telefone eine Männersache waren. <text:span text:style-name="T36">Darum brachten wir das läutende Ding immer dem Vater. </text:span>Die Mutter hat auch eine Telefonstimme, aber die ändert sich je nach anrufender Person. Sie zieht sich die Stimme aus, sobald sie <text:span text:style-name="T36">auflegt. Bloß wenn die Mutter in ihrer Heimat ist, braucht sie kein Telefon dafür.</text:span></text:p>
      <text:p text:style-name="P72"/>
      <text:p text:style-name="P71">Manchmal saß <text:span text:style-name="T36">der Vater</text:span> am Tisch und hat mit seiner Telefonstimme Leute hinausgeworfen. Die Leute waren faul oder sie haben einen Fehler gemacht, er konnte mit seiner Telefonstimme die Kündigungen diktieren, die jemand anderes in den Laptop getippt hatte <text:span text:style-name="T36">und als Email versandte.</text:span></text:p>
      <text:p text:style-name="P73"><text:soft-page-break/>Einmal war es ein Mann gewesen, den wir kannten. Es hatte in seiner Firma eine Ferienbetreuung gegeben und der Mann hat mit uns Flugzeuge gebastelt. Wir haben uns an das Fenster gestellt und die Flugzeuge nach draußen geflogen und als unseres in einem Baum landete, haben wir geweint. Da hat der Mann uns seines geschenkt, das ohnehin viel schöner war und alle Kinder waren neidisch.</text:p>
      <text:p text:style-name="P73">Vater saß am Tisch und Mutter schöpfte Reis und Sauce auf die Teller, er sagte, dass sie den Herbert entlassen würden. Mutter sagte, dass der doch so nett gewesen sei, an uns gerichtet, das sei der, der in den Ferien bei euch war. Auch wenn wir nichts von Entlassungen verstanden, wussten wir, dass wir den Vater dafür verurteilen mussten. Es war böse, was er tat. Wir sagten, wir würden nichts mehr essen, wir schoben den Teller von uns, wir funkelten den Vater an und fanden ihn gemein.</text:p>
      <text:p text:style-name="P73">Der Vater störte sich nicht daran, er <text:span text:style-name="T37">besprach mit dem Vorgesetzten des Herberts dessen Kündigung und tippte mit einer Hand </text:span><text:span text:style-name="T38">eine</text:span><text:span text:style-name="T37"> Mail. </text:span><text:span text:style-name="T38">Aber die Finger, die wir sonst um ihr Tippen bewunderten, waren uns dort zu schnell und ein Jahr zuvor, aber da erinnerten wir uns nicht mehr daran, haben wir mit einem Bleistift in diesen Finger gestoßen, sodass der Vater in die Notaufnahme musste und dort heute eine Narbe ist. Den Grund wissen wir auch nicht mehr.</text:span></text:p>
      <text:p text:style-name="P74">Wir sahen, wie diese Narbe schnell in das Smartphone tippte und hatten ein ganz vages Gefühl von Schuld, als wären wir es gewesen, die dem Herbert die Kündigung schickten.</text:p>
      <text:p text:style-name="P73"/>
      <text:p text:style-name="P75">Als er uns sagte, dass wir davon ohnehin nichts verstehen würden und dass wir nun mit dem Blödsinn aufhören und essen sollten, <text:span text:style-name="T38">verschwand dieses Gefühl von Schuld.</text:span></text:p>
      <text:p text:style-name="P75">Die Mutter sagte nichts, sie saß uns gegenüber und aß genauso wenig wie wir. <text:span text:style-name="T38">Aber als sie unseren vollen Teller nach dem Essen in den Kühlschrank legte, bekam wir eine erste Ahnung, dass wir den Vater nie verletzten konnten ohne zuvor die Mutter traurig zu machen.</text:span></text:p>
      <text:p text:style-name="P75"/>
      <text:p text:style-name="P74">Manchmal liebten wir die Telefonstimme des Vaters. Wenn die Erwachsenenfreunde um uns waren und wir an diesem Tag eine gute Note aus der Schule mitbrachten, erzählte er, was für ein kluges Kind wir doch seien und das aus uns etwas Großes werden würde.</text:p>
      <text:p text:style-name="P74"/>
      <text:p text:style-name="P74">Der andere Vater sitzt am Tisch und sagt, wir sollen still sein. Er fragt uns nicht, wie es uns geht, er sagt uns, wie es gehen soll, gut nämlich, also heul jetzt nicht. Er kümmert sich um das Haus und um <text:s/><text:span text:style-name="T39">die Verwaltung des familiären Lebens, das Gewicht, dass wir nicht einmal erahnen können, lastet auf seinen Schultern, da ist es doch verständlich, dass er Ruhe braucht. Verreisen wir, trägt er sein Smartphone mit sich und die Mutter schaltet das Radio im Mietauto noch in derselben Sekunde aus, in dem es anfängt zu klingeln.</text:span></text:p>
      <text:p text:style-name="P74"/>
      <text:p text:style-name="P27">Dieser Vater bringt uns bei, was es heißt erfolgreich zu sein und wir wissen, dass er alles gut meint.</text:p>
      <text:p text:style-name="P27"/>
      <text:p text:style-name="P85">Vater trägt uns aus dem Auto und wir tun so, als würden wir schlafen. Wir kommen spät in der Nacht nachhause und es ist dunkel. Vater legt uns in unser Bett, wie man einen Sack auf einen Boden stellt und wir wünschten, der Weg von dem Auto zu unserem Zimmer hätte länger gedauert. Wir sind sehr müde, sodass wir am nächsten Tag das Gefühl nicht mehr erinnern werden. Das Haus ist eiskalt und die Mutter legt eine weitere Wolldecke über uns. Die Mutter weiß, dass wir eigentlich nicht schlafen und sagt leise Gute Nacht.</text:p>
      <text:p text:style-name="P85"/>
      <text:p text:style-name="P85"/>
      <text:p text:style-name="P85"/>
      <text:p text:style-name="P85"/>
      <text:h text:style-name="Heading_20_3" text:outline-level="3">- Die Erforschung der Traurigkeit </text:h>
      <text:p text:style-name="Text_20_body">- <text:span text:style-name="T128">Autismus</text:span></text:p>
      <text:p text:style-name="Text_20_body"/>
      <text:h text:style-name="Heading_20_3" text:outline-level="3"><text:soft-page-break/>- Wenn sich zwei vor unseren Augen küssen</text:h>
      <text:p text:style-name="P133">Küssen sich zwei, schauen wir weg, das tun wir schon immer. Wenn sich <text:span text:style-name="T49">in Filmen jemand geküsst hatte, sind die Mutter, der Vater und wir in die Küche gegangen und haben uns Tee, Salzstangen oder ein Glas Wasser geholt. Der Vater hat den Text vor das Bild geschaltet, um zu sehen, von wem der Film ist oder wie lang er noch dauere. Wir haben gesagt, wir putzen die Zähne und sind nach oben ins Badezimmer gelaufen. Als wir herunterkamen, war die Szene vorbei und wir taten alle so, als </text:span><text:span text:style-name="T51">wäre </text:span><text:span text:style-name="T49">nichts passiert.</text:span></text:p>
      <text:p text:style-name="P134">Mutter und Vater küssen sich fast ni<text:span text:style-name="T51">e</text:span>, zumindest nicht vor uns. Wenn wir verreisen, küssen sie sich manchmal, eine kurze Berührung auf den Mund, in dem der Vater seine Telefonstimme <text:span text:style-name="T50">trägt</text:span>. <text:span text:style-name="T51">Unser Kopf dreht sich dabei zur Seite, eine Bewegung, die ohne unser Zutun stattfindet.</text:span></text:p>
      <text:p text:style-name="P135">Wir bekamen unseren ersten Kuss mit achtzehn und auch nur, weil es uns dr<text:span text:style-name="T51">ängte</text:span>. Wir wollten sehr dringend normal sein und waren spät dran. Sonst kamen wir immer überall pünktlich. Wir küssten einen fremden Mund, <text:span text:style-name="T51">dessen Lippen trocken waren, aber unsere waren genauso trocken. W</text:span>ir steckten probeweise unsere Zunge hinein <text:span text:style-name="T51">und bewegten diese in einer fremden Mundhöhle, die sich warm und nass anfühlte. Es war weder eklig noch schön.</text:span> Später recherchierten wir den ganzen Nachmittag, wieso Menschen sich küssen würden und löschten danach den Suchverlauf.</text:p>
      <text:p text:style-name="P135"/>
      <text:p text:style-name="P27"/>
      <text:p text:style-name="P76">Vaters Mund</text:p>
      <text:p text:style-name="P76"/>
      <text:p text:style-name="P76">Vaters Mund ist von einem Bart umgeben, der nie länger als zwei Tage ist und den wir nicht als solchen wahrnehmen.</text:p>
      <text:p text:style-name="P76"/>
      <text:p text:style-name="P76"/>
      <text:h text:style-name="Heading_20_3" text:outline-level="3">- Eine Kurzgeschichte schreiben über jemanden, der klaut.</text:h>
      <text:p text:style-name="P77"/>
      <text:p text:style-name="P79">Sie hat dieselbe Haarfarbe wie wir und auch einen Blick, der uns an uns erinnert. <text:span text:style-name="T44">Ihre Haare sind zu einem losen Zopf gebunden, ihre Ohrringe lange baumelnd, </text:span><text:span text:style-name="T46">geformte Drahtmuster</text:span><text:span text:style-name="T44">, auch die weite Hose und das Shirt mit den bunten Mustern </text:span><text:span text:style-name="T46">sagen etwas über sie. Ihr Aussehen so redet so viel, dass wir einerseits Angst bekommen, sie aber auch dafür bewunderen und um diese laute Stimme beneiden. Selbst unsere Agglomeration als Wir kann nicht so laut reden, wie sie ihre Kleidung wählt.</text:span><text:span text:style-name="T44"> Ihr Alter sowie ihr Besuch am frühen Nachmittag sprechen für eine Studentin. </text:span><text:span text:style-name="T46">Sie kommt mit unserem Schichtbeginn und bleibt länger als ein durchschnittlicher B</text:span><text:span text:style-name="T47">esucher, das wissen wir, weil wir die Zeit messen, die ein durchschnittlicher Besucher bleibt, eine Stunde und vierzehn Minuten. Nach zwei Stunden betritt sie den letzten Saal.</text:span></text:p>
      <text:p text:style-name="P83">Besonders lange betrachtet sie eine Skulptur auf der sich zwei Frauen umarmen oder miteinander schlafen, das erkennt man schwer. Wir fragen uns, ob sie lesbisch ist und ob sie schon einmal eine Frau geküsst hat oder einer Frau nahe war. Wir können uns das nicht vorstellen, wie zwei Frauen miteinander, also was sie miteinander, wir schämen uns für dieses Unvermögen und fragen uns, ob das Unvermögen unsere Schuld sei, ob wir hätten Pornos anschauen sollen oder Foren zu dem Thema durchlesen müssten, ob <text:span text:style-name="T48">sich unser Unvermögen als Feindlichkeit auslegen könnte.</text:span></text:p>
      <text:p text:style-name="P84">Wir fragen uns, wie sie uns sieht, ob wir ihr als Einrichtung des Museums erscheinen oder wie ein Mensch.</text:p>
      <text:p text:style-name="P84"/>
      <text:p text:style-name="P84"/>
      <text:p text:style-name="P84"/>
      <text:p text:style-name="P79"/>
      <text:p text:style-name="P79"><text:soft-page-break/></text:p>
      <text:p text:style-name="P81">Sie hat sich die Ausstellung detailliert angesehen, vor manchen Werken und Texten verharrte sie und wir waren ihr gefolgt. Manchmal verloren wir uns in Gedanken, manchmal beobachteten wir, wie sie sich in Gedanken verlor und das machte sie uns sympathisch. Wir wünschten ihr, dass sie keinen Halt fand, weil wir vom Vergleich lebten und solange sie uns darin gleich oder unterlegen war, fühlten wir uns gut.</text:p>
      <text:p text:style-name="P80">Immerhin arbeiten wir, dachten wir.</text:p>
      <text:p text:style-name="P80">Erst, als sie sich im Schneidersitz vor eine Grafik setzte, die <text:span text:style-name="T45">bloß xxx </text:span>und offensichtlich über das Kunstwerk nachdachte, das <text:span text:style-name="T45">uns bisher unverständlich geblieben war, verließen wir den Raum.</text:span></text:p>
      <text:p text:style-name="P82"/>
      <text:p text:style-name="P78"/>
      <text:p text:style-name="P78">Sie betrachtet den kleinen Verkaufsraum neben dem Eingangsfoyer des Museums suchend, das unterscheidet sie von den anderen Gästen. Die meisten, die sich hier aufhalten, wollen nichts, sie betrachten nur die überteuerten Gegenstände und überlegen, nach welchen sie ein Verlangen entwickeln könnten, <text:span text:style-name="T42">wie viel ihnen dieses Verlangen wert wäre, das </text:span><text:span text:style-name="T43">ist verschieden bei Einmalbesuchern oder Stadtbewohnern, </text:span><text:span text:style-name="T40">welche sie welchen Freunden und Verwandten schenken könnten. In den meisten Fällen kaufen sie nichts </text:span><text:span text:style-name="T43">Großes </text:span><text:span text:style-name="T40">und berühren die Gegenstände nicht, es sei denn man muss sie berühren, um sie zu verstehen. </text:span><text:span text:style-name="T43">Sie finden alles schön, aber kaum etwas den Preis wert,</text:span><text:span text:style-name="T40">Die Frau berührt alle, sie sucht mit den Händen, sie betastet sie, aber lauert. Ihr Blick ist immer auch auf uns gerichtet oder auf jeden, der sich dem Raum nähert. Ihr Blick weiß genau, was er will, das unterscheidet sie. Als sie den einen Gegenstand, eine Kugel mit einem der Gemälde aus der Ausstellung darin, ausgemacht hat, als sie ihn oft genug in der Handfläche gewälzt hat, sein Gewicht für sich gemessen, </text:span><text:span text:style-name="T41">sich an den Umriss angepasst, streift sie ziellos und ablenkend durch den Verkaufsraum, sie berührt die Dinge kaum noch, ihr Blick sucht den Körper der anderen Menschen, aber begegnet deren Gesicht nicht, er merkt sich bloß, wie die Brust zu ihnen steht und versucht, davon auf ihre Augen zu schließen. </text:span></text:p>
      <text:p text:style-name="P77"/>
      <text:p text:style-name="P77"/>
      <text:p text:style-name="P76"/>
      <text:p text:style-name="P92"/>
      <text:p text:style-name="P93">Wir ziehen uns zusammen und hoffen, dass das alles vorbei geht. <text:span text:style-name="T62">KELLERASSELKUGELN.</text:span></text:p>
      <text:p text:style-name="P93"/>
      <text:p text:style-name="P93"/>
      <text:p text:style-name="P95">Kurzgeschichten schreibend</text:p>
      <text:p text:style-name="P95"/>
      <text:h text:style-name="Heading_20_3" text:outline-level="3">- <text:span text:style-name="T101">b </text:span>Gewöhn<text:span text:style-name="T100">u</text:span>ng an die Kunst </text:h>
      <text:p text:style-name="P93"/>
      <text:p text:style-name="P93"/>
      <text:p text:style-name="P96">Ein älterer Herr betrachtet ein Bild, er <text:span text:style-name="T100">bemerkt uns und </text:span>winkt uns zu sich. <text:span text:style-name="T100">Wir verlassen unser Versteck in der Ecke hinter einer Skulptur. E</text:span>s gefalle ihm nicht. Wir sagen, er müsse es öfters betrachten. Wenn wir 16 mal etwas essen, dass wir nicht mögen, finden wir es danach in Ordnung. <text:span text:style-name="T64">Er schaut uns zweifelnd an, sagt aber nichts. Wir sagen, dass wir dem Gehirn damit beweisen würden, dass es weder giftig sei noch eklig, wir würden uns selbst überreden, es zu mögen. Er </text:span><text:span text:style-name="T101">nickt, das ergebe Sinn. Wir ziehen uns wieder hinter die Skulptur zurück.</text:span></text:p>
      <text:p text:style-name="P96">Der ältere Herr verlässt den Raum, <text:span text:style-name="T63">der nun leer ist und wir betrachten das Gemäld</text:span><text:span text:style-name="T65">e</text:span><text:span text:style-name="T63"> </text:span><text:span text:style-name="T65">[Beschreibung]</text:span></text:p>
      <text:p text:style-name="P99">Womöglich hat er recht.</text:p>
      <text:p text:style-name="P99"/>
      <text:p text:style-name="P99">Als die Durchsage ertönt, es seien noch fünfzehn Minuten bis zur Schließzeit und sich für den Besuch bedankt, <text:span text:style-name="T101">betreten wir noch einmal den Saal. Dort steht erneut der Herr</text:span><text:span text:style-name="T66"> und betrachtet das Gemälde. Wir beobachten ihn in seiner Betrachtung, seinen glatten schwarzen Pullover, das weiße zurechtgelegte Haar. Jetzt, wo das Licht für die letzten fünfzehn Minuten gedimmt ist, erscheint er uns wie Kunst.</text:span></text:p>
      <text:p text:style-name="P99"/>
      <text:p text:style-name="P130"><text:soft-page-break/>Manchmal, glauben wir, muss man sich an die Ästhetik gewöhnen, bis man sie wahrnimmt, das ist wie mit dem Geschmack. Manchmal stammt die Ästhetik aber auch von der Exotik.</text:p>
      <text:p text:style-name="P100"/>
      <text:p text:style-name="P101">Kann man Kunst unterbrechen, überlegen wir.</text:p>
      <text:p text:style-name="P101"/>
      <text:p text:style-name="P101">Oder würde das Unterbrechen der Kunst mit zur Kunst gehören? Würde <text:span text:style-name="T101">die Aufsicht</text:span>, wenn <text:span text:style-name="T101">sie</text:span> den Mann vorsichtig und mit einem einleitenden, ihn aufschreckenden Räuspern daran erinner<text:span text:style-name="T101">t</text:span>, dass das Museum schließt, zu einer Kunstperformance werden? <text:span text:style-name="T101">Darf die Aufsicht </text:span>Kunst sein, <text:span text:style-name="T101">wenn sie diese doch bewachen sollte, dann müsste sie sich dabei selbst bewachen.</text:span> <text:span text:style-name="T101">Kann man sich selbst bewachen?</text:span></text:p>
      <text:p text:style-name="P101"/>
      <text:p text:style-name="P101">Wir nehmen uns vor jemanden danach zu fragen und dann fällt uns ein, dass wir jemanden nicht mehr fragen können und wir spüren die Traurigkeit, die dieses Mal einen Grund hat.</text:p>
      <text:p text:style-name="P101"/>
      <text:p text:style-name="P101"><text:span text:style-name="T103">Es </text:span><text:span text:style-name="T102">räuspert sich hinter uns</text:span>, das Museum schließe, <text:span text:style-name="T67">es tue leid.</text:span></text:p>
      <text:p text:style-name="P102">Er nickt und sagt, er komme wieder, er habe eine Jahreskarte für alle Museen, er <text:span text:style-name="T103">werde sich gewöhnen. Die Aufsicht versteht nichts, aber der Mann lächelt uns zu.</text:span></text:p>
      <text:p text:style-name="P102"/>
      <text:p text:style-name="P102"/>
      <text:p text:style-name="P102"/>
      <text:p text:style-name="P98"/>
      <text:p text:style-name="P98"/>
      <text:p text:style-name="P102">Meer</text:p>
      <text:p text:style-name="P102"/>
      <text:p text:style-name="P102">Eines der Bilder zeigt das Meer. Wir betrachten es und denken</text:p>
      <text:p text:style-name="P97"/>
      <text:p text:style-name="P97"/>
      <text:p text:style-name="P99">Kunstvermittler wie in den großen Städten gibt es keine</text:p>
      <text:p text:style-name="P99"/>
      <text:h text:style-name="Heading_20_3" text:outline-level="3">- Das Weinen.</text:h>
      <text:p text:style-name="P103"/>
      <text:p text:style-name="P103">Heute quellen wir über. Der Vater sitzt schweigend da und kaut das Brot mit Käse, die Mutter sitzt schweigend da und bestreicht das Brot mit Butter und wir wissen, dass nicht mehr viel Zeit bleibt. Als der Vater aufsteht, sind wir erleichtert, denn der Vater ist ein schlechter Staudamm, er macht den Fluss bloß größer. Die Mutter ist ein ebenso schlechter Staudamm, denn sie bricht beim Stauen ein.</text:p>
      <text:p text:style-name="P103">Wir finden uns trotzdem bei ihr in der Küche wieder und quellen über, als sie die Messer in die Spülmaschine räumt. <text:span text:style-name="T72">Es weint aus uns, wir können nicht mehr.</text:span></text:p>
      <text:p text:style-name="P103">Sie legt ihre rastlosen Arme um uns, sie bedeckt uns mit diesen Armen und wir zittern am ganzen Körper.</text:p>
      <text:p text:style-name="P103">Alles gut, sagt sie, alles gut, sagt sie, alles wird gut. Wir nicken und schütteln und schluchzen laut auf. <text:span text:style-name="T72">Die Mutter hält uns und wir weinen.</text:span></text:p>
      <text:p text:style-name="P104">Wir haben Angst, sagen wir, es geht uns nicht gut und wir pressen diese Sätze durch das Überqu<text:span text:style-name="T70">el</text:span>len, sodass man nichts verstehen kann. Das Getöse ist zu laut. Es schüttelt unseren Körper, es nässt unsere Augen, es qu<text:span text:style-name="T72">e</text:span>llt aus uns heraus. <text:span text:style-name="T68">Die Mutter qu</text:span><text:span text:style-name="T72">e</text:span><text:span text:style-name="T68">llt mit oder qu</text:span><text:span text:style-name="T72">e</text:span><text:span text:style-name="T68">llt von un</text:span><text:span text:style-name="T69">s, ihre Augen sind auch rot, </text:span><text:span text:style-name="T72">wir färben sie ein mit unserem Blick </text:span><text:span text:style-name="T69">und wir </text:span><text:span text:style-name="T72">bewegen uns </text:span><text:span text:style-name="T70">gemeinsam</text:span><text:span text:style-name="T69"> auf das Sofa. </text:span><text:span text:style-name="T72">Wir sinken in die Kissen wie ein gestrandeter Wal</text:span><text:span text:style-name="T69">. Die Mutter zieht uns an sich und wir lassen uns an sie ziehen.</text:span></text:p>
      <text:p text:style-name="P105">Wir sagen, wir können das alles nicht mehr, wir sagen, das funktioniert nicht, wir sagen, wir funktionieren nicht mehr. <text:span text:style-name="T70">Die Mutter hält uns. Die Ärmel der Mutter hängen uns in den Augen, wir nässen sie, wir salzen sie. Wir denken nicht, dass die Mutter viel mehr in sich aufgestaut haben müsste, dass wenn die Mutter überquellt, wir sie nicht mehr halten könnten, wir denken nur an uns. Wir werden zu einem Kind, das nicht anders kann, als der Mutter zu vertrauen. Ein Kind kann nicht anders. Wir lassen die Mutter der Staudamm sein, auch wenn man uns nicht stauen kann, sie nimmt das Wasser aus unsere</text:span><text:span text:style-name="T71">m See und hält es </text:span><text:soft-page-break/><text:span text:style-name="T71">bei sich. Ozeane sind riesige Stauseen, denken wir </text:span><text:span text:style-name="T72">nicht </text:span><text:span text:style-name="T71">und die Erde ein</text:span><text:span text:style-name="T72">e Anhäufung an Staudämmen, wir denken bloß an die Mutter und ihre Arme um uns.</text:span></text:p>
      <text:p text:style-name="P107">Wir ziehen uns in ihren Bauch zurück, es gibt die Welt dort außen nicht mehr, ihre Bauchhaut dämpft das Draußen ab, es gibt nichts mehr <text:span text:style-name="T73">sonst.</text:span></text:p>
      <text:p text:style-name="P107">→ <text:span text:style-name="T73">Wir erzählen ihr alles</text:span></text:p>
      <text:p text:style-name="P107">→ <text:span text:style-name="T73">Es weint aus uns heraus → wir müssen nicht mit dem Messer dort stehen….</text:span></text:p>
      <text:p text:style-name="P105"/>
      <text:p text:style-name="P106">Die </text:p>
      <text:p text:style-name="P105">Es gibt keine Wohnung und es gibt kein Wir mehr, die nun dort </text:p>
      <text:p text:style-name="P104"/>
      <text:p text:style-name="P104">die Angst und das alles, das alles quillt so, <text:span text:style-name="T68">dass es in uns alles mitnimmt.</text:span></text:p>
      <text:p text:style-name="P103">Wir sind uns nicht sicher, ob bloß wir oder ob die Mutter mit <text:span text:style-name="T68">uns, von uns, ü</text:span> oder auch üerquillt.</text:p>
      <text:p text:style-name="P103"/>
      <text:p text:style-name="P103"/>
      <text:p text:style-name="P103"/>
      <text:h text:style-name="Heading_20_3" text:outline-level="3">- <text:span text:style-name="T73">Die Musik</text:span></text:h>
      <text:p text:style-name="P94"/>
      <text:p text:style-name="P108">Als Produkt von Vater und Mutter mögen wir die Musik bloß als Hintergrund und hören wir von ihr, verstehen wir sie kaum </text:p>
      <text:p text:style-name="P108"/>
      <text:p text:style-name="P108"/>
      <text:p text:style-name="P109">Die Traurigkeit ist etwas Größeres, Substanzielles, sie wächst uns über, sie wird größer als wir. Wir betrachten die Traurigkeit in einer gewissen Sorge.</text:p>
      <text:p text:style-name="P109">Wegen der Traurigkeit arbeiten wir nun </text:p>
      <text:p text:style-name="P109"/>
      <text:p text:style-name="P109"/>
      <text:h text:style-name="Heading_20_3" text:outline-level="3">Das Haus</text:h>
      <text:p text:style-name="P136">Wir befinden uns in diesem Haus und das Haus wächst um uns.</text:p>
      <text:p text:style-name="P137">Dieses Haus wächst uns so hoch.</text:p>
      <text:p text:style-name="P137">Auch die Hecke wächst hoch, wächst übe uns hinaus, als habe sie es immer vorgehabt, das mit dem hohen Wachstum. </text:p>
      <text:p text:style-name="P187">Dornröschen.</text:p>
      <text:p text:style-name="P137"/>
      <text:p text:style-name="P139"/>
      <text:p text:style-name="P138"/>
      <text:p text:style-name="P140">Wir sind bloß noch die Summe, denken wir.</text:p>
      <text:p text:style-name="P140">Wir liegen im Bett und hören Musik und eigentlich können wir gar nicht mehr.</text:p>
      <text:p text:style-name="P138"/>
      <text:p text:style-name="P138"/>
      <text:p text:style-name="P141">Unsere Erschöpfung ist die Erschöpfung sehr vieler anderer, der Vater und der Mutter und die Erschöpfung von allen.</text:p>
      <text:p text:style-name="P141"/>
      <text:p text:style-name="P141">Wir sind dem so müde.</text:p>
      <text:p text:style-name="P141"/>
      <text:p text:style-name="P141">Wir gehen in die Stadt, wir bewegen uns dort, wir erinnern uns dort und die verbrachte Zeit kommt</text:p>
      <text:p text:style-name="P141"/>
      <text:p text:style-name="P141"><text:soft-page-break/>Wir haben es nicht geschafft, ein neues Zimmer zu finden. Unsere Koffer lagern im Keller einer Bekannten, weil wir es zuletzt nicht mehr geschafft haben, Freundschaften so zu behandeln als wären es nicht bloß Menschen, die wir gelegentlich in der Universität treffen, mit denen wir gelegentlich die Probleme besprechen, die aus dem Inneren zu holen, keine Kraft kostet.</text:p>
      <text:p text:style-name="P141"/>
      <text:p text:style-name="P141">Das Haus.</text:p>
      <text:p text:style-name="P142"/>
      <text:p text:style-name="P147">Das Haus ist eines, das den Auszug nie geschafft hat.</text:p>
      <text:p text:style-name="P147"/>
      <text:p text:style-name="P147">Das Haus ist eines, das sich weiß hält und nicht auffällt. Es fällt auch nicht um und von nirgends herunter, es fällt in keine Richtung und neigt sich nicht einmal. Das Haus ist eine Fabrik, wenn man es so betrachtet, es stellt das Gefühl her, dass alles gut ist, wie es ist. Entweder ist das Haus Fassade oder wir sind nicht echt.</text:p>
      <text:p text:style-name="P148">Die Mutter gießt den Garten, wie man ihn im Sommer gießen muss, wenn es zu heiß ist und zu wenig regnet. Abends zieht sie ihre Runden und wir betrachten sie dabei, wie ihr Rücken sich über die Pflanzen krümmt und sie mit Wasser versorgt und die Schnecken vom Salat klaubt, das Unkraut aus dem Kräuterbeet pult, die reifen Tomaten in eine Schale legt, die Pfirsiche mit der Hand umfässt , um zu prüfen wie weich sie sind und wie diese Hand sie dann am Baum lässt oder vorsichtig pflückt. Die andere Hand, die dabei den Zweig hält, sodass <text:span text:style-name="T79">es den dünnen Stamm beim Pflücken nicht schüttelt. Sie hat ihre Haare nach hinten zu einem Zopf gelegt, aber weil ihre Haare kurz sind, ist der Zopf bloß eine Andeutung, ein kurzer Stachel. </text:span></text:p>
      <text:p text:style-name="P148"/>
      <text:p text:style-name="P160">Wir denken, dass jemand die Mutter gießen müsste.</text:p>
      <text:p text:style-name="P143"/>
      <text:h text:style-name="Heading_20_3" text:outline-level="3">Leichtkraft</text:h>
      <text:p text:style-name="P143"/>
      <text:p text:style-name="P143">Wir liegen neben jemandem am Boden und fühlen uns schwer. Unser Körper liegt wie ein gestrandeter Wal auf der Erde, wir haben begonnen, eine Decke mitzunehmen, weil der Körper ein bisschen Wärme braucht, die von außen kommt. Ein Bild aus der Kindheit kommt auf, vielleicht waren es die Nachrichten, die wir vom Sofa aus sahen: Menschen mit Windjacken legen Decken mit Wasser auf die dunkelgraue Haut des Tieres. Wir wissen nicht mehr, wer weinte, die Menschen, wir als Kind oder der Wal, der auch mit dem Kran nicht zurück in das Wasser geführt werden konnte. Sie tränkten diese Decken, damit seine Haut nicht austrocknete. Das Bild entfernte sich, sodass der ganze Strand auf den Bildschirm passte, es waren mehrere dieser dunkelgrauen Hügel um die sich kleine Trauben an Menschen versammelten. Die Decken und Tücher schieben ihren Tod auf.</text:p>
      <text:p text:style-name="P143">Unsere Decke ist nur ein wenig feucht vom Tau, der sich über Nacht bildet. Unser Körper ist kalt, aber wäre ohne diese Decke noch kälter.</text:p>
      <text:p text:style-name="P143">Wir haben ein Problem mit der Schwerkraft, sagen wir jemanden. Wir können manchmal nicht so gut aufstehen, wir neigen uns manchmal zu weit nach rechts oder links und stürzen dann. Wir bleiben dann liegen. Die Schwerkraft scheint in unserem Umkreis größer als woanders. Jemand sagt, dass Schwerkraft doch das falsche Wort sei, wenn wir alles als schwer bezeichnen, wäre es doch verständlich, dass nichts leicht ist. Und wenn wir dann noch an die Schwererkraft glauben, wird das nicht besser. Wir üben Leichtkraft auszusprechen, wiederholen es immer wieder, Leichtkraft, Leichtkraft, Leichtkraft, <text:soft-page-break/>Leichtkraft, Leichtkraft, Leichtkraft, bis das Wort an Bedeutung verliert <text:span text:style-name="T75">und alles heißen kann oder gar nichts.</text:span></text:p>
      <text:p text:style-name="P144">Impliziert Leichtkraft, dass wir fliegen können, fragen wir, weil die Schwerkraft doch impliziere, dass wir fallen können. Jemand sagt, das müssten wir ausprobieren und da uns ohnehin trotz der Decke beiden kalt ist, stehen wir auf. Die Nacht heute ist kälter, weil gestern ein Regen kam, aber morgen wird es wieder warm sein. Am Waldrand steht ein Baum, der sich beklettern lässt, sogar in der Dunkelheit.</text:p>
      <text:p text:style-name="P144">Die Äste sind bis nach unten hin in kurzen Abschnitten an dem Stamm verteilt, sie wirken weder morsch noch nass-rutschig, haben die richtige Dicke, um darauf zu stehen, sowie sich daran festzuhalten.</text:p>
      <text:p text:style-name="P144">Wir klettern zuerst, weil wir heute mutig sein wollen und jemand klettert hinter uns her, sodass es aussieht, als wäre er gar nicht, als wäre das bloß ein Schatten.</text:p>
      <text:p text:style-name="P144">Als wir drei Meter über dem Boden sind, halten wir an, halten uns an dem Stamm fest. Von oben sind drei Meter viel höher als von unten und wir sind von oben etwas weniger mutig. Aber da es Nacht ist, erkennt man den Boden gar nicht so gut, sodass er auch näher sein könnte. Wir reden uns ein, er könnte auch näher sein.</text:p>
      <text:p text:style-name="P144">Nun können wir springen, denken wir uns, von hier aus könnten wir springen. Wir sagen <text:span text:style-name="T74">Leichtkraft, Leichtkraft, Leichtkraft, Leichtkraft, Leichtkraft, Leichtkraft </text:span>und hören wie jemand neben uns dasselbe sagt. Beide wollen wir nicht loslassen, beide haben wir eine Angst. Glaubst du, sagen wir, dass die Angst anerzogen ist, dass sie eigentlich bloß ist, weil alle um uns immer Angst hatten, sich von einer Höhe fallen zu lassen? Wären wir aufgewachsen, wo sich alle und immer fallengelassen hätten, hätten wir womöglich keine Angst und würden die Schwerkraft nicht kennen, sondern bloß Leichtkraft. Und Leichtkraft würde sich einfach anfühlen im Aussprechen.</text:p>
      <text:p text:style-name="P144">Jemand sagt, das könnte sein.</text:p>
      <text:p text:style-name="P144">Wir sagen, dass wir die ersten sein könnten, die das ändern würden, dass wir die Leichtkraft anderen anerziehen könnten, wir müssten jetzt bloß loslassen. Eine Windböe rauscht an uns vorbei, wir klammern uns fester an die Haut vom Baum. Die Rinde ist rau in unseren Händen. Die Windböe nimmt sich Blätter mit, wir betrachten die Blätter, die bald anfangen, die Farbe zu verlieren, schon jetzt sind sie weniger grün, als sie es im Frühling waren. Die Windböe tut gut daran, sie nun mitzunehmen, es wird nicht besser.</text:p>
      <text:p text:style-name="P144">Jemands Atem ist genauso schnell wie unserer, das ist er oft und wenn er es nicht ist, machen wir uns ein Spiel daraus ihn zu verfolgen, bis unserer genauso schnell ist wie seiner.</text:p>
      <text:p text:style-name="P144">Jetzt sind sie beide schnell, das müssen sie, weil die Welt schnell ist. Wenn man sich in großen Höhen befindet, rückt man weg von dem Drehen der Kugel. Wenn man auf der Kugel steht, merkt man gar nicht, wie schnell sie sich dreht, erst bei einer Entfernung kann man das sehen oder fühlen, dann atmet man schneller um sich anzupassen. Jemand lacht, als wir ihm das sagen, aber mit uns und nicht über uns.</text:p>
      <text:p text:style-name="P144">Wir stehen auf einer Kastanie. Von so einer Kastanie, sagen wir, nur um etwas zu sagen, weil wenn wir nichts sagen, müssten wir loslassen. Von so einer Kastanie ist der Dominik gefallen, der uns in der Grundschule ein Mitschüler war. Er wollte beweisen, dass er klettern kann, aber als ihn der Mut verließ, schwankte er und kippte.</text:p>
      <text:p text:style-name="P144">Jemand fragt, was passiert sei und wir versuchen uns zu erinnern, was nach dem Schwanken kam. Wir sind dabei gewesen, das wissen wir, weil wir stolz darauf waren, denn eigentlich sind wir nicht <text:span text:style-name="T76">zu</text:span> oft dabei gewes<text:span text:style-name="T76">en</text:span>. <text:span text:style-name="T76">Unser Dabeisein hat sich nie wie eine Selbstverständlichkeit angefühlt. </text:span><text:span text:style-name="T77">das Bild eines Gips drängt sich auf, Dominik, wie er mit seinem weiß umrandeten Arm am Pult thront, um ihn die Mädchen und Jungen mit bunten Filzstiften und Bewunderung, vor ihm die wechselnden Lehrer mit Mitleid und lieben Worten, in seinem Rucksack die Brotzeitbox mit Kuchen und Schokolade. Wir haben auch auf den Gips geschrieben, glauben wir, ganz andächtig, </text:span><text:span text:style-name="T78">an die Farbe können wir uns nicht mehr erinnern</text:span><text:span text:style-name="T77">. Die meiste Zeit jedoch saßen wir hinter ihm und waren sehr neidisch.</text:span></text:p>
      <text:p text:style-name="P144"><text:soft-page-break/></text:p>
      <text:p text:style-name="P147">Glaubst du, fragen wir jemanden, dass wir uns den Arm brechen könnten, wenn wir fallen? Jemand sagt, wir dürften so nicht denken, Leichtkraft, wir müssten an das Fliegen glauben.<text:line-break/>Ach stimmt, sagen wir, <text:span text:style-name="T74">Leichtkraft, Leichtkraft, Leichtkraft, Leichtkraft, Leichtkraft, Leichtkraft.</text:span></text:p>
      <text:p text:style-name="P147"/>
      <text:p text:style-name="P147">Wie fühlst du dich?, fragt jemand und wir hören in den Körper hinein. Der Hintern drückt, weil der Ast auf den wir uns gesetzt haben, sehr dünn und hart ist, im Kopf ist die Müdigkeit, aber der Körper, stellen wir überrascht fest, ist nun leichter. </text:p>
      <text:p text:style-name="P147">Wir fühlen uns nicht mehr wie ein gestrandeter Wal, sagen wir und jemand sagt, das wäre wegen der Leichtkraft, die kommt, weil wir auf den Baum geklettert sind. Ein müdes Eichhörnchen, sagen wir.</text:p>
      <text:p text:style-name="P147"/>
      <text:p text:style-name="P147">Müssen wir dann überhaupt noch Fliegen?</text:p>
      <text:p text:style-name="P147">Jemand betrachtet uns, aber wir sehen sein Gesicht nicht, immer ist es zu dunkel, sein Gesicht zu sehen. Sein Kopf wiegt sich unentschlossen. Vielleicht bloß ein bisschen.</text:p>
      <text:p text:style-name="P147">Wir klettern wieder ein Stück hinunter und lassen dann los und sind ganz leicht.</text:p>
      <text:p text:style-name="P147"/>
      <text:p text:style-name="P145"/>
      <text:h text:style-name="Heading_20_3" text:outline-level="3">Schlimme Sache/oder dazugehören zu der Leichtkraft??</text:h>
      <text:p text:style-name="P146">Wir sagen jemanden, dass wir uns immer gewünscht haben, etwas Schlimmes würde geschehen. Wir wären das Opfer einer schlimmen Sache und alle die, die uns zuvor nicht gesehen, übersehen, versehen haben, würden uns nun sehen, würden uns das Mitleid geben, dass wir uns immer gewünscht haben, weil Mitleid Nähe und Aufmerksamkeit war.</text:p>
      <text:p text:style-name="P146">In der alternativen Geschichte würden wir der Held sein bei einer schlimmen Sache und Bewunderung erfahren. Beide Varianten seien uns gleich lieb, wir hätten da kaum Ansprüche.</text:p>
      <text:p text:style-name="P147">Jemand sagt, das tue ihm leid und schweigt dann. Wir wünschten, er würde noch mehr sagen.</text:p>
      <text:p text:style-name="P147"/>
      <text:p text:style-name="P147"/>
      <text:h text:style-name="Heading_20_3" text:outline-level="3">Spital</text:h>
      <text:p text:style-name="P147"/>
      <text:p text:style-name="P149">Jema<text:span text:style-name="T80">nd sagt, er habe einmal in einem Spital gearbeitet. Wir hören ihm zu, denn es ist das erste Mal, dass er von sich erzählt. Wir stellen uns das vor, das er sagt und denken daran, wie wir die Großmutter auch im Spital besucht haben. Wenn er über die langen Gänge spricht, stellen wir uns die Flure vor, die wir bis zu ihrem Zimmer gehen, </text:span><text:span text:style-name="T81">die Menschen, die darin darauf warten, dass jemand sie hineinruft, jemand ihnen sagt, sie müssen sich keine Sorgen mehr machen, sie warten darauf, dass jemand ihnen diese Last von den Schultern nimmt, sodass sie wieder atmen können. Solange sie den Atem anhalten, glauben sie, würde auch die Welt anhalten, auch wenn sie wissen, dass dies nicht stimmt. Solange sie den Atem anhalten, </text:span><text:span text:style-name="T82">kann nichts Schlimmes geschehen.</text:span></text:p>
      <text:p text:style-name="P149"/>
      <text:p text:style-name="P150">Jemand sagt, er habe auf der Station gearbeitet, wo die alten Leute zum Sterben hingehen. Er verbessert sich, niemand gehe dort hin, die meisten werden gebracht. Entweder von einem Wagen mit oder ohne Blaulicht oder im Falle derer Anwesenheit, derer Pflicht – oder Schuldgefühle oder derer Zuneigung, von Verwandten. Sie kämen mit allen möglichen Leiden, auch nicht direkt zu ihm, die Oberschenkelhalsbrüche würden erst zu der Unfallchirurgie und erst später, wenn sie entzündet oder verschlimmert wären, kämen sie von der Intensivstation auf die normale Station, wo die alten Menschen <text:soft-page-break/>sterben. Er sagt das nüchtern, als sei es eben so, als gäbe es diese Station wirklich, die sich zwischen Erde und einem womöglich noch spontan schon immer erlangtem Glauben an Himmel einordnet. Dort würden auch die Menschen mit der grauen Watte im Kopf liegen, die das Schlucken vergessen haben oder den Atem, all das wofür wir den Körper nie wertschätzen würden. <text:span text:style-name="T83">Jemand sagt, dass man sich an den Geruch gewöhne, da stellen wir uns den Geruch vor, die Reste des Parfums, das alte Menschen an sich tragen, das Desinfektionsmittel und die Angst.</text:span></text:p>
      <text:p text:style-name="P151">Wir fragen, was jemand dort gearbeitet hatte, aber er antwortet nicht, also stellen wir uns vor, wie er die Betten verschiebt und die Nadeln in die hauchdünne Haut steckt, wir sehen ihm dabei zu, wie er das in den Händen der Angehörigen austauscht, ohne dass sie ihn wahrnehmen oder wie sie ihn zu sehr wahrnehmen, weil sie einen Fixpunkt brauchen, den sie anstarren können. Wir stellen uns vor, wie er seinerseits die blauen Adern unter der hauchdünnen Haut anstarrt und wie er an Flüsse denkt, die sich türkisblau durch die Landschaft ziehen. Wie er den Herzschlag misst, mit einem Daumen auf dem Handgelenk und das Herz mit einem Messgerät verbindet, damit die Person nicht heimlich sterben kann. Wir stellen uns ihn neben dem Tod vor, wie er sich mit ihm unterhält, so wie er sich nun mit uns unterhält und fragen uns, wie sich die Gespräche unterscheiden.</text:p>
      <text:p text:style-name="P151">Dann drängt sich das Bild der Großmutter vor ihn, wie sie dort im Bett liegt, beinahe stumm, sie will nicht mehr reden, da ist kaum noch Sprache in ihr.</text:p>
      <text:p text:style-name="P151"/>
      <text:p text:style-name="P166">Jemand hält der Großmutter ihre Hand, er steht neben dem Bett, an der Stelle, an der wir neben dem Bett standen. Er hat physische Präsenz. Wir standen auf zwei Beinen, die dort nicht stehen wollen, der Boden war ihnen unangenehm glatt, das Zimmer unangenehm klein, weil die Großmutter eines der Standardzimmer bekam. Man hätte es upgraden können, man hätte ein Sterben erster Klasse daraus machen können. Aber die Großmutter lebte ohnehin nur noch in ihrem Körper, sie nahm keinen Platz im Äußeren mehr ein. Aus dem Fenster sah man das Nachbargebäude, deswegen sah niemand heraus. Das Nachbargebäude war diesem Gebäude ein Spiegelbild <text:span text:style-name="T104">und der Anblick gefiel nicht. </text:span><text:span text:style-name="T105">Unser Stand neben dem Bett war einer, der durch das Blut erzwungen war. Wir tragen immer noch so viel Großmutter in uns, dass es uns zu dem Bett gezogen hatte. Wir müssen uns mit ihr beschäftigten, wir mussten neben ihr stehen, denn wir sind immer sie gewesen. Jemand steht dort und kann es sich aussuchen. Jemand hält diese Hand, ohne die Geschichten zu halten, er hat bloß ein Stück Haut an seiner Haut. </text:span><text:span text:style-name="T106">Einen Menschen ohne Bindung berühren zu können, ist ein Privileg????</text:span></text:p>
      <text:p text:style-name="P166"/>
      <text:p text:style-name="P166"/>
      <text:h text:style-name="Heading_20_3" text:outline-level="3">Großmutters Fähigkeiten, die auf X beschränkt wurden.</text:h>
      <text:p text:style-name="P158">An welche Dinge erinnert sie sich nicht?</text:p>
      <text:p text:style-name="P151"/>
      <text:p text:style-name="P151">Man nehme all die Dinge, die jemand können kann. Jede Art sich fortzubewegen, das Hüpfen, das Tanzen, das Rennen, das Kriechen, das Schleichen, das Rückwärtsgehen und Vorwärts und Seitwärts, das über Schatten springen und <text:span text:style-name="T84">sich treiben lassen, das Balancieren, auf jemanden zu </text:span><text:span text:style-name="T85">zu</text:span><text:span text:style-name="T84"> gehen.</text:span></text:p>
      <text:p text:style-name="P151">Die Hand nach oben zu strecken, nach unten, zu einer Begrüßung, zu der Betätigung von Wasserkocher, Türgriff, Backofen, Toaster. Das Öffnen von allen zu öffnenden Dingen, die Kühlschranktür, die Haustür, die Wohnungstür, die schweren Kirchentüren, die Fensterläden, dass morgens Sonne das Zimmer fluten kann, den Hosenstall und den Verschluss von Regenjacke, BH und Fließpullovern, den Mund, die Augen, <text:span text:style-name="T84">Briefumschläge von Freund:</text:span><text:span text:style-name="T85">innen</text:span><text:span text:style-name="T84">, Bücher, den morgens geflochtenen Zopf, die Tube der Zahnpasta und den Deckel eines Marmeladenglases.</text:span></text:p>
      <text:p text:style-name="P156"><text:soft-page-break/>Man nehme alle Wörter, d<text:span text:style-name="T84">ie Benutzung der Sprache, </text:span>der Sprachen,<text:span text:style-name="T84"> das Wissen um </text:span>Worte <text:span text:style-name="T84">und wie man sie zu Sätzen bauen kann. </text:span>Man nehme jeden einzelnen Satz.</text:p>
      <text:p text:style-name="P156"/>
      <text:p text:style-name="P156">Man beginne mit einem Namen, der nicht mehr komm<text:span text:style-name="T86">t. Man wartet am Küchentisch sich gegenüber, aber er taucht nicht auf, man setzt eine Lücke in die Erzählung, dorthin wo der Name war.</text:span> <text:span text:style-name="T86">Als nächstes vergisst sie Termine, sie kommt nicht, sie bleibt zuhause und trinkt einen Tee. Jemand ruft sie an und sie bittet um Verzeihung, erst einmal, dann ein weiteres. Den Anfang einer Krankheit erkennt man meist nicht, weil die Grenze fließend sein kann, weil man es nicht erkennen möchte. In unserer Familie geht es immer allen gut.</text:span></text:p>
      <text:p text:style-name="P156"/>
      <text:p text:style-name="P157">Der Wortschatz verliert Wörter, <text:span text:style-name="T87">er verliert auch das Interesse.</text:span></text:p>
      <text:p text:style-name="P157"/>
      <text:p text:style-name="P159">Orientierungslosigkeit.</text:p>
      <text:p text:style-name="P157"/>
      <text:p text:style-name="P157"/>
      <text:h text:style-name="Heading_20_3" text:outline-level="3">Weglaufen</text:h>
      <text:p text:style-name="P167"/>
      <text:p text:style-name="P167">Das Haus zum ersten Mal tagsüber zu verlassen, hat etwas von einem Weglaufen. Wir öffnen die Türe mit einer Heimlichkeit, vor den Nachbarn, vor der Erschöpfung, die noch im Bett liegt, vor ein wenig des Vaters und der Mutter, dass diese nicht mit sich, sondern im Esszimmer gelassen haben, vor uns. Ein wenig uns hängt da noch im Haus fest und wir sind froh, es dort zu lassen, fast können wir ich sagen, aber dafür haben wir noch zu viel dabei. Das Hgartenntor quietscht, also zucken wir zusammen, wie man es tut, wenn ein Gartentor einen verraten will und richten uns dann wiederum auf, wie man es tut, wenn man sich nicht verraten fühlen will, sondern nur ein Haus verlässt. Wir schauen nicht zurück, um uns nicht irgendwo mit dem Blick zu verhängen.</text:p>
      <text:p text:style-name="P167">Die Straße liegt in einer Friedlichkeit vor uns, die uns trügerisch erscheint. Wir halten uns in der Nähe geparkter Autos auf, sodass wir – geschehe etwas Unvorhergesehenes, ein Nachbar, eine Katze, ein Elternteil – hinter dem Fahrzeug Deckung suchten. Dass nichts Unvorhergesehenes geschieht, beunruhigt uns. Nie ist alles gut, das wissen wir doch.</text:p>
      <text:p text:style-name="P167"/>
      <text:p text:style-name="P168">Wir tun so, als ob wir mutig sein und hellwach. Wir denken an den Faden, der von dem Kopf nach oben ziehen muss, damit sich die Wirbelsäule streckt und die Brust sich stolz nach vorne beugt. Wir fragen uns nur kurz, ob es einmal eine Epoche gab, in der sich die Brust stolz Richtung Rücken streckte und dieser in seiner Rundung als kraftvoll angesehen wurde, anstatt als ängstlich und jämmerlich. Dieser Gedanke verliert sich, sobald wir auf die Straße treffen, die stärker befahren ist und in Richtung des Zentrums führt. Mit diesem Gedanken verliert sich auch: unsere Ahnung, wohin wir sollen, unser Ahnung, dass wir hier richtig sind, unsere vorgetäuschte Hellwachheit, alles, dass an uns vorgetäuscht ist. So vieles, dass sich verlieren kann, denken wir, und fassen uns an den Kopf, nur um sicherzugehen, Augen, Nase, Mund, wir fassen uns an das wir. Das einzige, dass wir verlieren wollen bleibt, wie schön wäre es nur von einem Ich ausgehen zu müssen. Ein Fahrzeug hupt, als wir die rote Ampel ignorieren, aber wir tun so, als hätten wir versehentlich auch eines unserer Ohren verloren und schauen ganz schnell weg. Wir folgen der großen Straße, immer noch bloß einohrig, sonst halten wir den Lärm nicht aus. Wir sind in einer Neubausiedlung immer gegen den Wald ausgerichtet aufgewachsen und haben in der anderen Stadt am Friedhof gewohnt, wir sind nicht an die große Straße gewöhnt.</text:p>
      <text:p text:style-name="P168"><text:soft-page-break/>Als wir das Stadtzentrum erreichen, macht die große Straße einen Knick, sie biegt sich, aber bricht nicht. Wir biegen uns nicht mit und fühlen uns dennoch fragil. <text:span text:style-name="T107">Das Zentrum kommt uns bekannt vor und wir haben in letzter Zeit eine Abneigung gegenüber Bekannten entwickelt, die es nach langer Zeit immer noch nicht zu Freundschaften geschafft haben. Dafür muss es einen Grund geben. Das Stadtzentrum gründet sich auf Erinnerungen, es gibt nicht einfach den bloß den Begriff. Da ist nicht lediglich der Supermarkt, es ist der Supermarkt, in den wir in den Schulmittagspausen einkaufen gingen, in dem wir stets einer Gruppe hinterherrannten, der wir zugehörig waren, der wir uns zugehörig fühlen wollten. Es ist die Eisdiele, in der wir einmal ein Date hatten und in der das Date den Satz verwendete, den wir in der anderen Stadt ebenfalls verwenden würden: unsere Mitbewohnerin hat den Schlüssel vergessen, wir müssen dringend nach Hause und ihr aufmachen. Da das Eisdielendate aus dem letzten Schuljahr stammte, war dessen Mitbewohnerin die Mutter und die Ausrede daher besonders unglaubwürdig, sogar jemand, der hoffnungsvoll und verliebt war, würde nach diesem Satz wissen, woran er stand.</text:span></text:p>
      <text:p text:style-name="P169">Das große Schulgebäude überhaupt, dass wir trotz seiner bunten Aufschrift und einem Zitat von Goethe nie als Bildungsort sondern vornehmlich als Ort der Charakterbildung, Identitätsformung, Entwicklung kollektiver Traumata durch Grausamkeiten, die von unschuldig aussehenden Kindern am besten verübt werden konnten. Wir denken nicht an die Tafel, an die Kreide, an Tageslichtprojektoren, sondern an die Pulte, an Sitzordnungen, an das Warten vor dem Klassenzimmer auf den Lehrer und wer dort alleine wartete, wer in welchen Gruppen stand, wessen weiße Hose im Schambereich blutig geworden ist und wer es nicht bemerkt hatte, wessen Hose vorne plötzlich ausgebeult war, weil dort ein Tier entstanden war und hervorstand, wessen Hand sich in wessen andere Hand verknotete und wessen Finger sich bloß mit sich selbst verknoteten.</text:p>
      <text:p text:style-name="P169">Wir gehen eilig an dem Schulgebäude vorüber, wir kaufen uns kein Eis. Wir suchen einen Bäcker auf, der damals noch nicht eröffnet hatte und ruhen uns an dessen Stehtisch auf, die eine Hand schiebt mechanisch <text:s/>ein Stück Brezel in den geöffneten Mund.</text:p>
      <text:p text:style-name="P170">Das eine Auge und eines der Ohren, das zweite ist inzwischen wieder aufgetaucht, richten wir auf das Schaufenster, wir wissen um die Semesterferien der anderen. Jederzeit könnte eine(r) hineinspazieren, die Erinnerung wie einen Schatten hinter sich her schleifend. Wir sind wachsam.</text:p>
      <text:p text:style-name="P171">Es gibt mehrere Arten von Traurigkeit und eine davon nimmt sich den Vergleich als Baumaterial. Würden wir jemanden treffen, der erfolgreich oder gutaussehend oder dessen Wirbelsäule gerader als unsere ist, dessen Augen weniger müde oder dessen Haare naturblond und lockig seien, könnte uns das zum Kippen bringen. Es reicht auch schon, zu denken dass die Person erfolgreich oder gutaussehend oder geraderer Wirbelsäule ist, es reicht sie sich naturblond und lockig vorzustellen, um zu kippen. Wir würden kleine Gespräche führen, in welche Stadt die Person gezogen ist, in welche wir gezogen sind, ob sie noch oder wieder mit jemanden zusammen ist und wie das bei uns der Fall wäre und während die Person jeden beliebigen Ort nennen könnte und jeden beliebigen Namen oder Nichtnamen, wäre es bei uns immer bloß eine Lücke. Sobald die Person sich mit einer zu vertrauten Umarmung dafür, dass wir uns mit großer Wahrscheinlichkeit früher maximal neutral gegenüberstanden, verabschiedet, fallen wir in unsere Lücken. Wir verlassen die Bäckerei, weil uns das Schaufenster zu groß wird. An dem alten Spielplatz vorbei, versuchend nicht an die coolen Kids zu denken, die dort coole, aber uns namenlose Dinge taten, in Richtung eines Wäldchens, der streifenartig in das Stadtzentrum hineinragt. Der Streifen ist nur fünfzig Meter breit, aber unendlich lang, an einer Stelle verschmilzt er mit weiterem Wald und anderer Natur, die wir nie erforscht hatten. Dieser Wald ist nicht unserer. Unser Wald beginnt hinter dem Haus der Neubausiedlung. Irgendwann werden diese Waldstücke miteinander verschmelzen, aber <text:span text:style-name="T108">so weit sind wir ni</text:span><text:span text:style-name="T109">e </text:span><text:span text:style-name="T108">gekommen.</text:span></text:p>
      <text:p text:style-name="P175"><text:soft-page-break/>Im Wald beruhigen sich unsere Gedanken, sie werden zu einem schmalen Streifen, der sich zwischen den Bäume hindurchzwängt. Ragt einer dieser Gedanken zu weit in eine Richtung, säbelt ein vorstehender Ast ihm den Kopf weg und Gedanke um Gedanke stürzt sterbend zu Boden, wir sehen nicht zurück.</text:p>
      <text:p text:style-name="P172">Wir spazieren den Weg entlang und übersehen einen Knick weg, spazieren weiter den Nichtweg entlang. Nach ein paar Minuten bemerken wir den Linksdrall zu spät, verlassen den Streifen und befinden uns erneut in der Stadt. Die Gedanken beleben sich wieder und holen rasch auf. Wir sehen sie kommen, die Sonne bereits ein wenig tiefer, sodass der Schatten der Gedanken länger ist und dunkler. <text:span text:style-name="T110">Ein Gebäude stellt sich uns in den Weg und verspricht uns die Rettung, also stemmen wir die Tür auf und betreten das städtische Kunstmuseum.</text:span></text:p>
      <text:p text:style-name="P173">Hier ist es stiller als noch neben dem Friedhof wohnend. Niemand außer uns in den Sälen, die Frau an der Kasse schläft leise über einem geöffneten Buch, wir waren hier noch nie. Museen an Herkunftsorten sind wie jede andere Sehenswürdigkeit dem Wiederkommen vorbehalten. Die Gedanken stehen draußen und trauen sich nicht hinein, wir haben keine Angst, dass jemand uns hier begegnet. Das Kunstmuseum muss an Werktagen ein einsamer Ort sein.</text:p>
      <text:p text:style-name="P173">Während wir durch die Gänge schleichen, <text:span text:style-name="T111">werden wir zu einer Kunst und uns gefällt das Gefühl. </text:span><text:span text:style-name="T112">Kunst darf auch beschädigt sein, Kunst muss nicht naturblond und lockig sein.</text:span></text:p>
      <text:p text:style-name="P174">Wir nehmen uns vor, das Museum öfters aufzusuchen.</text:p>
      <text:p text:style-name="P174">Erst als eine automatisierte Stimme die baldige Schließzeit ankündigt, verlassen wir die Räume, schultern die Gedanken, die vor der Tür auf uns warteten, durchqueren die Stadt, die noch immer hell ist, weil die Sonne im Sommer später verschwindet. Wir machen unsere Augen stattdessen zu dünnen Schlitzen und tun so, als wäre es bereits dunkel. Wir übersehen mögliche Vergleiche, die an Häuserecken, Wahlplakaten, eines noch vom Vorjahr, musikumgebenden Gru<text:span text:style-name="T113">ppen hoffnungsvoller Jugendlicher stehen und uns mit blitzenden Pfeilen bewerfen. Wir weichen ihnen schlitzaugenartig aus, bis wir an der großen Straße sind, wir biegen in die stille Neubausiedlung. Die Mutter steht im Garten und gießt Tomaten, immer gießt sie. Sie eilt auf uns zu, aber wir weichen aus. Heute sind wir noch Kunst und dürfen nicht angefasst werden. Im Bett wartet unsere Erschöpfung, wir ziehen sie an, wie wir uns vorstellen, dass man schreiende Kleinkinder anzieht: seufzend, man hat sich abgefunden mit ihnen.</text:span></text:p>
      <text:p text:style-name="P174"/>
      <text:p text:style-name="P188">Zweites Mal (vllt noch zu Weglaufen)</text:p>
      <text:p text:style-name="P189"/>
      <text:p text:style-name="P176">Es fühlt sich beim zweiten Mal weniger an wie Weglaufen, die Beine haben sich den Weg gemerkt und dass es gut war und die Gedanken haben sich gemerkt, dass niemand ihnen im Weg stand. Wir verlassen das Haus zartblau, sodass wir mit dem Himmel verschmelzen könn<text:span text:style-name="T115">t</text:span>en, der seit frühmorgens schon sein Blausein übt. Sommers <text:span text:style-name="T114">nimmt sich fast jeder Tag das Recht schön zu sehen, der Himmel strahlt und glänzt und fluoresziert die ganze Stadt. </text:span><text:span text:style-name="T115">Wir sind unschlüssig, wie dem zu begegnen ist, wie schimmernd auch wir sein müssen, wenn wir uns unter dem Himmel bewegen. </text:span><text:span text:style-name="T114">Wir haben eine Wintermütze aufgesetzt, der Schweiß, der sich bilden wird, kann Regen sein. Kurz hielten wir die Skibrille in der Hand, die das Drumherum dunkler tönt, verwarfen die Idee jedoch wegen einer möglichen Kollision mit Halbbekannten, Nachbarn und der Scham. In der Tasche haben wir Käse und Brot, sodass uns keine Magenlöcher zurücktreiben können. Eine Flasche Wasser, weil die Regenbildung Flüssigkeit verlangt. Ein kleines Buch, in das wir uns intellektuell oder eskapistisch vertiefen könnten, eine Rolle Klebeband, falls sich Teile unseres Körpers zu löse fühlen oder wir ungewollt ein Ohr verlieren. Einen Stift, um </text:span><text:span text:style-name="T116">uns notfalls schreibend zusammenzuhalten</text:span><text:span text:style-name="T114">, wir schreiben dann Wir, Wir, Wir und Alles wird gut und wickeln diese Worte um uns herum. Eine Schere, um Worte und Klebeband zu lösen, falls wir uns verschreiben oder das Ohr an eine </text:span><text:span text:style-name="T116">falsche Stelle </text:span><text:span text:style-name="T114">kleben. Wir sind bestens ausgerüstet, denken wir und ziehen los. Die </text:span><text:soft-page-break/><text:span text:style-name="T114">Straßen sind leer, weil die eine Hälfte bereits in der Arbeit, die andere noch zuhause oder verreist ist. Es geht nicht auf, zwei Hälften und wir gibt mehr als ein Ganzes, </text:span><text:span text:style-name="T116">dabei ist die Welt doch oft eher brüchig und reicht sich nicht aus.</text:span></text:p>
      <text:p text:style-name="P177">Das Kunstmuseum ist leer, die Frau schläft, wacht aber auf, winkt uns durch, Studenten sind gratis. Wir fühlen uns wie eine Lüge.</text:p>
      <text:p text:style-name="P177">Kunst ist nie eine Lüge, sondern immer eine Interpretationsmöglichkeit, sagt ein Tafel <text:span text:style-name="T116">an dem Eingang eines Saales</text:span>, die verschwindet, sobald wir sie gelesen haben.</text:p>
      <text:p text:style-name="P177">Lange stehen wir neben einer Skulptur, unbewusst dieselbe Haltung einnehmend, die auch diese Frau einnimmt.</text:p>
      <text:p text:style-name="P177"/>
      <text:h text:style-name="P191" text:outline-level="3">- Mutter Gespräch abends und pronomen</text:h>
      <text:p text:style-name="P120">Wir zwängen mehr als geht in unseren Magen hinein, die Mutter ist begeistert, der Vater ungerührt, wir fühlen uns nun von innen berührt, geradezu zerquetscht. Der Versuch, das Wir durch schlichten Platzmangel loszuwerden, scheitert, eher wirkt es so, als hätten wir ihm Nahrung gegeben. Der Versuch ihn auszuhungern, ist bereits gescheitert, da waren wir achtzehn und bloß ein Strich, aber ohne das Ich. Das Wir bestand damals sogar noch mehr aus den anderen, als aus uns selbst, nur merkt man dies dem Pronomen nicht an. Wir finden die Aufteilung in sechs Personen problematisch, schließlich <text:span text:style-name="T129">gibt es durchaus Verschmelzungen, aber zu verschiedenen Proportionen. Wenn Du und Ich miteinander schlafen, und Ich weiblich ist und es nicht wirklich aus Lust sondern einem eher neutralen Pflichtgefühl tut, Du, aber männlich ist und Lust hat, dann kann man doch nicht sagen, Wir schlafen miteinander, das setzt doch voraus, wir wären zu gleichen Teilen mit dabei. Wenn Ihr einen Ihn ausgrenzt, dann gibt es die, die die anderen zum Ausgrenzen anspornen, es gibt die, die auf die Straße gehen und zur Hetze aufrufen und die die stillschweigend sitzen und es geschehen lassen und sie alle grenzen aus, aber doch zu verschiedenen Teilen. Aktive und passive Beteiligung wird in der Grammatik weder berücksichtigt noch diskutiert. Erst beim Geschlecht fängt dann Unterscheidung an, Sie und Er, warum kann man das nicht einfach weglassen?</text:span></text:p>
      <text:p text:style-name="P121">Die Mutter unterbricht uns mit einem Nachschlagsangebot, wir sind heute nicht auf Gewalt aus, wie auch sonst nicht, lehnen den Schlag dankend ab, der Vater steht auf und verlässt das Zimmer, er müsse noch.</text:p>
      <text:p text:style-name="P121">Die Mutter muss auch noch, sie sagt, lass es einfach stehen, als wir uns anstrengen wollen, Geschirr und Töpfe, die Mutter lässt uns einfach, sie macht uns zu einem Gast. Wir helfen trotzdem und die Mutter ist dankbar und die Einfachheit, mit der sie dankbar wird, macht uns traurig. Wir spüren die Erschöpfung in uns aufsteigen und drängen sie hinunter. Der Kühlschrank knallt zu fest und der Vater steht im Raum und sagt, wir sollen nicht so knallen, das wäre nicht gut fürs Scharnier. <text:span text:style-name="T130">Wir sagen, das es keine Absicht war und verziehen die Augenhöhlen, sodass die Augen heimlich darin rollen, aber so, dass das von außen nicht auffällt. Die Mutter sagt nichts, sondern öffnet die Tür und stellt die Butter in das Seitenfach. Sie schließt die Tür mit Bedacht. Ihre Hand kennt den Schwung genau, den es braucht, diese Tür zu schließen. Sachte genug, dass kein Geräusch entsteht.</text:span></text:p>
      <text:p text:style-name="P121"/>
      <text:p text:style-name="P122">Die Mutter setzt sich mit uns an den Tisch, indem sie ihren Körper auf ihren Platz legt und unseren Körper, der allem noch unschlüssig ist, mit einer Tasse Tee und Aufforderung im Blick zu sich bewegt.</text:p>
      <text:p text:style-name="P122"/>
      <text:p text:style-name="P122">So sitzen wir uns gegenüber und führen Tomatengespräche und die Mutter würde gewiss mehr reden wollen, aber es gibt keine Sprache dafür. Wir denken, dass die Linguisten vielleicht einmal eine Sprache erfinden sollten, mit der man über Dinge reden kann, über die man in der anderen Sprache nicht reden kann, das wäre eine bessere Erfindung als <text:span text:style-name="T131">Spülbürsten mit einem Tank für Seife. Bevor man mit dem Putzen beginnen kann, müssen die Dinge erst freigelegt werden.</text:span></text:p>
      <text:p text:style-name="P122"/>
      <text:p text:style-name="P119">Die Mutter fragt, ob wir auch ein Stück des restlichen Zucchinischokoladenkuchens wollen, aber wir schütteln den Kopf, unser Magen drückt noch immer. Da holt sie sich auch kein Stück. Wir setzen die <text:soft-page-break/>Tomatengespräche fort und die Mutter versucht nun, Fragen einzubauen, die auf anderes schließen könnten, wie es der Kommilitonin X und Y und Z geht, was sie so tun, jetzt wo wir bald fertig seien. Es sind Stellvertreterfragen, die sie an die Wünsche und Träume der anderen formuliert. Wir geben Stellvertreterantworten, die nichts mit unseren Wünschen und Träumen zu tun haben könnten und als sie sich gefährlich nahe dem radioaktiven Material nähert, pflanzen wir neue Tomaten in das Gespräch, wie geht es dem Hund der Nachbarn, der eine Katzenhaarallergie hat. Immer noch, sagt sie, jagt er am liebsten Katzen. Nichts tut er ihnen, er setzt sich vor sie, bis er das Niesen anfängt. Sie lächelt und kann jetzt keine radioaktiven Fragen mehr stellen. Wir nehmen den Beutel aus der Teetasse, weil es uns im Magen zieht und der Tee fertig gezogen sein müsste. Wir können das mit dem Lächeln heute nicht mehr, vor allem nicht ihres, was sind wir für ein undankbarer Mensch. Wir verlassen das Haus und gießen ihre Tomaten.</text:p>
      <text:p text:style-name="P167"/>
      <text:h text:style-name="Heading_20_3" text:outline-level="3">Erinnern</text:h>
      <text:p text:style-name="P167">fenster erinnert sich usw</text:p>
      <text:p text:style-name="P157"/>
      <text:p text:style-name="P157">es sind die, die man ohnehin nur selten benutzt, vielleicht Namen von Ländern und Tierarten.</text:p>
      <text:p text:style-name="P152"/>
      <text:h text:style-name="Heading_20_3" text:outline-level="3">Das ungelebte Leben der Eltern (Radebold, Wüstel)</text:h>
      <text:p text:style-name="P153"/>
      <text:p text:style-name="P154"/>
      <text:p text:style-name="P155">Die Frauen sind alle alleine abgebildet?</text:p>
      <text:p text:style-name="P153"/>
      <text:p text:style-name="P153"/>
      <text:h text:style-name="Heading_20_3" text:outline-level="3">Ausgeglichen oder auf ab</text:h>
      <text:p text:style-name="P161">Jemand fragt ob wir uns sehr ausgeglichen fühlen würden oder das Gute und das Schlechte tief fühlen</text:p>
      <text:p text:style-name="P161"/>
      <text:p text:style-name="P161">Es sei doch eigentlich verrückt. Wir wollen alles sehen, alles hören können, wir konstruieren Hilfsmittel, Brillen, Hörgeräte, um dies zu erreichen. Aber wenn es <text:span text:style-name="T98">das Fühlen betrifft, dann suchen wir die Balance, dann ist Ausgeglichenheit eine positive Eigenschaft.</text:span></text:p>
      <text:p text:style-name="P161"/>
      <text:p text:style-name="P162">Vielleicht haben wir Angst davor, sage ich. Wenn ich entscheiden müsste, würde ich nicht mehr haben wollen als jetzt, aber auch nicht weniger. Denn wenn ich weniger haben würde, würde etwas wegfallen, doch vor mehr Traurigkeit habe ich Angst.</text:p>
      <text:p text:style-name="P162"/>
      <text:p text:style-name="P190">Fotographie:</text:p>
      <text:p text:style-name="P190"/>
      <text:p text:style-name="P190">Es ist ein Quartett desselben Gesichtes, auch wenn die Miene eine andere ist, die Augen in andere Richtungen weisen, der Blick offen wie verschlossen gezeigt wird, der Mund sich unterschiedlich verformt. Die Person ist glücklich, die Person ist traurig</text:p>
      <text:p text:style-name="P162"/>
      <text:p text:style-name="P162"/>
      <text:h text:style-name="P193" text:outline-level="3"><text:soft-page-break/>Wie wir in der fremden Stadt waren</text:h>
      <text:p text:style-name="P216">Draußen flogen Papageien umher, sie redeten miteinander, ab und zu hörte man das Klong eines Schnabels, der auf einen anderen tr<text:span text:style-name="T132">ifft. Der Austausch von Futter oder Liebe klingt so.</text:span></text:p>
      <text:p text:style-name="P217"/>
      <text:p text:style-name="P178"/>
      <text:h text:style-name="Heading_20_3" text:outline-level="3">- Die Geschichte einer Frau in der Kunst → von dort aus Vergleich mit der Mutter</text:h>
      <text:p text:style-name="Text_20_body"/>
      <text:h text:style-name="P194" text:outline-level="3">Stein</text:h>
      <text:p text:style-name="P197">Es gab einen Moment, an dem jede Nachricht zu einem Stein wurde. Große schwere Steine für lange Texte oder viele Fragen, kleine Kiesel, w<text:span text:style-name="T138">aren</text:span> es Nachrichten in Gruppen, nur teilweise an uns gerichtet.</text:p>
      <text:p text:style-name="P197">Die Frage Wie geht es dir, lange nichts gehört, hinterließ ein Klirren und Kratzer an unseren Fenstern, die wir nachts und tags geschlossen hielten. Wir waren immerzu damit beschäftigt, das Fensterglas auszup<text:span text:style-name="T138">ol</text:span>stern, es zu erhärten. Wir wussten: Wenn ein Stein das Fenster bricht, gibt es Zugluft und wir erkälten uns.</text:p>
      <text:p text:style-name="P197">In den immer seltener werdenden Momenten, in denen wir das Fenster vorsichtig zu <text:span text:style-name="T138">kippen</text:span> vermochten, antworteten wir mit: Ganz gut, gerade viel, melde mich später.</text:p>
      <text:p text:style-name="P197"/>
      <text:p text:style-name="P197">Was sich die Menschen da dachten, all diese Steine auf uns zu werfen, wussten wir nicht. Wir wussten nicht einmal, dass es so viele Menschen gab, <text:span text:style-name="T139">aber bildeten uns darauf nichts ein, wir wussten schließlich: die Verwandten meldeten sich wegen des Blutes, die Mitbewohner wegen des vernachlässigtem Ämtliplans, die Kommilitonen wegen der herannahenden Klausuren, die Nachbarn wegen der falschen Mülltrennung, die verbleibenden Schulbekanntschaften wegen deren Wunsch, sich uns überlegen zu fühlen, sie konnten zwar nichts über unsere Erschöpfung wissen, aber vermuteten es wohl, </text:span><text:span text:style-name="T140">die womöglich echten Freunde wegen der Pullover, die ich irgendwann in der Kälte ausgeliehen und noch immer nicht zurückgegeben habe, wegen der Pläne für einen gemeinsamen Urlaub, vor dem wir uns fürchteten, wegen dem Geburtstagsgeschenk für gemeinsame Freunde, die Austauschpartner:in in Frankreich, wegen der Couch, die wir gelegentlich für Übernachtungen zur Verfügung stellten, der Vater wegen organisatorischer und die Mutter wegen sorglicher Dinge, die Cousins, ob wir nun zu ihrer Hochzeit kommen würden, die Mitbewohner wegen der baldigen Auflösung und der Umverteilung gemeinsam angeschaffter Gegenstände, die Kommilitonen wegen unserer Abwesenheit bei der Klausurvorbereitung, Person X weil sie das Thema Y nicht verstanden hatte und wir doch gut erklären könnten, die älteren Verwandten wegen </text:span><text:span text:style-name="T141">der Übertragung von Urlaubsfotographien.</text:span></text:p>
      <text:p text:style-name="P198">Vor unserem Fenster bildete sich ein Steinhaufen, wie es sie auch in den Alpen gibt. Wenn wir nachts wachend das Haus verließen, <text:span text:style-name="T142">zogen wir große, perfekt geformte Halbkreise darum und kamen uns vor wie bei einem Ritual, an das wir nur zur Hälfte glaubten.</text:span></text:p>
      <text:p text:style-name="P199">Gelegentlich waren die Steine locker, das Mondlicht oder eine durch eine Sternschnuppe verursachte Luftbewegung brachte einen von ihnen ins Rollen. Wir mussten barfüßig ausweichen, aber die Füße waren weich und die schnelle Bewegung nicht gewohnt, sodass der Stein uns ab und an traf. Er drang uns durch die Haut und hinein in die Magengegend. <text:span text:style-name="T143">Wir hatten Angst um die Weichteile, die sich in dieser Gegend befanden, dass uns die Steine Darm oder Bauchspeicheldrüse beschädigen könnten, daher legten wir uns mit sachten Bewegungen zurück in das Bett. Dort blieben wir liegen, bis die Magengegend den Stein als Fremdkörper erkannt und abgestoßen hatte, das konnte je nach Größe bis zu drei Tagen dauern.</text:span></text:p>
      <text:p text:style-name="P199"/>
      <text:p text:style-name="P200">Das Schlimmste war, dass sie es lieb meinten mit ihren Steinen.</text:p>
      <text:p text:style-name="P200"/>
      <text:p text:style-name="P200"><text:soft-page-break/>Wir erinnern uns, das wir beim Wandern immer Steine gesammelt haben, wir haben unsere Taschen schwer gemacht und auch die Taschen von dem Vater und der Mutter. Überall haben wir besonders schöne, da bunt oder außergewöhnlich geformt, Steine hineingesteckt und gehofft, man würde es nicht bemerken, sondern sie mit ins Tal tragen. <text:span text:style-name="T144">Wir wollten Steine sammelten, wir wünschten uns mehr Gewicht.</text:span></text:p>
      <text:p text:style-name="P200">Wir schämen uns nun sehr dafür.</text:p>
      <text:p text:style-name="P200"/>
      <text:p text:style-name="P200">Und jetzt, fragt uns jemand, wie ist es jetzt? <text:span text:style-name="T144">Wie ist es mit den Steinen hier in dieser Stadt?</text:span></text:p>
      <text:p text:style-name="P200"/>
      <text:p text:style-name="P200"><text:span text:style-name="T144">Sie erreichen uns nicht mehr, zumindest keine weiteren. </text:span>An dem Tag, bevor wir in den Zug stiegen, sind wir in der Dämmerung auf die Kuppe gelaufen. <text:span text:style-name="T145">Wir wollten niemanden in der Wohnung begegnen, deswegen sind wir aus dem Fenster geklettert, es war das erste Mal dieses Jahr, dass wir das Fenster weit geöffnet haben. Wir wohnten im ersten Stock, deswegen konnten wir uns vom Sims langsam herablassen, als wir vollständig mit den Händen dort hingen, waren die </text:span><text:span text:style-name="T146">Füße beinahe am Boden. Wir haben uns fallen lassen, nur wenige Zentimeter, aber es hat sich wie Kilometer angefühlt. Unser Herzschlag taktlos und unzuverlässig, wir haben uns eine Minute die Brust festgehalten, dass da nichts herausfällt.</text:span></text:p>
      <text:p text:style-name="P201">Dann fiel der Blick auf den Boden, wir standen zwischen den Steinen, leise haben wir aufgeschrien. Kennst du das Spiel, der Boden ist Lava? Wir sind den Steinen ausgewichen, so schnell es barfuß ging, einen Dorn im großen Zeh, mit der Hand geschwind herausgezogen, bisschen Blut. Auf die Kuppe, ein<text:span text:style-name="T147">en</text:span> kleiner Hügel nicht weit von der Wohnung <text:span text:style-name="T147">entfernt, keine Ausdauer, daher dauernd, andauernd, kriechend beinahe, schon lange nicht mehr </text:span><text:span text:style-name="T144">dort gewesen. Hier treffen sich abends die, die Musik hören und trinken.</text:span></text:p>
      <text:p text:style-name="P201"/>
      <text:p text:style-name="P202">Unter uns ein steiler Abhang, ein Metallgeländer, weil sich hier schon einmal jemand das Leben genommen hat. Unter uns die Stadt. Lichter, sich bewegende, Fahrzeuge, Nachtschwärmer, nach Hause kommende und von zu Hause gehende. Mit einer Wehmut haben wir die Welt da unten betrachtet, gelehnt an das Metallgeländer. Dass wir auch einmal ein Teil dieser Welt waren, erschien uns von hier verwunderlich, beinahe unmöglich. Es muss eine fremde Person gewesen sein, eine Abspaltung von Wir, die dort noch immer herum lebt. In uns entstand das Verlangen, sie zu suchen, wir hatten die kurze Idee, dass, würden wir diese Abspaltung finden, doch noch alles gut wird, dass wir sie bloß überreden müssten, sich den Körper wieder mit uns zu teilen. <text:span text:style-name="T144">Wir würden die alten Cafes aufsuchen, das Kino, die großen Bibliothekssäle. </text:span><text:span text:style-name="T148">Doch angesichts der vielen Straßen flüsterte die </text:span><text:span text:style-name="T149">Erschöpfung, die sich, nachdem sie sich mehrmals um das Metallgeländer gewickelt hatte, nun wieder uns annahm: das ist eine Sache der Unmöglichkeit. </text:span><text:span text:style-name="T144">Wir gaben ihr sofort recht.</text:span></text:p>
      <text:p text:style-name="P203"><text:span text:style-name="T144">Wir setzten uns vor das Metallgeländer und</text:span> lasen die Sprüche, die Menschen mit Edding auf d<text:span text:style-name="T144">ie Absperrung </text:span>geschrieben haben.</text:p>
      <text:p text:style-name="P203"/>
      <text:p text:style-name="P204">Spring nicht.</text:p>
      <text:p text:style-name="P204">Das Leben ist schön.</text:p>
      <text:p text:style-name="P204">Marie und Lukas = für immer.</text:p>
      <text:p text:style-name="P204">Die Nacht ist dunkel.</text:p>
      <text:p text:style-name="P204">H+L!</text:p>
      <text:p text:style-name="P204">K+P &lt;3</text:p>
      <text:p text:style-name="P204">20.01.2016.</text:p>
      <text:p text:style-name="P204">Fuck.</text:p>
      <text:p text:style-name="P204">hahaha.</text:p>
      <text:p text:style-name="P204">Gib nicht auf!</text:p>
      <text:p text:style-name="P204">Oder Doch?</text:p>
      <text:p text:style-name="P205"/>
      <text:p text:style-name="P203">Wir wollten ein Bild <text:span text:style-name="T144">davon </text:span>machen und zogen das Smartphone aus der hinteren Jogginghosentasche. Als wir es anschalteten, sahen wir die Steine auf dem Display fluoreszieren. Und dann, sagten wir zu jemandem, dann haben wir das Smartphone genommen und es über das Metallgeländer geworfen, den Abhang hinunter. <text:span text:style-name="T150">Wie unvernünftig von uns, weißt du, wir haben gelächelt.</text:span></text:p>
      <text:p text:style-name="P203"><text:soft-page-break/>Es hat sich gut angefühlt.</text:p>
      <text:p text:style-name="P203"/>
      <text:p text:style-name="P206">Jemand nickt und versteht uns. </text:p>
      <text:p text:style-name="P206"/>
      <text:p text:style-name="P206">Jedenfalls bekommen wir jetzt keine Steine mehr. Wir haben das Display noch kurz leuchten sehen,<text:span text:style-name="T151"> ein kleiner, rechteckiger Lichtfleck, grellblau, weil das Hintergrundbild das Meer ist. Dann ging es aus.</text:span></text:p>
      <text:p text:style-name="P207"/>
      <text:p text:style-name="P207">Am nächsten Morgen taten uns die Füße weh, die Sohlen ganz zerkratzt. Wir haben unterhalb des Abhangs nach dem Gerät gesucht, weil wir die Unvernunft nicht gewöhnt sind. Wenn wir es finden, dachten wir, können wir so tun, als hätten wir nicht.</text:p>
      <text:p text:style-name="P207">Ab<text:span text:style-name="T152">er es hat nicht mehr funktioniert.</text:span></text:p>
      <text:p text:style-name="P208"/>
      <text:p text:style-name="P218">Jemand zieht eine Wunderkerze und ein Feuerzeug aus der Brusttasche seines Pullovers und zündet <text:span text:style-name="T138">sie </text:span>an.</text:p>
      <text:p text:style-name="P219">Gleichzeitigkeit, sagen wir zu jemand.</text:p>
      <text:p text:style-name="P219">Jetzt fühlt sich die Steinlosigkeit <text:span text:style-name="T153">manchmal auch leer an. Weißt du, es scheint nicht die richtige Menge Gestein zu geben, ganz ohne ist manchmal so vage, so, als wären wir ganz allein. Manchmal vermissen wir sogar das Geräusch am Fenster.</text:span></text:p>
      <text:p text:style-name="P220">Gleichzeitigkeit, sagt jemand und hält die Kerze so nah an uns, dass wir ihre Wärme spüren. Wir haben keine Angst vor dem zickzacklinienfömigen Feuer.</text:p>
      <text:p text:style-name="P220">Manchmal, sagen wir, wollen wir, dass uns einer dieser Steine am Kopf trifft, fragen uns, wie es wäre, wenn wir das Fenster geöffnet hätten, vielleicht wäre es gut gewesen.</text:p>
      <text:p text:style-name="Text_20_body"/>
      <text:h text:style-name="P195" text:outline-level="3">Körper</text:h>
      <text:p text:style-name="P211"/>
      <text:p text:style-name="P209">Wir sagen zu jemand:</text:p>
      <text:p text:style-name="P209">Alle haben wir Probleme</text:p>
      <text:p text:style-name="P209">mit dem Körper</text:p>
      <text:p text:style-name="P209">ohne den Körper</text:p>
      <text:p text:style-name="P209">wegen des Körpers.</text:p>
      <text:h text:style-name="P195" text:outline-level="3">- Spiegel </text:h>
      <text:p text:style-name="P211">Wir sehen in dem Spiegel ein aufgequollenes Gesicht, die Augen <text:span text:style-name="T154">von grauen Schatten unterlaufen, der Blick kriecht ins Leere. Eilig hat er es nicht damit, aber er kehrt nicht um, dreht sich nicht einmal, wenn man ihn adressiert. Die Nase ist leicht gerötet, die Backen auch, auf eine asymmetrische Weise. Die Lippen spröde und trocken. </text:span><text:span text:style-name="T155">Kurz fragen wir uns, wann diese Lippen zuletzt geküsst worden sind, ob sie überhaupt küssbar sind. </text:span><text:span text:style-name="T154">Die Zunge befeuchtet sie, die Zähne beißen kurz </text:span><text:span text:style-name="T155">darauf,</text:span><text:span text:style-name="T154"> sodass sie röter scheint, aber nichts ändert sich im Ausdruck. Die Schultern rutschen nach vorne und wenn der Körper versucht, sie aufzurichten, fallen sie wieder zurück, </text:span><text:span text:style-name="T155">als gehörten sie zu den Ohren. Die Ohren sind normal</text:span><text:span text:style-name="T154">. Die Mundwinkel nach oben zu ziehen, wird zu einer Anstrengung, weil nicht sichtbare Gewichte </text:span><text:span text:style-name="T156">sich dort verhakt haben, es muss beim Sprechen passiert sein oder beim Schweigen </text:span><text:span text:style-name="T155">und wo wir sie aufgesammelt haben, Waldrand, Schlaf, Garten, wissen wir nicht mehr.</text:span><text:span text:style-name="T156"> Wir wissen </text:span><text:span text:style-name="T155">auch nicht mehr</text:span><text:span text:style-name="T156">, </text:span><text:span text:style-name="T155">wie </text:span><text:span text:style-name="T156">das Lächeln dem Spiegelbild </text:span><text:span text:style-name="T155">einmal </text:span><text:span text:style-name="T156">gelungen ist, </text:span><text:span text:style-name="T155">wissen nur, dass es funktioniert hat und das Körper sich Bewegungen merken würden, aber diese ist scheinbar verlernt. Die rechte Hand lüpft das Shirt und nun starrt uns auch noch der aufgequollene Bauch entgegen, das eine, mittige Auge in sich zurückgezogen. War der schon immer so, fragen wir uns, oder wann ist es passiert. Der kurze Gedanke an Bewegung </text:span><text:soft-page-break/><text:span text:style-name="T155">prügelt sich mit dem kurzen Gedanken an Selbstakzeptanz und beide sterben dabei. Wir fühlen uns erschlagen. Die Finger, die uns an den Gelenken recht faltig erscheinen, ansonsten jedoch angenehm, beginnen die Ertastung der Knochenstrukturen unter der Haut, die Rippen. </text:span><text:span text:style-name="T157">Sie pressen auf die Haut, dass dem Bauch fast übel wird, aber selbst schuld, denken sie, wenn du dich so verhältst. Als wir das Schloss der Haustür unten beim Schließvorgang hören, <text:s/>verzieht sich der Körper aus dem Spiegel. Wir verabschieden uns nicht.</text:span></text:p>
      <text:p text:style-name="P211"/>
      <text:p text:style-name="P211"/>
      <text:p text:style-name="P211"/>
      <text:p text:style-name="P211"/>
      <text:h text:style-name="P195" text:outline-level="3">-Strich</text:h>
      <text:p text:style-name="P212">Die Idee, dass alles mit einem nicht abgesetzten Strich gemalt wird, <text:span text:style-name="T158">beginnend bei Namen, die wir nicht kennen, über die Großeltern, Großmutter zu dem Vater, der Mutter und uns.</text:span></text:p>
      <text:p text:style-name="P209">Irgendjemand muss diesen Stift einmal absetzen, es ist anstrengend ihn zu halten, diese Linie ununterbrochen fortzusetzen</text:p>
      <text:p text:style-name="P209"/>
      <text:h text:style-name="Heading_20_3" text:outline-level="3">- Die Großmutter <text:span text:style-name="T162">(passt vielleicht nicht, vllt auch schon tot)</text:span></text:h>
      <text:p text:style-name="P209"/>
      <text:p text:style-name="P213">Die Großmutter bringt <text:span text:style-name="T159">uns </text:span>dunkle Schokolade mit und Marzipanfiguren. Marzipan mögen wir beide nicht, aber bedanken uns höflich, denn wir wissen, dass die Großmutter einen großen Schritt aus ihrer Komfortzone macht, wenn sie uns etwas Süßes schenkt. Die Großmutter weiß, dass Süßes für Kinder schlecht ist. Die Großmutter glaubt, dass Süßes die Kinder weniger hart macht und <text:span text:style-name="T160">werden die Kinder Frauen</text:span> bringen <text:span text:style-name="T160">sie </text:span>Töchter anstelle von Söhnen zur Welt. <text:span text:style-name="T160">Werden die Kinder Männer dürfen sie mehr Zucker essen. </text:span>Die eigene Weiblichkeit verschweigt die Großmutter und bedeckt sie mit maskuliner, praktischer Kleidung. Von ihren Wanderungen hat sie Muskeln gebracht und die Muskeln haben ihr eine Vorliebe für Quark gelernt. Wenn sie sich Süßes erlaubt, dann sind das Äpfel mit Druckstellen von dem Bauer, bei dem sie ihr Gemüse kauft. Jeden Samstagmorgen schnallt sie sich Satteltaschen an und radelt zu den großen Gewächshäusern am Dorfrand, manchmal nimmt sie uns Kinder dorthin mit. Sie zeigt uns woher das frische Gemüse kommt und wir nennen sie Oma. Sie sagt zu der Bäuerin, das sind meine Enkel und sie benutzt das generische Maskulinum. Wir wären am Wochenende bei ihr zu Besuch, sie passe auf uns auf. Ich weiß, dass die Mutter das tunlichst vermieden hat, uns ihr zu überlassen. Sie hatte Angst, dass die Großmutter denken würde, sie wäre von uns überfordert <text:span text:style-name="T159">und könne sich nicht um uns </text:span>kümmern. Vielleicht dachte die Großmutter das auch. Am Samstag gibt es meistens Reibekuchen, den die Großmutter Pickert nennt. Pickert ist ein westfälischer Begriff und <text:span text:style-name="T162">wir </text:span>verstehe<text:span text:style-name="T162">n</text:span> den Zusammenhang nicht, die Vorstellung, die Großmutter könne eine Geschichte haben, die über meine Geschichte herausgeht und die ich nicht kenne. Die Großmutter reibt die Kartoffeln. Sie reibt eine Stunde lang und lässt sich nicht helfen. <text:span text:style-name="T160">Wir </text:span>sitzen mit mitgebrachten Büchern im Wohnzimmer. <text:span text:style-name="T160">Wir</text:span> betrachten das Bücherregal, ziehen jedes Buch auf den Fußboden und finden die Titel langweilig. <text:span text:style-name="T160">Wir sind mutig. Wir nehmen </text:span>die Fernbedienung <text:span text:style-name="T160">in die zu kleine Hand </text:span>und als die Großmutter in der Küche mit dem Zauberstab die eingekochten Äpfel zu Brei püriert, schalte<text:span text:style-name="T160">t sie</text:span> den Fernseher ein und eine der Sendungen an, die wir zuhause nie sehen dürfen. Auf SuperRTL läuft ein Schwamm durch die Gegend und spricht. <text:span text:style-name="T160">Wir hören nicht, </text:span>wie der Zauberstab still wird und sich die Pantoffeln der Großmutter in das Wohnzimmer bewegen. Wir spüren ihren Blick erst, als sie hinter uns steht. <text:span text:style-name="T160">Die Großmutter kann Strafen so schweigen, dass sie besonders wehtun. Danach</text:span> müssen wir in der Küche helfen. Wir sollen die Reibe von den Kartoffelfasern befreien und brennen uns an dem zu heißen Wasser. Den Tisch deckt die Großmutter, weil uns <text:span text:style-name="T160">das </text:span>letzte Mal der schöne Teller hinunterfiel und auf dem steinernen Boden zerbrach. Wir verteilen das Besteck und die Schwester sucht Servietten aus. Die Großmutter holt sich noch zwei Karotten, wir wollen keine. Wir schmieren uns das Apfelmus auf die Pickerts und niemand sagt etwas. Nur ihre Zähne sind zu hören, wie sie auf die Karotte beißen. Diese Zähne müssen in ihrem Leben so vieles zwischen sich gehabt haben und manchmal fast gar nichts, manchmal zu wenig. Sie hat Beißzähne. Manchen alten <text:soft-page-break/>Menschen fallen ihre Zähne aus, aber bei ihr hatte<text:span text:style-name="T160">n wir</text:span> schon immer das Gefühl, sie würden sich vermehren, würden wachsen und härter werden, Irgendwann, dachte<text:span text:style-name="T160">n wir</text:span>, sind sie kräftig genug, auch einen Menschen, ein Kind zu zerlegen. Sie legt die Karottenenden, bis auf den letzten halben Zentimeter abgenagt, an den Tellerrand. Erst dann nimmt sie sich nicht einen, sondern gleich drei Reibekuchen, die sie mit großen Löffeln an Apfelmus bestreicht. Die Großmutter hat einen großen Zuckermagen, <text:span text:style-name="T160">der nicht oft gefüllt wird</text:span>. Sie stürzt sich auf den Berg, wird zum Raubtier, dass sein Zuckerloch füllen muss. Die Samstagmittagessen bei Großmutter sind die schönsten, dann sind wir Raubtiere und während wir uns auf die Pickert stürzen, haben wir keine Angst.</text:p>
      <text:p text:style-name="P213"/>
      <text:p text:style-name="P214"><text:span text:style-name="T160">Wir</text:span> rufe<text:span text:style-name="T160">n</text:span> sie an. Den Eltern sage<text:span text:style-name="T160">n</text:span> <text:span text:style-name="T160">wir </text:span>nichts davon, schäm<text:span text:style-name="T160">en uns dessen</text:span>. Weil <text:span text:style-name="T160">wir </text:span>doch in den letzten zehn Jahren kaum ein Wort mit ihr gewechselt habe. <text:span text:style-name="T160">Erst jetzt, wo uns die Erschöpfung gepackt hat, wollen wir sie fragen und</text:span> bereue<text:span text:style-name="T160">n</text:span> jedes nicht stattgefundene Gespräch, <text:span text:style-name="T160">das uns vielleicht geholfen hätte</text:span> Die Nummer suche<text:span text:style-name="T160">n wir</text:span> im Telefonbuch, finde <text:span text:style-name="T160">den Namen</text:span> erst nicht, weil ihr Vorname dort nicht ausgeschrieben, sondern mit einem H. abgekürzt wird.</text:p>
      <text:p text:style-name="P213"><text:span text:style-name="T160">Wir rufen</text:span> sie an und hoffe<text:span text:style-name="T160">n</text:span>, dass niemand an den Hörer geht. Als <text:span text:style-name="T160">wir</text:span> beinahe auflegen w<text:span text:style-name="T160">ollen,</text:span> um <text:span text:style-name="T160">uns</text:span> nicht von dem automatischen Anrufbeantworter ertappen zu lassen, nimmt jemand ab. <text:span text:style-name="T160">Wir </text:span>sage<text:span text:style-name="T160">n</text:span> Hallo, <text:span text:style-name="T161">doch den</text:span> Namen erst nicht. Dann fällt <text:span text:style-name="T161">uns </text:span>der Pflegedienst ein, ist sie überhaupt noch in der Verfassung selbst den Hörer zu nehmen? Nun sage<text:span text:style-name="T161">n wir </text:span>doch <text:span text:style-name="T161">unseren</text:span> Namen, den Vornamen, den Nachnamen teilen wir doch. <text:span text:style-name="T161">S</text:span>tolper<text:span text:style-name="T161">n </text:span>über Verwandschaftsbezeichnungen, <text:span text:style-name="T161">die Enkel:in.</text:span> Stille auf der anderen Seite. Hallo? Die Stille bleibt. Entschuldigung, ist da jemand? . „Ja“. Auf der anderen Seite. „Oma“?, frage<text:span text:style-name="T161">n wir</text:span>. „Ja“. „Ah, schön, wie geht es dir“? <text:span text:style-name="T161">Unsere </text:span>Stimme <text:span text:style-name="T161">schichtet Tonlagen zu einer Anhöhe auf,</text:span> <text:span text:style-name="T161">wir reden </text:span>wie mit Hunden oder kleinen Kindern. „Was hast du heute so gemacht?“ <text:span text:style-name="T161">Wissend</text:span>, dass sie die Tage vor dem Fernseher verbringt, ohne zu begreifen, was dort passiert. „Ich war ein wenig draußen“, sagt sie, und <text:span text:style-name="T161">wir</text:span> k<text:span text:style-name="T161">önnen</text:span> nicht entscheiden, ob es sich dabei um eine Lüge handelt. Der Vater sagt, sie müsse jeden Tag hinaus und viel trinken und wenn er sie anruft, stellt er diese Kontrollfragen. Ob sie draußen war und wie viele Tassen sie getrunken hat. <text:span text:style-name="T161">Sie hat die Antworten heimlich auswendig gelernt. </text:span>Wie das Wetter war, frage<text:span text:style-name="T161">n wir.</text:span> Stille. <text:span text:style-name="T161">Warten</text:span> zehn Sekunden, zähle<text:span text:style-name="T161">n</text:span> an beiden Händen nach unten, frage<text:span text:style-name="T161">n</text:span> wieder. <text:span text:style-name="T161">Unser</text:span>e Finger verspannen sich um den Stift in meiner Hand, ein Bleistift mit Werbedruck für ein Holzunternehmen. Durch das Fenster fällt der Regenhimmel auf die Straßen und spiegelt das Licht der Laternen. So und so, sagt sie und <text:span text:style-name="T161">wir </text:span>nicke<text:span text:style-name="T161">n</text:span> und sage<text:span text:style-name="T161">n,</text:span> wie schön. Sie fragt nichts. Durch den Hörer <text:span text:style-name="T161">fließt </text:span>eine vollkommene Teilnahmslosigkeit an <text:span text:style-name="T161">unserem </text:span>Leben oder dem Leben allgemein <text:span text:style-name="T161">zu uns. Wir lügen, wir</text:span> wäre<text:span text:style-name="T161">n</text:span> auch spazieren gewesen, es sei <text:span text:style-name="T161">doch Sommer,</text:span> die Blumen blühen und die Sonne scheint. <text:span text:style-name="T161">Wir</text:span> sage<text:span text:style-name="T161">n</text:span> nicht: Verstehst du, was <text:span text:style-name="T161">Sommer </text:span>ist und was Sonne ist und dass die Blumen blühen.</text:p>
      <text:p text:style-name="P213"><text:span text:style-name="T161">Wir</text:span> frage<text:span text:style-name="T161">n</text:span>: „Erinnerst du dich, dass du uns früher Kartoffelreibekuchen gemacht hast.“ Sie antwortet nicht. Die Finger zählen und krallen sich am Bleistift fest. <text:span text:style-name="T161">Wir</text:span> frage<text:span text:style-name="T161">m</text:span>: Weißt du, was Pickert sind. Und sie sagt Ja. <text:span text:style-name="T161">Wir</text:span> frage<text:span text:style-name="T161">n</text:span>: Hast du schon einmal Pickert gemacht? Und sie sagt Nein. <text:span text:style-name="T161">Wir</text:span> <text:span text:style-name="T162">lügen</text:span>: <text:span text:style-name="T161">Wir</text:span> möchte<text:span text:style-name="T166">n</text:span> heute Pickert machen, <text:span text:style-name="T162">mit</text:span> Apfelmus. Sie sagt nichts.</text:p>
      <text:p text:style-name="P213">Was machst du heute Abend?, frage<text:span text:style-name="T162">n wir</text:span> und sie sagt nichts. <text:span text:style-name="T162">Wir</text:span> w<text:span text:style-name="T162">issen</text:span> nicht, wie <text:span text:style-name="T162">wir</text:span> das Gespräch beenden soll<text:span text:style-name="T162">en,</text:span> es sei schön gewesen, <text:span text:style-name="T162">uns</text:span> mit ihr zu unterhalten, <text:span text:style-name="T162">m</text:span>üsse<text:span text:style-name="T162">n</text:span> jetzt los, wünsche<text:span text:style-name="T162">n</text:span> dir noch einen ganz schönen Abend. <text:span text:style-name="T162">Wir</text:span> verkralle<text:span text:style-name="T162">n</text:span> <text:span text:style-name="T162">uns</text:span> in den Bleistift und er bricht. Ein ganz schöner Abend, ein ganz schöner Abend, ein ganz schöner Abend.</text:p>
      <text:p text:style-name="P210">Tschüss, sagt sie, Tschüss Lina. Die Tante heißt Lina, ihr Kind.</text:p>
      <text:p text:style-name="P210"/>
      <text:h text:style-name="P196" text:outline-level="3">- Noch Stunden nachdem wir uns bewegt haben, schlägt uns das Herz aus dem Körper heraus. Wir klauben es auf und stecken es durch den Riss unterhalb der linken Achselhöhle wieder zurück in die Brust.</text:h>
      <text:p text:style-name="P221"><text:span text:style-name="T137">V</text:span><text:span text:style-name="T133">erliebt</text:span></text:p>
      <text:p text:style-name="P221">Warst du schon einmal verliebt, fragt uns jemand, und beobachtet uns dabei wie wir mit Nadel und Faden den Riss flicken. Ich würde Angelschnur nehmen, sagt er, dass sieht man später weniger. <text:span text:style-name="T163">Er reicht uns mehrere Meter dünner Nylonschnur. </text:span><text:span text:style-name="T164">Wir pulen die Nylonschnur durch die Öse in der Nadel, es ist </text:span><text:soft-page-break/><text:span text:style-name="T164">einfacher als Baumwollfaden und franst nicht aus. Aber ist das nicht schlecht, fragen wir jemanden, weil es doch Plastik ist?</text:span></text:p>
      <text:p text:style-name="P223">Ist doch ohnehin alles Plastik, oder?, gibt jemand zurück. Wir nicken.</text:p>
      <text:p text:style-name="P222"><text:span text:style-name="T164">Unsere erste </text:span><text:span text:style-name="T165">Verliebtheit</text:span><text:span text:style-name="T164"> war eine Plastikliebe. Wir suchten uns einen Körper und formten ihn nach Belieben. Diese Verliebtheit brauchte keine große Anstrengung. Den Körper nahmen wir, da uns dessen Asymmetrie gefiel.</text:span> Der <text:span text:style-name="T164">ein großes Stück </text:span>ältere Mann hatte die Angewohnheit bloß einen der Rucksackriemen über die Schulter zu werfen, der andere hing lose in der Luft. Einmal sahen wir ihn im Freibad und studierten seinen Oberkörper auf muskuläre Dysbalancen, jeden Millimeter an diesen fanden wir begehrenswert.</text:p>
      <text:p text:style-name="P222">Er hatte nur ein Grübchen und zog stets eine Augenbraue nach oben. Wir waren verliebt aus der Ferne und wegen der Ferne, aber fühlten uns nahe, denn wir wussten alles über ihn. Mit der Akribie unserer Studien hatten wir seine<text:span text:style-name="T164">n</text:span> Stunden – <text:span text:style-name="T164">und </text:span>Lebensplan auswendig gelernt, kannten seine Freunde, seine Katze und seine Hausspinnen beim Vornamen. Wir bildeten ihm die schönsten Charakterzüge ein, die mensch sich denken kann <text:span text:style-name="T164">und waren mächtig stolz. Nachts schrieben wir Lyrik und Romane auf seine Haut, die dort wie Tätowierungen in die Poren sank. Wir mochten seine Poren sehr.</text:span></text:p>
      <text:p text:style-name="P224">Um Plastik zu formen, muss etwas schmelzen, es war die Zeit der Duftkerzen, die wir uns in Drogeriemerkten kauften. Wir tunkten unsere Fingerspitzen in das heiße Wachs und fanden den Beinaheschmerz schön. Waren wir in den Drogeriemärkten, heimlichkauften wir uns außerdem: Rasierer für die Achselhaare, da wir wussten, dass diese </text:p>
      <text:h text:style-name="P192" text:outline-level="3">ZEUG</text:h>
      <text:p text:style-name="P187">Bisher sind es bloß Beschreibungen, aber noch keine Handlung, vielleicht kann ich einfach mal weiter beschreiben/suchen. Ich möchte aber auch nicht bloß Erinnerungen hab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161cm" fo:margin-bottom="1.984cm" fo:margin-left="1.499cm" fo:margin-right="1.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1T10:56:48.320094820</meta:creation-date>
    <dc:date>2025-09-30T16:57:53.464647086</dc:date>
    <meta:editing-duration>PT4H5M14S</meta:editing-duration>
    <meta:editing-cycles>31</meta:editing-cycles>
    <meta:generator>LibreOffice/7.3.7.2$Linux_X86_64 LibreOffice_project/30$Build-2</meta:generator>
    <meta:document-statistic meta:table-count="0" meta:image-count="0" meta:object-count="0" meta:page-count="38" meta:paragraph-count="513" meta:word-count="20635" meta:character-count="124517" meta:non-whitespace-character-count="104359"/>
  </office:meta>
</office:document-meta>
</file>